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6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3.043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4.18cm"/>
    </style:style>
    <style:style style:name="co8" style:family="table-column">
      <style:table-column-properties fo:break-before="auto" style:column-width="5.292cm"/>
    </style:style>
    <style:style style:name="co9" style:family="table-column">
      <style:table-column-properties fo:break-before="auto" style:column-width="5.186cm"/>
    </style:style>
    <style:style style:name="co10" style:family="table-column">
      <style:table-column-properties fo:break-before="auto" style:column-width="4.842cm"/>
    </style:style>
    <style:style style:name="co11" style:family="table-column">
      <style:table-column-properties fo:break-before="auto" style:column-width="2.593cm"/>
    </style:style>
    <style:style style:name="co12" style:family="table-column">
      <style:table-column-properties fo:break-before="auto" style:column-width="0.7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0">
      <style:table-cell-properties fo:background-color="#666699" style:text-align-source="fix" style:repeat-content="false" fo:border="0.06pt solid #ccccff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">
      <style:table-cell-properties fo:background-color="#ffffff" style:text-align-source="fix" style:repeat-content="false" fo:border="0.06pt solid #ccccff" fo:padding-bottom="0.035cm" fo:padding-left="0.035cm" fo:padding-right="0cm" fo:padding-top="0.035cm" style:vertical-align="automatic"/>
      <style:paragraph-properties fo:text-align="end"/>
      <style:text-properties fo:color="#000000" fo:font-size="9pt" style:font-size-asian="9pt" style:font-size-complex="9pt"/>
    </style:style>
    <style:style style:name="ce9" style:family="table-cell" style:parent-style-name="Default" style:data-style-name="N0">
      <style:table-cell-properties fo:background-color="#ffffff" style:vertical-align="middle"/>
      <style:text-properties fo:color="#000000" fo:font-size="6pt" style:font-size-asian="6pt" style:font-size-complex="6pt"/>
    </style:style>
    <style:style style:name="ce10" style:family="table-cell" style:parent-style-name="Default" style:data-style-name="N0"/>
    <style:style style:name="ce8" style:family="table-cell" style:parent-style-name="Default">
      <style:table-cell-properties style:rotation-angle="0" style:rotation-align="none"/>
    </style:style>
    <style:style style:name="ce13" style:family="table-cell" style:parent-style-name="Default" style:data-style-name="N0">
      <style:table-cell-properties fo:background-color="#666699" style:text-align-source="fix" style:repeat-content="false" fo:border="0.06pt solid #ccccff" style:rotation-angle="90" style:rotation-align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0">
      <style:table-cell-properties fo:background-color="#ffffff" style:text-align-source="fix" style:repeat-content="false" fo:border="0.06pt solid #ccccff" style:rotation-angle="0" style:rotation-align="none" style:vertical-align="automatic"/>
      <style:paragraph-properties fo:text-align="start" fo:margin-left="0cm"/>
      <style:text-properties fo:color="#000000" fo:font-size="9pt" style:font-size-asian="9pt" style:font-size-complex="9pt"/>
    </style:style>
    <style:style style:name="ce15" style:family="table-cell" style:parent-style-name="Default" style:data-style-name="N0">
      <style:table-cell-properties fo:background-color="#ffffff" style:rotation-angle="0" style:rotation-align="none" style:vertical-align="middle"/>
      <style:text-properties fo:color="#000000" fo:font-size="6pt" style:font-size-asian="6pt" style:font-size-complex="6pt"/>
    </style:style>
    <style:style style:name="ce16" style:family="table-cell" style:parent-style-name="Default" style:data-style-name="N0">
      <style:table-cell-properties style:rotation-angle="0" style:rotation-align="none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0.06pt solid #ccccff" style:vertical-align="automatic"/>
      <style:paragraph-properties fo:text-align="start" fo:margin-left="0cm"/>
      <style:text-properties fo:color="#000000" fo:font-size="9pt" style:font-size-asian="9pt" style:font-size-complex="9pt"/>
    </style:style>
    <style:style style:name="ce12" style:family="table-cell" style:parent-style-name="Default" style:data-style-name="N30">
      <style:table-cell-properties fo:background-color="#ffffff" style:text-align-source="fix" style:repeat-content="false" fo:border="0.06pt solid #ccccff" style:vertical-align="automatic"/>
      <style:paragraph-properties fo:text-align="start" fo:margin-left="0cm"/>
      <style:text-properties fo:color="#000000" fo:font-size="9pt" style:font-size-asian="9pt" style:font-size-complex="9pt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apport_1" table:style-name="ta1">
        <table:table-column table:style-name="co1" table:default-cell-style-name="ce10"/>
        <table:table-column table:style-name="co2" table:default-cell-style-name="ce1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visibility="collapse" table:default-cell-style-name="ce10"/>
        <table:table-column table:style-name="co7" table:visibility="collapse" table:default-cell-style-name="ce10"/>
        <table:table-column table:style-name="co8" table:visibility="collapse" table:default-cell-style-name="ce10"/>
        <table:table-column table:style-name="co9" table:default-cell-style-name="ce10"/>
        <table:table-column table:style-name="co10" table:visibility="collapse" table:default-cell-style-name="ce10"/>
        <table:table-column table:style-name="co11" table:default-cell-style-name="ce10"/>
        <table:table-column table:style-name="co12" table:number-columns-repeated="1013" table:default-cell-style-name="ce10"/>
        <table:table-row table:style-name="ro1">
          <table:table-cell table:style-name="Default"/>
          <table:table-cell table:style-name="ce8"/>
          <table:table-cell table:style-name="Default" table:number-columns-repeated="1022"/>
        </table:table-row>
        <table:table-row table:style-name="ro1">
          <table:table-cell table:style-name="ce2" office:value-type="string" calcext:value-type="string" table:number-columns-spanned="5" table:number-rows-spanned="1">
            <text:p>informations sur les enseignants</text:p>
          </table:table-cell>
          <table:covered-table-cell table:style-name="ce8"/>
          <table:covered-table-cell table:number-columns-repeated="3" table:style-name="Default"/>
          <table:table-cell table:style-name="Default" table:number-columns-repeated="1019"/>
        </table:table-row>
        <table:table-row table:style-name="ro1">
          <table:table-cell table:style-name="Default"/>
          <table:table-cell table:style-name="ce8"/>
          <table:table-cell table:style-name="Default" table:number-columns-repeated="1022"/>
        </table:table-row>
        <table:table-row table:style-name="ro2">
          <table:table-cell table:style-name="ce1" office:value-type="string" calcext:value-type="string">
            <text:p>Num de Dossier</text:p>
          </table:table-cell>
          <table:table-cell table:style-name="ce13" office:value-type="string" calcext:value-type="string">
            <text:p>Sexe</text:p>
          </table:table-cell>
          <table:table-cell table:style-name="ce1" office:value-type="string" calcext:value-type="string">
            <text:p>Nom usuel</text:p>
          </table:table-cell>
          <table:table-cell table:style-name="ce1" office:value-type="string" calcext:value-type="string">
            <text:p>Nom patronymique</text:p>
          </table:table-cell>
          <table:table-cell table:style-name="ce1" office:value-type="string" calcext:value-type="string">
            <text:p>Premier prénom</text:p>
          </table:table-cell>
          <table:table-cell table:style-name="ce1" office:value-type="string" calcext:value-type="string">
            <text:p>D.naissance</text:p>
          </table:table-cell>
          <table:table-cell table:style-name="ce1" office:value-type="string" calcext:value-type="string">
            <text:p>Code structure affectation</text:p>
          </table:table-cell>
          <table:table-cell table:style-name="ce1" office:value-type="string" calcext:value-type="string">
            <text:p>Libellé court structure affectation</text:p>
          </table:table-cell>
          <table:table-cell table:style-name="ce1" office:value-type="string" calcext:value-type="string">
            <text:p>Code structure niv.2 (affectation)</text:p>
          </table:table-cell>
          <table:table-cell table:style-name="ce1" office:value-type="string" calcext:value-type="string">
            <text:p>Lib structure niv.2 (affectation)</text:p>
          </table:table-cell>
          <table:table-cell table:style-name="ce1" office:value-type="string" calcext:value-type="string">
            <office:annotation draw:style-name="gr1" draw:text-style-name="P2" svg:width="2.899cm" svg:height="1.799cm" svg:x="21.105cm" svg:y="0cm" draw:caption-point-x="-0.61cm" draw:caption-point-y="1.365cm">
              <dc:date>2023-09-11T00:00:00</dc:date>
              <text:p text:style-name="P1">Structure niveau composante</text:p>
              <text:p text:style-name="P1"/>
            </office:annotation>
            <text:p>Nombre enfants</text:p>
          </table:table-cell>
          <table:table-cell table:style-name="ce9" table:number-columns-repeated="13"/>
          <table:table-cell table:number-columns-repeated="1000"/>
        </table:table-row>
        <table:table-row table:style-name="ro3">
          <table:table-cell table:style-name="ce7" office:value-type="float" office:value="402" calcext:value-type="float">
            <text:p>40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BENAB</text:p>
          </table:table-cell>
          <table:table-cell table:style-name="ce11" office:value-type="string" calcext:value-type="string">
            <text:p>MARIE-ALICE</text:p>
          </table:table-cell>
          <table:table-cell table:style-name="ce12" office:value-type="date" office:date-value="1980-07-03" calcext:value-type="date">
            <text:p>03/07/1980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012"/>
        </table:table-row>
        <table:table-row table:style-name="ro3">
          <table:table-cell table:style-name="ce7" office:value-type="float" office:value="435" calcext:value-type="float">
            <text:p>43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NCAVAB</text:p>
          </table:table-cell>
          <table:table-cell table:style-name="ce11" office:value-type="string" calcext:value-type="string">
            <text:p>JEAN PIERRE</text:p>
          </table:table-cell>
          <table:table-cell table:style-name="ce12" office:value-type="date" office:date-value="1989-03-17" calcext:value-type="date">
            <text:p>17/03/1989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012"/>
        </table:table-row>
        <table:table-row table:style-name="ro3">
          <table:table-cell table:style-name="ce7" office:value-type="float" office:value="615" calcext:value-type="float">
            <text:p>61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QPUSAB</text:p>
          </table:table-cell>
          <table:table-cell table:style-name="ce11" office:value-type="string" calcext:value-type="string">
            <text:p>JEAN LUC</text:p>
          </table:table-cell>
          <table:table-cell table:style-name="ce12" office:value-type="date" office:date-value="1972-01-22" calcext:value-type="date">
            <text:p>22/01/1972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55" calcext:value-type="float">
            <text:p>65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HITELAB</text:p>
          </table:table-cell>
          <table:table-cell table:style-name="ce11" office:value-type="string" calcext:value-type="string">
            <text:p>BRUNO</text:p>
          </table:table-cell>
          <table:table-cell table:style-name="ce12" office:value-type="date" office:date-value="1947-07-01" calcext:value-type="date">
            <text:p>01/07/1947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58" calcext:value-type="float">
            <text:p>155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NAIAB</text:p>
          </table:table-cell>
          <table:table-cell table:style-name="ce11" office:value-type="string" calcext:value-type="string">
            <text:p>BRUNO</text:p>
          </table:table-cell>
          <table:table-cell table:style-name="ce12" office:value-type="date" office:date-value="1988-08-14" calcext:value-type="date">
            <text:p>14/08/1988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13" calcext:value-type="float">
            <text:p>251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COLAB</text:p>
          </table:table-cell>
          <table:table-cell office:value-type="string" calcext:value-type="string">
            <text:p>SYLVIE</text:p>
          </table:table-cell>
          <table:table-cell table:style-name="ce12" office:value-type="date" office:date-value="1976-12-24" calcext:value-type="date">
            <text:p>24/12/1976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30" calcext:value-type="float">
            <text:p>413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LAN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61-05-01" calcext:value-type="date">
            <text:p>01/05/1961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90" calcext:value-type="float">
            <text:p>419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IRAFAB</text:p>
          </table:table-cell>
          <table:table-cell table:style-name="ce11" office:value-type="string" calcext:value-type="string">
            <text:p>LUDOVIC</text:p>
          </table:table-cell>
          <table:table-cell table:style-name="ce12" office:value-type="date" office:date-value="1994-09-16" calcext:value-type="date">
            <text:p>16/09/1994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11" calcext:value-type="float">
            <text:p>481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LOR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75-09-24" calcext:value-type="date">
            <text:p>24/09/1975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202" calcext:value-type="float">
            <text:p>1020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WIBAB</text:p>
          </table:table-cell>
          <table:table-cell table:style-name="ce11" office:value-type="string" calcext:value-type="string">
            <text:p>HELIER</text:p>
          </table:table-cell>
          <table:table-cell table:style-name="ce12" office:value-type="date" office:date-value="1941-08-11" calcext:value-type="date">
            <text:p>11/08/1941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11" office:value-type="string" calcext:value-type="string">
            <text:p>908</text:p>
          </table:table-cell>
          <table:table-cell table:style-name="ce11" office:value-type="string" calcext:value-type="string">
            <text:p>DAP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99" calcext:value-type="float">
            <text:p>149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AABDAB</text:p>
          </table:table-cell>
          <table:table-cell table:style-name="ce11" office:value-type="string" calcext:value-type="string">
            <text:p>RADHI</text:p>
          </table:table-cell>
          <table:table-cell table:style-name="ce12" office:value-type="date" office:date-value="1990-07-20" calcext:value-type="date">
            <text:p>20/07/1990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05" calcext:value-type="float">
            <text:p>150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AAMAAB</text:p>
          </table:table-cell>
          <table:table-cell table:style-name="ce11" office:value-type="string" calcext:value-type="string">
            <text:p>MOHAMED CHERIF</text:p>
          </table:table-cell>
          <table:table-cell table:style-name="ce12" office:value-type="date" office:date-value="1957-12-10" calcext:value-type="date">
            <text:p>10/12/1957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06" calcext:value-type="float">
            <text:p>150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KLE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59-09-21" calcext:value-type="date">
            <text:p>21/09/1959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07" calcext:value-type="float">
            <text:p>150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UAVRAB</text:p>
          </table:table-cell>
          <table:table-cell table:style-name="ce11" office:value-type="string" calcext:value-type="string">
            <text:p>THIERRY</text:p>
          </table:table-cell>
          <table:table-cell table:style-name="ce12" office:value-type="date" office:date-value="1963-12-02" calcext:value-type="date">
            <text:p>02/12/1963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09" calcext:value-type="float">
            <text:p>150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IBEGAB</text:p>
          </table:table-cell>
          <table:table-cell table:style-name="ce11" office:value-type="string" calcext:value-type="string">
            <text:p>AZEDDINE</text:p>
          </table:table-cell>
          <table:table-cell table:style-name="ce12" office:value-type="date" office:date-value="1967-04-05" calcext:value-type="date">
            <text:p>05/04/1967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11" calcext:value-type="float">
            <text:p>151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YABENAB</text:p>
          </table:table-cell>
          <table:table-cell table:style-name="ce11" office:value-type="string" calcext:value-type="string">
            <text:p>MOHAMED</text:p>
          </table:table-cell>
          <table:table-cell table:style-name="ce12" office:value-type="date" office:date-value="1966-09-11" calcext:value-type="date">
            <text:p>11/09/1966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12" calcext:value-type="float">
            <text:p>151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BENAB</text:p>
          </table:table-cell>
          <table:table-cell table:style-name="ce11" office:value-type="string" calcext:value-type="string">
            <text:p>YOUNES</text:p>
          </table:table-cell>
          <table:table-cell table:style-name="ce12" office:value-type="date" office:date-value="1952-09-03" calcext:value-type="date">
            <text:p>03/09/1952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17" calcext:value-type="float">
            <text:p>151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BOUAB</text:p>
          </table:table-cell>
          <table:table-cell table:style-name="ce11" office:value-type="string" calcext:value-type="string">
            <text:p>VALERIE</text:p>
          </table:table-cell>
          <table:table-cell table:style-name="ce12" office:value-type="date" office:date-value="1977-07-08" calcext:value-type="date">
            <text:p>08/07/1977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24" calcext:value-type="float">
            <text:p>152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MECHA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54-07-03" calcext:value-type="date">
            <text:p>03/07/1954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26" calcext:value-type="float">
            <text:p>152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SNICAB</text:p>
          </table:table-cell>
          <table:table-cell table:style-name="ce11" office:value-type="string" calcext:value-type="string">
            <text:p>DANIELE</text:p>
          </table:table-cell>
          <table:table-cell table:style-name="ce12" office:value-type="date" office:date-value="1994-05-06" calcext:value-type="date">
            <text:p>06/05/1994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27" calcext:value-type="float">
            <text:p>152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FCHEAB</text:p>
          </table:table-cell>
          <table:table-cell table:style-name="ce11" office:value-type="string" calcext:value-type="string">
            <text:p>SALIM</text:p>
          </table:table-cell>
          <table:table-cell table:style-name="ce12" office:value-type="date" office:date-value="1958-12-26" calcext:value-type="date">
            <text:p>26/12/1958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33" calcext:value-type="float">
            <text:p>153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CUVAB</text:p>
          </table:table-cell>
          <table:table-cell table:style-name="ce11" office:value-type="string" calcext:value-type="string">
            <text:p>FRANCOIS</text:p>
          </table:table-cell>
          <table:table-cell table:style-name="ce12" office:value-type="date" office:date-value="1949-06-18" calcext:value-type="date">
            <text:p>18/06/1949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35" calcext:value-type="float">
            <text:p>153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TDES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44-03-17" calcext:value-type="date">
            <text:p>17/03/1944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44" calcext:value-type="float">
            <text:p>154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KDU 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52-11-18" calcext:value-type="date">
            <text:p>18/11/1952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49" calcext:value-type="float">
            <text:p>154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TFARAB</text:p>
          </table:table-cell>
          <table:table-cell table:style-name="ce11" office:value-type="string" calcext:value-type="string">
            <text:p>SAMIR</text:p>
          </table:table-cell>
          <table:table-cell table:style-name="ce12" office:value-type="date" office:date-value="1981-02-20" calcext:value-type="date">
            <text:p>20/02/1981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51" calcext:value-type="float">
            <text:p>155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HFRI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64-05-30" calcext:value-type="date">
            <text:p>30/05/1964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65" calcext:value-type="float">
            <text:p>156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OGOSAB</text:p>
          </table:table-cell>
          <table:table-cell table:style-name="ce11" office:value-type="string" calcext:value-type="string">
            <text:p>JEAN-PIERRE</text:p>
          </table:table-cell>
          <table:table-cell table:style-name="ce12" office:value-type="date" office:date-value="1952-11-08" calcext:value-type="date">
            <text:p>08/11/1952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68" calcext:value-type="float">
            <text:p>156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GUTAB</text:p>
          </table:table-cell>
          <table:table-cell table:style-name="ce11" office:value-type="string" calcext:value-type="string">
            <text:p>DANIEL</text:p>
          </table:table-cell>
          <table:table-cell table:style-name="ce12" office:value-type="date" office:date-value="1982-12-15" calcext:value-type="date">
            <text:p>15/12/1982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70" calcext:value-type="float">
            <text:p>157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HEHEBAB</text:p>
          </table:table-cell>
          <table:table-cell table:style-name="ce11" office:value-type="string" calcext:value-type="string">
            <text:p>MOHAMED</text:p>
          </table:table-cell>
          <table:table-cell table:style-name="ce12" office:value-type="date" office:date-value="1964-05-17" calcext:value-type="date">
            <text:p>17/05/196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71" calcext:value-type="float">
            <text:p>157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FFHOFAB</text:p>
          </table:table-cell>
          <table:table-cell table:style-name="ce11" office:value-type="string" calcext:value-type="string">
            <text:p>GEORGES</text:p>
          </table:table-cell>
          <table:table-cell table:style-name="ce12" office:value-type="date" office:date-value="1943-08-19" calcext:value-type="date">
            <text:p>19/08/194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75" calcext:value-type="float">
            <text:p>157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KIKLOAB</text:p>
          </table:table-cell>
          <table:table-cell table:style-name="ce11" office:value-type="string" calcext:value-type="string">
            <text:p>ANDRZEJ</text:p>
          </table:table-cell>
          <table:table-cell table:style-name="ce12" office:value-type="date" office:date-value="1981-08-05" calcext:value-type="date">
            <text:p>05/08/198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78" calcext:value-type="float">
            <text:p>157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ELERAB</text:p>
          </table:table-cell>
          <table:table-cell table:style-name="ce11" office:value-type="string" calcext:value-type="string">
            <text:p>HENRI</text:p>
          </table:table-cell>
          <table:table-cell table:style-name="ce12" office:value-type="date" office:date-value="1958-08-23" calcext:value-type="date">
            <text:p>23/08/195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79" calcext:value-type="float">
            <text:p>157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TLOR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74-05-04" calcext:value-type="date">
            <text:p>04/05/197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87" calcext:value-type="float">
            <text:p>158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TMONAB</text:p>
          </table:table-cell>
          <table:table-cell table:style-name="ce11" office:value-type="string" calcext:value-type="string">
            <text:p>BEATRICE</text:p>
          </table:table-cell>
          <table:table-cell table:style-name="ce12" office:value-type="date" office:date-value="1978-12-10" calcext:value-type="date">
            <text:p>10/12/1978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88" calcext:value-type="float">
            <text:p>158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RMUSAB</text:p>
          </table:table-cell>
          <table:table-cell table:style-name="ce11" office:value-type="string" calcext:value-type="string">
            <text:p>LUC</text:p>
          </table:table-cell>
          <table:table-cell table:style-name="ce12" office:value-type="date" office:date-value="1984-08-04" calcext:value-type="date">
            <text:p>04/08/198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89" calcext:value-type="float">
            <text:p>158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PERAB</text:p>
          </table:table-cell>
          <table:table-cell table:style-name="ce11" office:value-type="string" calcext:value-type="string">
            <text:p>ADELINE</text:p>
          </table:table-cell>
          <table:table-cell table:style-name="ce12" office:value-type="date" office:date-value="1972-02-25" calcext:value-type="date">
            <text:p>25/02/1972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91" calcext:value-type="float">
            <text:p>159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PERAB</text:p>
          </table:table-cell>
          <table:table-cell table:style-name="ce11" office:value-type="string" calcext:value-type="string">
            <text:p>FRANCISCO</text:p>
          </table:table-cell>
          <table:table-cell table:style-name="ce12" office:value-type="date" office:date-value="1977-12-26" calcext:value-type="date">
            <text:p>26/12/1977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92" calcext:value-type="float">
            <text:p>159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OPASAB</text:p>
          </table:table-cell>
          <table:table-cell table:style-name="ce11" office:value-type="string" calcext:value-type="string">
            <text:p>JEAN PHILIPPE</text:p>
          </table:table-cell>
          <table:table-cell table:style-name="ce12" office:value-type="date" office:date-value="1942-06-11" calcext:value-type="date">
            <text:p>11/06/1942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95" calcext:value-type="float">
            <text:p>159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OPORAB</text:p>
          </table:table-cell>
          <table:table-cell table:style-name="ce11" office:value-type="string" calcext:value-type="string">
            <text:p>ANNA</text:p>
          </table:table-cell>
          <table:table-cell table:style-name="ce12" office:value-type="date" office:date-value="1952-10-15" calcext:value-type="date">
            <text:p>15/10/1952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98" calcext:value-type="float">
            <text:p>159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DRAYAB</text:p>
          </table:table-cell>
          <table:table-cell table:style-name="ce11" office:value-type="string" calcext:value-type="string">
            <text:p>HENRI FRANCOIS</text:p>
          </table:table-cell>
          <table:table-cell table:style-name="ce12" office:value-type="date" office:date-value="1964-07-19" calcext:value-type="date">
            <text:p>19/07/196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99" calcext:value-type="float">
            <text:p>159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TRAC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57-11-22" calcext:value-type="date">
            <text:p>22/11/1957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01" calcext:value-type="float">
            <text:p>160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SAUAB</text:p>
          </table:table-cell>
          <table:table-cell table:style-name="ce11" office:value-type="string" calcext:value-type="string">
            <text:p>DENIS</text:p>
          </table:table-cell>
          <table:table-cell table:style-name="ce12" office:value-type="date" office:date-value="1958-10-07" calcext:value-type="date">
            <text:p>07/10/195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05" calcext:value-type="float">
            <text:p>160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OSOLAB</text:p>
          </table:table-cell>
          <table:table-cell table:style-name="ce11" office:value-type="string" calcext:value-type="string">
            <text:p>HENRY</text:p>
          </table:table-cell>
          <table:table-cell table:style-name="ce12" office:value-type="date" office:date-value="1943-07-05" calcext:value-type="date">
            <text:p>05/07/1943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08" calcext:value-type="float">
            <text:p>160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UTARAB</text:p>
          </table:table-cell>
          <table:table-cell table:style-name="ce11" office:value-type="string" calcext:value-type="string">
            <text:p>ANDRE</text:p>
          </table:table-cell>
          <table:table-cell table:style-name="ce12" office:value-type="date" office:date-value="1951-02-04" calcext:value-type="date">
            <text:p>04/02/1951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09" calcext:value-type="float">
            <text:p>160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IMOKAB</text:p>
          </table:table-cell>
          <table:table-cell table:style-name="ce11" office:value-type="string" calcext:value-type="string">
            <text:p>ANISSA</text:p>
          </table:table-cell>
          <table:table-cell table:style-name="ce12" office:value-type="date" office:date-value="1981-08-17" calcext:value-type="date">
            <text:p>17/08/1981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10" calcext:value-type="float">
            <text:p>161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DIZNAAB</text:p>
          </table:table-cell>
          <table:table-cell table:style-name="ce11" office:value-type="string" calcext:value-type="string">
            <text:p>LAMIA</text:p>
          </table:table-cell>
          <table:table-cell table:style-name="ce12" office:value-type="date" office:date-value="1984-06-17" calcext:value-type="date">
            <text:p>17/06/1984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75" calcext:value-type="float">
            <text:p>167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CASTAB</text:p>
          </table:table-cell>
          <table:table-cell table:style-name="ce11" office:value-type="string" calcext:value-type="string">
            <text:p>JEAN PIERRE</text:p>
          </table:table-cell>
          <table:table-cell table:style-name="ce12" office:value-type="date" office:date-value="1990-03-29" calcext:value-type="date">
            <text:p>29/03/1990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90" calcext:value-type="float">
            <text:p>169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BALAB</text:p>
          </table:table-cell>
          <table:table-cell table:style-name="ce11" office:value-type="string" calcext:value-type="string">
            <text:p>MIKHAEL</text:p>
          </table:table-cell>
          <table:table-cell table:style-name="ce12" office:value-type="date" office:date-value="1969-10-21" calcext:value-type="date">
            <text:p>21/10/1969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92" calcext:value-type="float">
            <text:p>169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TBASAB</text:p>
          </table:table-cell>
          <table:table-cell table:style-name="ce11" office:value-type="string" calcext:value-type="string">
            <text:p>CLAUDE</text:p>
          </table:table-cell>
          <table:table-cell table:style-name="ce12" office:value-type="date" office:date-value="1948-11-06" calcext:value-type="date">
            <text:p>06/11/194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93" calcext:value-type="float">
            <text:p>169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BREAB</text:p>
          </table:table-cell>
          <table:table-cell table:style-name="ce11" office:value-type="string" calcext:value-type="string">
            <text:p>LAWRENCE</text:p>
          </table:table-cell>
          <table:table-cell table:style-name="ce12" office:value-type="date" office:date-value="1973-05-18" calcext:value-type="date">
            <text:p>18/05/1973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94" calcext:value-type="float">
            <text:p>169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DELAB</text:p>
          </table:table-cell>
          <table:table-cell table:style-name="ce11" office:value-type="string" calcext:value-type="string">
            <text:p>JEAN MARC</text:p>
          </table:table-cell>
          <table:table-cell table:style-name="ce12" office:value-type="date" office:date-value="1953-07-15" calcext:value-type="date">
            <text:p>15/07/195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95" calcext:value-type="float">
            <text:p>169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FOU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77-03-30" calcext:value-type="date">
            <text:p>30/03/1977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96" calcext:value-type="float">
            <text:p>169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GRI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47-12-20" calcext:value-type="date">
            <text:p>20/12/1947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14" calcext:value-type="float">
            <text:p>171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GAMAB</text:p>
          </table:table-cell>
          <table:table-cell table:style-name="ce11" office:value-type="string" calcext:value-type="string">
            <text:p>DIDIER</text:p>
          </table:table-cell>
          <table:table-cell table:style-name="ce12" office:value-type="date" office:date-value="1957-02-28" calcext:value-type="date">
            <text:p>28/02/1957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15" calcext:value-type="float">
            <text:p>171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FRAAB</text:p>
          </table:table-cell>
          <table:table-cell table:style-name="ce11" office:value-type="string" calcext:value-type="string">
            <text:p>GILLES</text:p>
          </table:table-cell>
          <table:table-cell table:style-name="ce12" office:value-type="date" office:date-value="1994-04-03" calcext:value-type="date">
            <text:p>03/04/1994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17" calcext:value-type="float">
            <text:p>171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GICAB</text:p>
          </table:table-cell>
          <table:table-cell table:style-name="ce11" office:value-type="string" calcext:value-type="string">
            <text:p>ALIX</text:p>
          </table:table-cell>
          <table:table-cell table:style-name="ce12" office:value-type="date" office:date-value="1959-10-04" calcext:value-type="date">
            <text:p>04/10/1959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18" calcext:value-type="float">
            <text:p>171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ZAGORAB</text:p>
          </table:table-cell>
          <table:table-cell table:style-name="ce11" office:value-type="string" calcext:value-type="string">
            <text:p>MARIE PASCALE</text:p>
          </table:table-cell>
          <table:table-cell table:style-name="ce12" office:value-type="date" office:date-value="1981-03-07" calcext:value-type="date">
            <text:p>07/03/1981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28" calcext:value-type="float">
            <text:p>172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ZETOUAB</text:p>
          </table:table-cell>
          <table:table-cell table:style-name="ce11" office:value-type="string" calcext:value-type="string">
            <text:p>VERONIQUE</text:p>
          </table:table-cell>
          <table:table-cell table:style-name="ce12" office:value-type="date" office:date-value="1992-02-01" calcext:value-type="date">
            <text:p>01/02/1992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35" calcext:value-type="float">
            <text:p>173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UROU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63-09-13" calcext:value-type="date">
            <text:p>13/09/196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40" calcext:value-type="float">
            <text:p>174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ZSCHAB</text:p>
          </table:table-cell>
          <table:table-cell table:style-name="ce11" office:value-type="string" calcext:value-type="string">
            <text:p>LIONEL</text:p>
          </table:table-cell>
          <table:table-cell table:style-name="ce12" office:value-type="date" office:date-value="1975-07-22" calcext:value-type="date">
            <text:p>22/07/1975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41" calcext:value-type="float">
            <text:p>174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UTOL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60-03-20" calcext:value-type="date">
            <text:p>20/03/1960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43" calcext:value-type="float">
            <text:p>174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FKRIAB</text:p>
          </table:table-cell>
          <table:table-cell table:style-name="ce11" office:value-type="string" calcext:value-type="string">
            <text:p>JACQUELINE</text:p>
          </table:table-cell>
          <table:table-cell table:style-name="ce12" office:value-type="date" office:date-value="1950-02-03" calcext:value-type="date">
            <text:p>03/02/1950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44" calcext:value-type="float">
            <text:p>174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OVIA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87-04-22" calcext:value-type="date">
            <text:p>22/04/1987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81" calcext:value-type="float">
            <text:p>178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EBAT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68-07-19" calcext:value-type="date">
            <text:p>19/07/1968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86" calcext:value-type="float">
            <text:p>178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CHA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54-10-09" calcext:value-type="date">
            <text:p>09/10/1954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87" calcext:value-type="float">
            <text:p>178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CHEAB</text:p>
          </table:table-cell>
          <table:table-cell table:style-name="ce11" office:value-type="string" calcext:value-type="string">
            <text:p>KEN</text:p>
          </table:table-cell>
          <table:table-cell table:style-name="ce12" office:value-type="date" office:date-value="1944-06-29" calcext:value-type="date">
            <text:p>29/06/194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91" calcext:value-type="float">
            <text:p>179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KAYAB</text:p>
          </table:table-cell>
          <table:table-cell table:style-name="ce11" office:value-type="string" calcext:value-type="string">
            <text:p>DANIEL</text:p>
          </table:table-cell>
          <table:table-cell table:style-name="ce12" office:value-type="date" office:date-value="1995-03-19" calcext:value-type="date">
            <text:p>19/03/1995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95" calcext:value-type="float">
            <text:p>179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SNICAB</text:p>
          </table:table-cell>
          <table:table-cell table:style-name="ce11" office:value-type="string" calcext:value-type="string">
            <text:p>MONIQUE</text:p>
          </table:table-cell>
          <table:table-cell table:style-name="ce12" office:value-type="date" office:date-value="1991-03-07" calcext:value-type="date">
            <text:p>07/03/1991</text:p>
          </table:table-cell>
          <table:table-cell table:number-columns-repeated="2" table:style-name="ce11" office:value-type="string" calcext:value-type="string">
            <text:p>LVCO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97" calcext:value-type="float">
            <text:p>179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OLIAB</text:p>
          </table:table-cell>
          <table:table-cell table:style-name="ce11" office:value-type="string" calcext:value-type="string">
            <text:p>ROBERT</text:p>
          </table:table-cell>
          <table:table-cell table:style-name="ce12" office:value-type="date" office:date-value="1949-07-19" calcext:value-type="date">
            <text:p>19/07/1949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98" calcext:value-type="float">
            <text:p>179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PATAB</text:p>
          </table:table-cell>
          <table:table-cell table:style-name="ce11" office:value-type="string" calcext:value-type="string">
            <text:p>EDITH</text:p>
          </table:table-cell>
          <table:table-cell table:style-name="ce12" office:value-type="date" office:date-value="1994-01-13" calcext:value-type="date">
            <text:p>13/01/1994</text:p>
          </table:table-cell>
          <table:table-cell table:number-columns-repeated="2" table:style-name="ce11" office:value-type="string" calcext:value-type="string">
            <text:p>LVCO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99" calcext:value-type="float">
            <text:p>179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PAUAB</text:p>
          </table:table-cell>
          <table:table-cell table:style-name="ce11" office:value-type="string" calcext:value-type="string">
            <text:p>JOSE</text:p>
          </table:table-cell>
          <table:table-cell table:style-name="ce12" office:value-type="date" office:date-value="1989-08-26" calcext:value-type="date">
            <text:p>26/08/1989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01" calcext:value-type="float">
            <text:p>180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GSTEAB</text:p>
          </table:table-cell>
          <table:table-cell table:style-name="ce11" office:value-type="string" calcext:value-type="string">
            <text:p>CHANTAL</text:p>
          </table:table-cell>
          <table:table-cell table:style-name="ce12" office:value-type="date" office:date-value="1950-05-07" calcext:value-type="date">
            <text:p>07/05/1950</text:p>
          </table:table-cell>
          <table:table-cell table:number-columns-repeated="2" table:style-name="ce11" office:value-type="string" calcext:value-type="string">
            <text:p>LVCO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03" calcext:value-type="float">
            <text:p>180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TINAB</text:p>
          </table:table-cell>
          <table:table-cell table:style-name="ce11" office:value-type="string" calcext:value-type="string">
            <text:p>ERIC</text:p>
          </table:table-cell>
          <table:table-cell table:style-name="ce12" office:value-type="date" office:date-value="1952-07-10" calcext:value-type="date">
            <text:p>10/07/1952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04" calcext:value-type="float">
            <text:p>180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TTHIAB</text:p>
          </table:table-cell>
          <table:table-cell table:style-name="ce11" office:value-type="string" calcext:value-type="string">
            <text:p>BERNARD</text:p>
          </table:table-cell>
          <table:table-cell table:style-name="ce12" office:value-type="date" office:date-value="1974-09-05" calcext:value-type="date">
            <text:p>05/09/197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05" calcext:value-type="float">
            <text:p>180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TILAB</text:p>
          </table:table-cell>
          <table:table-cell table:style-name="ce11" office:value-type="string" calcext:value-type="string">
            <text:p>MALEK JACQUES</text:p>
          </table:table-cell>
          <table:table-cell table:style-name="ce12" office:value-type="date" office:date-value="1941-02-13" calcext:value-type="date">
            <text:p>13/02/194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06" calcext:value-type="float">
            <text:p>180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GWANAB</text:p>
          </table:table-cell>
          <table:table-cell table:style-name="ce11" office:value-type="string" calcext:value-type="string">
            <text:p>JIAPING</text:p>
          </table:table-cell>
          <table:table-cell table:style-name="ce12" office:value-type="date" office:date-value="1979-06-05" calcext:value-type="date">
            <text:p>05/06/1979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08" calcext:value-type="float">
            <text:p>180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IZERAB</text:p>
          </table:table-cell>
          <table:table-cell table:style-name="ce11" office:value-type="string" calcext:value-type="string">
            <text:p>MAHER</text:p>
          </table:table-cell>
          <table:table-cell table:style-name="ce12" office:value-type="date" office:date-value="1981-09-03" calcext:value-type="date">
            <text:p>03/09/198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26" calcext:value-type="float">
            <text:p>182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PYCHOAB</text:p>
          </table:table-cell>
          <table:table-cell table:style-name="ce11" office:value-type="string" calcext:value-type="string">
            <text:p>CHRISTINE</text:p>
          </table:table-cell>
          <table:table-cell table:style-name="ce12" office:value-type="date" office:date-value="1983-01-06" calcext:value-type="date">
            <text:p>06/01/1983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28" calcext:value-type="float">
            <text:p>182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COD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88-03-24" calcext:value-type="date">
            <text:p>24/03/1988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SMAIAB</text:p>
          </table:table-cell>
          <table:table-cell table:style-name="ce11" office:value-type="string" calcext:value-type="string">
            <text:p>CONSTANTINOS</text:p>
          </table:table-cell>
          <table:table-cell table:style-name="ce12" office:value-type="date" office:date-value="1966-06-29" calcext:value-type="date">
            <text:p>29/06/1966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JAPAB</text:p>
          </table:table-cell>
          <table:table-cell table:style-name="ce11" office:value-type="string" calcext:value-type="string">
            <text:p>CAROLINE</text:p>
          </table:table-cell>
          <table:table-cell table:style-name="ce12" office:value-type="date" office:date-value="1946-03-02" calcext:value-type="date">
            <text:p>02/03/1946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49" calcext:value-type="float">
            <text:p>184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IGREAB</text:p>
          </table:table-cell>
          <table:table-cell table:style-name="ce11" office:value-type="string" calcext:value-type="string">
            <text:p>FABIENNE</text:p>
          </table:table-cell>
          <table:table-cell table:style-name="ce12" office:value-type="date" office:date-value="1970-09-12" calcext:value-type="date">
            <text:p>12/09/1970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CMADAB</text:p>
          </table:table-cell>
          <table:table-cell table:style-name="ce11" office:value-type="string" calcext:value-type="string">
            <text:p>GWENOLA</text:p>
          </table:table-cell>
          <table:table-cell table:style-name="ce12" office:value-type="date" office:date-value="1991-01-29" calcext:value-type="date">
            <text:p>29/01/199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58" calcext:value-type="float">
            <text:p>185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NHALAB</text:p>
          </table:table-cell>
          <table:table-cell table:style-name="ce11" office:value-type="string" calcext:value-type="string">
            <text:p>LAURENCE</text:p>
          </table:table-cell>
          <table:table-cell table:style-name="ce12" office:value-type="date" office:date-value="1974-11-19" calcext:value-type="date">
            <text:p>19/11/1974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YDAU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73-11-27" calcext:value-type="date">
            <text:p>27/11/1973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23" calcext:value-type="float">
            <text:p>202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LIVAB</text:p>
          </table:table-cell>
          <table:table-cell table:style-name="ce11" office:value-type="string" calcext:value-type="string">
            <text:p>MURIEL</text:p>
          </table:table-cell>
          <table:table-cell table:style-name="ce12" office:value-type="date" office:date-value="1959-06-25" calcext:value-type="date">
            <text:p>25/06/1959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24" calcext:value-type="float">
            <text:p>202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RKULAB</text:p>
          </table:table-cell>
          <table:table-cell table:style-name="ce11" office:value-type="string" calcext:value-type="string">
            <text:p>CAROLINE</text:p>
          </table:table-cell>
          <table:table-cell table:style-name="ce12" office:value-type="date" office:date-value="1977-05-23" calcext:value-type="date">
            <text:p>23/05/1977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51" calcext:value-type="float">
            <text:p>205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DRITAB</text:p>
          </table:table-cell>
          <table:table-cell table:style-name="ce11" office:value-type="string" calcext:value-type="string">
            <text:p>BENOIT</text:p>
          </table:table-cell>
          <table:table-cell table:style-name="ce12" office:value-type="date" office:date-value="1946-07-16" calcext:value-type="date">
            <text:p>16/07/1946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86" calcext:value-type="float">
            <text:p>208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SWILAB</text:p>
          </table:table-cell>
          <table:table-cell table:style-name="ce11" office:value-type="string" calcext:value-type="string">
            <text:p>JORG</text:p>
          </table:table-cell>
          <table:table-cell table:style-name="ce12" office:value-type="date" office:date-value="1963-01-25" calcext:value-type="date">
            <text:p>25/01/196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31" calcext:value-type="float">
            <text:p>233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JES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79-01-26" calcext:value-type="date">
            <text:p>26/01/1979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53" calcext:value-type="float">
            <text:p>235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IHADAB</text:p>
          </table:table-cell>
          <table:table-cell table:style-name="ce11" office:value-type="string" calcext:value-type="string">
            <text:p>HALIM</text:p>
          </table:table-cell>
          <table:table-cell table:style-name="ce12" office:value-type="date" office:date-value="1950-01-09" calcext:value-type="date">
            <text:p>09/01/1950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408" calcext:value-type="float">
            <text:p>240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HAMAB</text:p>
          </table:table-cell>
          <table:table-cell table:style-name="ce11" office:value-type="string" calcext:value-type="string">
            <text:p>THIERRY</text:p>
          </table:table-cell>
          <table:table-cell table:style-name="ce12" office:value-type="date" office:date-value="1979-05-19" calcext:value-type="date">
            <text:p>19/05/1979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36" calcext:value-type="float">
            <text:p>253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ILOMAB</text:p>
          </table:table-cell>
          <table:table-cell table:style-name="ce11" office:value-type="string" calcext:value-type="string">
            <text:p>GUILLAUME</text:p>
          </table:table-cell>
          <table:table-cell table:style-name="ce12" office:value-type="date" office:date-value="1989-08-12" calcext:value-type="date">
            <text:p>12/08/1989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87" calcext:value-type="float">
            <text:p>258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SDIAAB</text:p>
          </table:table-cell>
          <table:table-cell table:style-name="ce11" office:value-type="string" calcext:value-type="string">
            <text:p>GLADYS</text:p>
          </table:table-cell>
          <table:table-cell table:style-name="ce12" office:value-type="date" office:date-value="1979-07-09" calcext:value-type="date">
            <text:p>09/07/1979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88" calcext:value-type="float">
            <text:p>258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LCARAB</text:p>
          </table:table-cell>
          <table:table-cell table:style-name="ce11" office:value-type="string" calcext:value-type="string">
            <text:p>JEAN PAUL</text:p>
          </table:table-cell>
          <table:table-cell table:style-name="ce12" office:value-type="date" office:date-value="1958-11-03" calcext:value-type="date">
            <text:p>03/11/195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89" calcext:value-type="float">
            <text:p>258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LGRIAB</text:p>
          </table:table-cell>
          <table:table-cell table:style-name="ce11" office:value-type="string" calcext:value-type="string">
            <text:p>GARY</text:p>
          </table:table-cell>
          <table:table-cell table:style-name="ce12" office:value-type="date" office:date-value="1977-07-25" calcext:value-type="date">
            <text:p>25/07/1977</text:p>
          </table:table-cell>
          <table:table-cell table:number-columns-repeated="2" table:style-name="ce11" office:value-type="string" calcext:value-type="string">
            <text:p>LVCO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92" calcext:value-type="float">
            <text:p>259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CBENAB</text:p>
          </table:table-cell>
          <table:table-cell table:style-name="ce11" office:value-type="string" calcext:value-type="string">
            <text:p>FABIEN</text:p>
          </table:table-cell>
          <table:table-cell table:style-name="ce12" office:value-type="date" office:date-value="1946-11-13" calcext:value-type="date">
            <text:p>13/11/1946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95" calcext:value-type="float">
            <text:p>259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ELAF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91-11-12" calcext:value-type="date">
            <text:p>12/11/199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752" calcext:value-type="float">
            <text:p>275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HSTAAB</text:p>
          </table:table-cell>
          <table:table-cell table:style-name="ce11" office:value-type="string" calcext:value-type="string">
            <text:p>ANDREI</text:p>
          </table:table-cell>
          <table:table-cell table:style-name="ce12" office:value-type="date" office:date-value="1966-12-06" calcext:value-type="date">
            <text:p>06/12/1966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40" calcext:value-type="float">
            <text:p>284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DAUAB</text:p>
          </table:table-cell>
          <table:table-cell table:style-name="ce11" office:value-type="string" calcext:value-type="string">
            <text:p>GABRIEL</text:p>
          </table:table-cell>
          <table:table-cell table:style-name="ce12" office:value-type="date" office:date-value="1961-06-24" calcext:value-type="date">
            <text:p>24/06/1961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45" calcext:value-type="float">
            <text:p>284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ELEC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65-12-04" calcext:value-type="date">
            <text:p>04/12/1965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47" calcext:value-type="float">
            <text:p>284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LVID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72-10-15" calcext:value-type="date">
            <text:p>15/10/1972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52" calcext:value-type="float">
            <text:p>285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NGUEAB</text:p>
          </table:table-cell>
          <table:table-cell table:style-name="ce11" office:value-type="string" calcext:value-type="string">
            <text:p>VIRGINIE</text:p>
          </table:table-cell>
          <table:table-cell table:style-name="ce12" office:value-type="date" office:date-value="1981-07-06" calcext:value-type="date">
            <text:p>06/07/1981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57" calcext:value-type="float">
            <text:p>285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LMOGAB</text:p>
          </table:table-cell>
          <table:table-cell table:style-name="ce11" office:value-type="string" calcext:value-type="string">
            <text:p>VIRGILE</text:p>
          </table:table-cell>
          <table:table-cell table:style-name="ce12" office:value-type="date" office:date-value="1948-07-07" calcext:value-type="date">
            <text:p>07/07/1948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38" calcext:value-type="float">
            <text:p>313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CVER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80-05-27" calcext:value-type="date">
            <text:p>27/05/1980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39" calcext:value-type="float">
            <text:p>313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LETAB</text:p>
          </table:table-cell>
          <table:table-cell table:style-name="ce11" office:value-type="string" calcext:value-type="string">
            <text:p>LUCAS</text:p>
          </table:table-cell>
          <table:table-cell table:style-name="ce12" office:value-type="date" office:date-value="1988-04-21" calcext:value-type="date">
            <text:p>21/04/1988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85" calcext:value-type="float">
            <text:p>318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ILIAB</text:p>
          </table:table-cell>
          <table:table-cell table:style-name="ce11" office:value-type="string" calcext:value-type="string">
            <text:p>JIA</text:p>
          </table:table-cell>
          <table:table-cell table:style-name="ce12" office:value-type="date" office:date-value="1989-03-18" calcext:value-type="date">
            <text:p>18/03/1989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14" calcext:value-type="float">
            <text:p>351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RACHAB</text:p>
          </table:table-cell>
          <table:table-cell table:style-name="ce11" office:value-type="string" calcext:value-type="string">
            <text:p>NADJIB</text:p>
          </table:table-cell>
          <table:table-cell table:style-name="ce12" office:value-type="date" office:date-value="1981-01-27" calcext:value-type="date">
            <text:p>27/01/1981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63" calcext:value-type="float">
            <text:p>376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ADOSAB</text:p>
          </table:table-cell>
          <table:table-cell table:style-name="ce11" office:value-type="string" calcext:value-type="string">
            <text:p>DAVID</text:p>
          </table:table-cell>
          <table:table-cell table:style-name="ce12" office:value-type="date" office:date-value="1983-10-22" calcext:value-type="date">
            <text:p>22/10/198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86" calcext:value-type="float">
            <text:p>378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FORAB</text:p>
          </table:table-cell>
          <table:table-cell table:style-name="ce11" office:value-type="string" calcext:value-type="string">
            <text:p>SEBASTIEN</text:p>
          </table:table-cell>
          <table:table-cell table:style-name="ce12" office:value-type="date" office:date-value="1984-02-02" calcext:value-type="date">
            <text:p>02/02/198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06" calcext:value-type="float">
            <text:p>380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ABOUAB</text:p>
          </table:table-cell>
          <table:table-cell table:style-name="ce11" office:value-type="string" calcext:value-type="string">
            <text:p>KHALED</text:p>
          </table:table-cell>
          <table:table-cell table:style-name="ce12" office:value-type="date" office:date-value="1977-02-11" calcext:value-type="date">
            <text:p>11/02/1977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07" calcext:value-type="float">
            <text:p>380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CHEAB</text:p>
          </table:table-cell>
          <table:table-cell table:style-name="ce11" office:value-type="string" calcext:value-type="string">
            <text:p>SEBASTIEN</text:p>
          </table:table-cell>
          <table:table-cell table:style-name="ce12" office:value-type="date" office:date-value="1987-02-22" calcext:value-type="date">
            <text:p>22/02/1987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23" calcext:value-type="float">
            <text:p>382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EALPAB</text:p>
          </table:table-cell>
          <table:table-cell table:style-name="ce11" office:value-type="string" calcext:value-type="string">
            <text:p>ERICK</text:p>
          </table:table-cell>
          <table:table-cell table:style-name="ce12" office:value-type="date" office:date-value="1994-09-27" calcext:value-type="date">
            <text:p>27/09/1994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25" calcext:value-type="float">
            <text:p>382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EAUD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80-09-05" calcext:value-type="date">
            <text:p>05/09/1980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27" calcext:value-type="float">
            <text:p>382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BRI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41-06-24" calcext:value-type="date">
            <text:p>24/06/194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38" calcext:value-type="float">
            <text:p>383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BOU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67-11-11" calcext:value-type="date">
            <text:p>11/11/1967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40" calcext:value-type="float">
            <text:p>384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TNUAAB</text:p>
          </table:table-cell>
          <table:table-cell table:style-name="ce11" office:value-type="string" calcext:value-type="string">
            <text:p>EULALIA</text:p>
          </table:table-cell>
          <table:table-cell table:style-name="ce12" office:value-type="date" office:date-value="1949-05-29" calcext:value-type="date">
            <text:p>29/05/1949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44" calcext:value-type="float">
            <text:p>384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LON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68-03-23" calcext:value-type="date">
            <text:p>23/03/1968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49" calcext:value-type="float">
            <text:p>384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IMATAB</text:p>
          </table:table-cell>
          <table:table-cell table:style-name="ce11" office:value-type="string" calcext:value-type="string">
            <text:p>BASARAB</text:p>
          </table:table-cell>
          <table:table-cell table:style-name="ce12" office:value-type="date" office:date-value="1947-10-25" calcext:value-type="date">
            <text:p>25/10/1947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70" calcext:value-type="float">
            <text:p>387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PROZAB</text:p>
          </table:table-cell>
          <table:table-cell table:style-name="ce11" office:value-type="string" calcext:value-type="string">
            <text:p>ANTOINE</text:p>
          </table:table-cell>
          <table:table-cell table:style-name="ce12" office:value-type="date" office:date-value="1977-05-24" calcext:value-type="date">
            <text:p>24/05/1977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73" calcext:value-type="float">
            <text:p>387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SCH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69-08-09" calcext:value-type="date">
            <text:p>09/08/1969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77" calcext:value-type="float">
            <text:p>387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SETOUAB</text:p>
          </table:table-cell>
          <table:table-cell table:style-name="ce11" office:value-type="string" calcext:value-type="string">
            <text:p>SOPHIE</text:p>
          </table:table-cell>
          <table:table-cell table:style-name="ce12" office:value-type="date" office:date-value="1988-09-14" calcext:value-type="date">
            <text:p>14/09/1988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911" calcext:value-type="float">
            <text:p>391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FIREDAB</text:p>
          </table:table-cell>
          <table:table-cell table:style-name="ce11" office:value-type="string" calcext:value-type="string">
            <text:p>MICHAEL</text:p>
          </table:table-cell>
          <table:table-cell table:style-name="ce12" office:value-type="date" office:date-value="1980-01-26" calcext:value-type="date">
            <text:p>26/01/1980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915" calcext:value-type="float">
            <text:p>391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MZIGAB</text:p>
          </table:table-cell>
          <table:table-cell table:style-name="ce11" office:value-type="string" calcext:value-type="string">
            <text:p>FATIH</text:p>
          </table:table-cell>
          <table:table-cell table:style-name="ce12" office:value-type="date" office:date-value="1946-06-23" calcext:value-type="date">
            <text:p>23/06/1946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916" calcext:value-type="float">
            <text:p>391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HASAB</text:p>
          </table:table-cell>
          <table:table-cell table:style-name="ce11" office:value-type="string" calcext:value-type="string">
            <text:p>KHALED</text:p>
          </table:table-cell>
          <table:table-cell table:style-name="ce12" office:value-type="date" office:date-value="1945-07-09" calcext:value-type="date">
            <text:p>09/07/1945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918" calcext:value-type="float">
            <text:p>391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HUHUAB</text:p>
          </table:table-cell>
          <table:table-cell table:style-name="ce11" office:value-type="string" calcext:value-type="string">
            <text:p>YUEYUN</text:p>
          </table:table-cell>
          <table:table-cell table:style-name="ce12" office:value-type="date" office:date-value="1966-05-02" calcext:value-type="date">
            <text:p>02/05/1966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929" calcext:value-type="float">
            <text:p>392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PONAB</text:p>
          </table:table-cell>
          <table:table-cell table:style-name="ce11" office:value-type="string" calcext:value-type="string">
            <text:p>FRANCOISE</text:p>
          </table:table-cell>
          <table:table-cell table:style-name="ce12" office:value-type="date" office:date-value="1988-03-27" calcext:value-type="date">
            <text:p>27/03/198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930" calcext:value-type="float">
            <text:p>393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DBARAB</text:p>
          </table:table-cell>
          <table:table-cell table:style-name="ce11" office:value-type="string" calcext:value-type="string">
            <text:p>CHRISTEL</text:p>
          </table:table-cell>
          <table:table-cell table:style-name="ce12" office:value-type="date" office:date-value="1981-08-23" calcext:value-type="date">
            <text:p>23/08/1981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937" calcext:value-type="float">
            <text:p>393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MPDUCAB</text:p>
          </table:table-cell>
          <table:table-cell table:style-name="ce11" office:value-type="string" calcext:value-type="string">
            <text:p>GERARD</text:p>
          </table:table-cell>
          <table:table-cell table:style-name="ce12" office:value-type="date" office:date-value="1981-03-29" calcext:value-type="date">
            <text:p>29/03/1981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04" calcext:value-type="float">
            <text:p>410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LROUAB</text:p>
          </table:table-cell>
          <table:table-cell table:style-name="ce11" office:value-type="string" calcext:value-type="string">
            <text:p>CELINE</text:p>
          </table:table-cell>
          <table:table-cell table:style-name="ce12" office:value-type="date" office:date-value="1972-03-26" calcext:value-type="date">
            <text:p>26/03/1972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77" calcext:value-type="float">
            <text:p>417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CHAAB</text:p>
          </table:table-cell>
          <table:table-cell table:style-name="ce11" office:value-type="string" calcext:value-type="string">
            <text:p>YANN</text:p>
          </table:table-cell>
          <table:table-cell table:style-name="ce12" office:value-type="date" office:date-value="1950-09-24" calcext:value-type="date">
            <text:p>24/09/1950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79" calcext:value-type="float">
            <text:p>417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AVALAB</text:p>
          </table:table-cell>
          <table:table-cell table:style-name="ce11" office:value-type="string" calcext:value-type="string">
            <text:p>MARIO</text:p>
          </table:table-cell>
          <table:table-cell table:style-name="ce12" office:value-type="date" office:date-value="1969-10-13" calcext:value-type="date">
            <text:p>13/10/1969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80" calcext:value-type="float">
            <text:p>418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DUTAB</text:p>
          </table:table-cell>
          <table:table-cell table:style-name="ce11" office:value-type="string" calcext:value-type="string">
            <text:p>GABRIEL</text:p>
          </table:table-cell>
          <table:table-cell table:style-name="ce12" office:value-type="date" office:date-value="1986-08-11" calcext:value-type="date">
            <text:p>11/08/1986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81" calcext:value-type="float">
            <text:p>418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MERAB</text:p>
          </table:table-cell>
          <table:table-cell table:style-name="ce11" office:value-type="string" calcext:value-type="string">
            <text:p>SILVANA</text:p>
          </table:table-cell>
          <table:table-cell table:style-name="ce12" office:value-type="date" office:date-value="1984-02-08" calcext:value-type="date">
            <text:p>08/02/198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220" calcext:value-type="float">
            <text:p>422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EFAUAB</text:p>
          </table:table-cell>
          <table:table-cell table:style-name="ce11" office:value-type="string" calcext:value-type="string">
            <text:p>DAMIEN</text:p>
          </table:table-cell>
          <table:table-cell table:style-name="ce12" office:value-type="date" office:date-value="1945-02-26" calcext:value-type="date">
            <text:p>26/02/1945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230" calcext:value-type="float">
            <text:p>423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FGUEAB</text:p>
          </table:table-cell>
          <table:table-cell table:style-name="ce11" office:value-type="string" calcext:value-type="string">
            <text:p>SEBASTIEN</text:p>
          </table:table-cell>
          <table:table-cell table:style-name="ce12" office:value-type="date" office:date-value="1958-03-02" calcext:value-type="date">
            <text:p>02/03/1958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368" calcext:value-type="float">
            <text:p>436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YROY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93-10-02" calcext:value-type="date">
            <text:p>02/10/199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438" calcext:value-type="float">
            <text:p>443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VUGROAB</text:p>
          </table:table-cell>
          <table:table-cell table:style-name="ce11" office:value-type="string" calcext:value-type="string">
            <text:p>NISTOR</text:p>
          </table:table-cell>
          <table:table-cell table:style-name="ce12" office:value-type="date" office:date-value="1966-01-30" calcext:value-type="date">
            <text:p>30/01/1966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456" calcext:value-type="float">
            <text:p>445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MOYAB</text:p>
          </table:table-cell>
          <table:table-cell table:style-name="ce11" office:value-type="string" calcext:value-type="string">
            <text:p>JEAN-YVES</text:p>
          </table:table-cell>
          <table:table-cell table:style-name="ce12" office:value-type="date" office:date-value="1976-02-21" calcext:value-type="date">
            <text:p>21/02/1976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458" calcext:value-type="float">
            <text:p>445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IKLAAB</text:p>
          </table:table-cell>
          <table:table-cell table:style-name="ce11" office:value-type="string" calcext:value-type="string">
            <text:p>KAIS</text:p>
          </table:table-cell>
          <table:table-cell table:style-name="ce12" office:value-type="date" office:date-value="1968-12-02" calcext:value-type="date">
            <text:p>02/12/1968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459" calcext:value-type="float">
            <text:p>445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HNIKAB</text:p>
          </table:table-cell>
          <table:table-cell table:style-name="ce11" office:value-type="string" calcext:value-type="string">
            <text:p>MEHRDAD</text:p>
          </table:table-cell>
          <table:table-cell table:style-name="ce12" office:value-type="date" office:date-value="1973-01-19" calcext:value-type="date">
            <text:p>19/01/1973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39" calcext:value-type="float">
            <text:p>483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ABOUAB</text:p>
          </table:table-cell>
          <table:table-cell table:style-name="ce11" office:value-type="string" calcext:value-type="string">
            <text:p>AZZEDINE</text:p>
          </table:table-cell>
          <table:table-cell table:style-name="ce12" office:value-type="date" office:date-value="1944-04-23" calcext:value-type="date">
            <text:p>23/04/1944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41" calcext:value-type="float">
            <text:p>484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IBELAB</text:p>
          </table:table-cell>
          <table:table-cell table:style-name="ce11" office:value-type="string" calcext:value-type="string">
            <text:p>MOHAMED</text:p>
          </table:table-cell>
          <table:table-cell table:style-name="ce12" office:value-type="date" office:date-value="1941-04-08" calcext:value-type="date">
            <text:p>08/04/1941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42" calcext:value-type="float">
            <text:p>484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KEBAB</text:p>
          </table:table-cell>
          <table:table-cell table:style-name="ce11" office:value-type="string" calcext:value-type="string">
            <text:p>AHMED</text:p>
          </table:table-cell>
          <table:table-cell table:style-name="ce12" office:value-type="date" office:date-value="1984-11-22" calcext:value-type="date">
            <text:p>22/11/1984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43" calcext:value-type="float">
            <text:p>484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TBOUAB</text:p>
          </table:table-cell>
          <table:table-cell table:style-name="ce11" office:value-type="string" calcext:value-type="string">
            <text:p>SAADI</text:p>
          </table:table-cell>
          <table:table-cell table:style-name="ce12" office:value-type="date" office:date-value="1985-03-06" calcext:value-type="date">
            <text:p>06/03/1985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50" calcext:value-type="float">
            <text:p>485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POI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87-03-10" calcext:value-type="date">
            <text:p>10/03/1987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59" calcext:value-type="float">
            <text:p>485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BORAB</text:p>
          </table:table-cell>
          <table:table-cell table:style-name="ce11" office:value-type="string" calcext:value-type="string">
            <text:p>SYLVIE</text:p>
          </table:table-cell>
          <table:table-cell table:style-name="ce12" office:value-type="date" office:date-value="1942-12-02" calcext:value-type="date">
            <text:p>02/12/1942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62" calcext:value-type="float">
            <text:p>486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UIONAB</text:p>
          </table:table-cell>
          <table:table-cell table:style-name="ce11" office:value-type="string" calcext:value-type="string">
            <text:p>ROMEO</text:p>
          </table:table-cell>
          <table:table-cell table:style-name="ce12" office:value-type="date" office:date-value="1952-08-26" calcext:value-type="date">
            <text:p>26/08/1952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63" calcext:value-type="float">
            <text:p>486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AMORAB</text:p>
          </table:table-cell>
          <table:table-cell table:style-name="ce11" office:value-type="string" calcext:value-type="string">
            <text:p>LAURENCE</text:p>
          </table:table-cell>
          <table:table-cell table:style-name="ce12" office:value-type="date" office:date-value="1968-04-15" calcext:value-type="date">
            <text:p>15/04/1968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929" calcext:value-type="float">
            <text:p>492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BELABAB</text:p>
          </table:table-cell>
          <table:table-cell table:style-name="ce11" office:value-type="string" calcext:value-type="string">
            <text:p>AMELIE</text:p>
          </table:table-cell>
          <table:table-cell table:style-name="ce12" office:value-type="date" office:date-value="1992-06-03" calcext:value-type="date">
            <text:p>03/06/1992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628" calcext:value-type="float">
            <text:p>962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LALAB</text:p>
          </table:table-cell>
          <table:table-cell table:style-name="ce11" office:value-type="string" calcext:value-type="string">
            <text:p>ATHANASIOS</text:p>
          </table:table-cell>
          <table:table-cell table:style-name="ce12" office:value-type="date" office:date-value="1995-04-24" calcext:value-type="date">
            <text:p>24/04/1995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637" calcext:value-type="float">
            <text:p>963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VOWOLAB</text:p>
          </table:table-cell>
          <table:table-cell table:style-name="ce11" office:value-type="string" calcext:value-type="string">
            <text:p>ROBERTO</text:p>
          </table:table-cell>
          <table:table-cell table:style-name="ce12" office:value-type="date" office:date-value="1951-02-17" calcext:value-type="date">
            <text:p>17/02/1951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118" calcext:value-type="float">
            <text:p>1011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NROHAB</text:p>
          </table:table-cell>
          <table:table-cell table:style-name="ce11" office:value-type="string" calcext:value-type="string">
            <text:p>GERALDINE</text:p>
          </table:table-cell>
          <table:table-cell table:style-name="ce12" office:value-type="date" office:date-value="1969-06-30" calcext:value-type="date">
            <text:p>30/06/1969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164" calcext:value-type="float">
            <text:p>1016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OVENAB</text:p>
          </table:table-cell>
          <table:table-cell table:style-name="ce11" office:value-type="string" calcext:value-type="string">
            <text:p>STEPHANE</text:p>
          </table:table-cell>
          <table:table-cell table:style-name="ce12" office:value-type="date" office:date-value="1988-07-08" calcext:value-type="date">
            <text:p>08/07/198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299" calcext:value-type="float">
            <text:p>1129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IPEDAB</text:p>
          </table:table-cell>
          <table:table-cell table:style-name="ce11" office:value-type="string" calcext:value-type="string">
            <text:p>PAOLO</text:p>
          </table:table-cell>
          <table:table-cell table:style-name="ce12" office:value-type="date" office:date-value="1995-05-26" calcext:value-type="date">
            <text:p>26/05/1995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447" calcext:value-type="float">
            <text:p>1444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LMANAB</text:p>
          </table:table-cell>
          <table:table-cell table:style-name="ce11" office:value-type="string" calcext:value-type="string">
            <text:p>BRUNO</text:p>
          </table:table-cell>
          <table:table-cell table:style-name="ce12" office:value-type="date" office:date-value="1961-09-22" calcext:value-type="date">
            <text:p>22/09/1961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465" calcext:value-type="float">
            <text:p>1446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HUNAB</text:p>
          </table:table-cell>
          <table:table-cell table:style-name="ce11" office:value-type="string" calcext:value-type="string">
            <text:p>LAURE</text:p>
          </table:table-cell>
          <table:table-cell table:style-name="ce12" office:value-type="date" office:date-value="1990-01-02" calcext:value-type="date">
            <text:p>02/01/1990</text:p>
          </table:table-cell>
          <table:table-cell table:number-columns-repeated="2" table:style-name="ce11" office:value-type="string" calcext:value-type="string">
            <text:p>LVCO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079" calcext:value-type="float">
            <text:p>1507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GUEAB</text:p>
          </table:table-cell>
          <table:table-cell table:style-name="ce11" office:value-type="string" calcext:value-type="string">
            <text:p>STEFANO</text:p>
          </table:table-cell>
          <table:table-cell table:style-name="ce12" office:value-type="date" office:date-value="1946-11-19" calcext:value-type="date">
            <text:p>19/11/1946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080" calcext:value-type="float">
            <text:p>1508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LBARAB</text:p>
          </table:table-cell>
          <table:table-cell table:style-name="ce11" office:value-type="string" calcext:value-type="string">
            <text:p>JULIEN</text:p>
          </table:table-cell>
          <table:table-cell table:style-name="ce12" office:value-type="date" office:date-value="1967-01-07" calcext:value-type="date">
            <text:p>07/01/1967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085" calcext:value-type="float">
            <text:p>1508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DHEAB</text:p>
          </table:table-cell>
          <table:table-cell table:style-name="ce11" office:value-type="string" calcext:value-type="string">
            <text:p>JEAN STEPHANE</text:p>
          </table:table-cell>
          <table:table-cell table:style-name="ce12" office:value-type="date" office:date-value="1991-10-17" calcext:value-type="date">
            <text:p>17/10/199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087" calcext:value-type="float">
            <text:p>1508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ZABOUAB</text:p>
          </table:table-cell>
          <table:table-cell table:style-name="ce11" office:value-type="string" calcext:value-type="string">
            <text:p>HAKIM</text:p>
          </table:table-cell>
          <table:table-cell table:style-name="ce12" office:value-type="date" office:date-value="1993-08-22" calcext:value-type="date">
            <text:p>22/08/199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097" calcext:value-type="float">
            <text:p>1509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ZETOUAB</text:p>
          </table:table-cell>
          <table:table-cell table:style-name="ce11" office:value-type="string" calcext:value-type="string">
            <text:p>ANTOINE</text:p>
          </table:table-cell>
          <table:table-cell table:style-name="ce12" office:value-type="date" office:date-value="1967-11-21" calcext:value-type="date">
            <text:p>21/11/1967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098" calcext:value-type="float">
            <text:p>1509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TRAAB</text:p>
          </table:table-cell>
          <table:table-cell table:style-name="ce11" office:value-type="string" calcext:value-type="string">
            <text:p>MAMADOU</text:p>
          </table:table-cell>
          <table:table-cell table:style-name="ce12" office:value-type="date" office:date-value="1987-05-02" calcext:value-type="date">
            <text:p>02/05/1987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441" calcext:value-type="float">
            <text:p>1544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DRON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64-08-21" calcext:value-type="date">
            <text:p>21/08/1964</text:p>
          </table:table-cell>
          <table:table-cell table:number-columns-repeated="2" table:style-name="ce11" office:value-type="string" calcext:value-type="string">
            <text:p>CHIM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1894" calcext:value-type="float">
            <text:p>2189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PAGAB</text:p>
          </table:table-cell>
          <table:table-cell table:style-name="ce11" office:value-type="string" calcext:value-type="string">
            <text:p>MICHELE ANGELO</text:p>
          </table:table-cell>
          <table:table-cell table:style-name="ce12" office:value-type="date" office:date-value="1972-12-16" calcext:value-type="date">
            <text:p>16/12/1972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334" calcext:value-type="float">
            <text:p>3133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ROU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49-01-10" calcext:value-type="date">
            <text:p>10/01/1949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435" calcext:value-type="float">
            <text:p>3143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BIABDAB</text:p>
          </table:table-cell>
          <table:table-cell table:style-name="ce11" office:value-type="string" calcext:value-type="string">
            <text:p>MAROUANE</text:p>
          </table:table-cell>
          <table:table-cell table:style-name="ce12" office:value-type="date" office:date-value="1952-11-09" calcext:value-type="date">
            <text:p>09/11/1952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474" calcext:value-type="float">
            <text:p>3147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ISAIAB</text:p>
          </table:table-cell>
          <table:table-cell table:style-name="ce11" office:value-type="string" calcext:value-type="string">
            <text:p>MOHAND YAZID</text:p>
          </table:table-cell>
          <table:table-cell table:style-name="ce12" office:value-type="date" office:date-value="1963-09-05" calcext:value-type="date">
            <text:p>05/09/1963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834" calcext:value-type="float">
            <text:p>3183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BOYAB</text:p>
          </table:table-cell>
          <table:table-cell table:style-name="ce11" office:value-type="string" calcext:value-type="string">
            <text:p>PASCAL</text:p>
          </table:table-cell>
          <table:table-cell table:style-name="ce12" office:value-type="date" office:date-value="1958-01-28" calcext:value-type="date">
            <text:p>28/01/195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614" calcext:value-type="float">
            <text:p>3261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ATANAB</text:p>
          </table:table-cell>
          <table:table-cell table:style-name="ce11" office:value-type="string" calcext:value-type="string">
            <text:p>NICOLAE ADRIAN</text:p>
          </table:table-cell>
          <table:table-cell table:style-name="ce12" office:value-type="date" office:date-value="1980-04-28" calcext:value-type="date">
            <text:p>28/04/1980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154" calcext:value-type="float">
            <text:p>3515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DE AB</text:p>
          </table:table-cell>
          <table:table-cell table:style-name="ce11" office:value-type="string" calcext:value-type="string">
            <text:p>HENRY</text:p>
          </table:table-cell>
          <table:table-cell table:style-name="ce12" office:value-type="date" office:date-value="1965-08-21" calcext:value-type="date">
            <text:p>21/08/1965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474" calcext:value-type="float">
            <text:p>3747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CHEAB</text:p>
          </table:table-cell>
          <table:table-cell table:style-name="ce11" office:value-type="string" calcext:value-type="string">
            <text:p>YANN</text:p>
          </table:table-cell>
          <table:table-cell table:style-name="ce12" office:value-type="date" office:date-value="1987-11-24" calcext:value-type="date">
            <text:p>24/11/1987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529" calcext:value-type="float">
            <text:p>4652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EMARAB</text:p>
          </table:table-cell>
          <table:table-cell table:style-name="ce11" office:value-type="string" calcext:value-type="string">
            <text:p>LUCA</text:p>
          </table:table-cell>
          <table:table-cell table:style-name="ce12" office:value-type="date" office:date-value="1987-01-23" calcext:value-type="date">
            <text:p>23/01/1987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530" calcext:value-type="float">
            <text:p>4653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KHOFAB</text:p>
          </table:table-cell>
          <table:table-cell table:style-name="ce11" office:value-type="string" calcext:value-type="string">
            <text:p>ERIC</text:p>
          </table:table-cell>
          <table:table-cell table:style-name="ce12" office:value-type="date" office:date-value="1961-03-17" calcext:value-type="date">
            <text:p>17/03/196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531" calcext:value-type="float">
            <text:p>4653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ILAZAB</text:p>
          </table:table-cell>
          <table:table-cell table:style-name="ce11" office:value-type="string" calcext:value-type="string">
            <text:p>CLAUDIA</text:p>
          </table:table-cell>
          <table:table-cell table:style-name="ce12" office:value-type="date" office:date-value="1969-12-18" calcext:value-type="date">
            <text:p>18/12/1969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532" calcext:value-type="float">
            <text:p>4653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ICHAAB</text:p>
          </table:table-cell>
          <table:table-cell table:style-name="ce11" office:value-type="string" calcext:value-type="string">
            <text:p>FATIHA</text:p>
          </table:table-cell>
          <table:table-cell table:style-name="ce12" office:value-type="date" office:date-value="1942-08-19" calcext:value-type="date">
            <text:p>19/08/1942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533" calcext:value-type="float">
            <text:p>4653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TOU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94-02-22" calcext:value-type="date">
            <text:p>22/02/1994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551" calcext:value-type="float">
            <text:p>4655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DDAVAB</text:p>
          </table:table-cell>
          <table:table-cell table:style-name="ce11" office:value-type="string" calcext:value-type="string">
            <text:p>JULIEN</text:p>
          </table:table-cell>
          <table:table-cell table:style-name="ce12" office:value-type="date" office:date-value="1961-09-09" calcext:value-type="date">
            <text:p>09/09/1961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552" calcext:value-type="float">
            <text:p>4655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BWAIAB</text:p>
          </table:table-cell>
          <table:table-cell table:style-name="ce11" office:value-type="string" calcext:value-type="string">
            <text:p>GILLES</text:p>
          </table:table-cell>
          <table:table-cell table:style-name="ce12" office:value-type="date" office:date-value="1971-01-30" calcext:value-type="date">
            <text:p>30/01/1971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571" calcext:value-type="float">
            <text:p>4657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LE AB</text:p>
          </table:table-cell>
          <table:table-cell table:style-name="ce11" office:value-type="string" calcext:value-type="string">
            <text:p>JOSEPH</text:p>
          </table:table-cell>
          <table:table-cell table:style-name="ce12" office:value-type="date" office:date-value="1943-02-02" calcext:value-type="date">
            <text:p>02/02/1943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591" calcext:value-type="float">
            <text:p>4659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BOD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41-05-25" calcext:value-type="date">
            <text:p>25/05/1941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592" calcext:value-type="float">
            <text:p>4659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NBENAB</text:p>
          </table:table-cell>
          <table:table-cell table:style-name="ce11" office:value-type="string" calcext:value-type="string">
            <text:p>JALEL</text:p>
          </table:table-cell>
          <table:table-cell table:style-name="ce12" office:value-type="date" office:date-value="1985-06-06" calcext:value-type="date">
            <text:p>06/06/1985</text:p>
          </table:table-cell>
          <table:table-cell table:number-columns-repeated="2" table:style-name="ce11" office:value-type="string" calcext:value-type="string">
            <text:p>PHYS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712" calcext:value-type="float">
            <text:p>4671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SDUYAB</text:p>
          </table:table-cell>
          <table:table-cell table:style-name="ce11" office:value-type="string" calcext:value-type="string">
            <text:p>THOMAS</text:p>
          </table:table-cell>
          <table:table-cell table:style-name="ce12" office:value-type="date" office:date-value="1976-11-03" calcext:value-type="date">
            <text:p>03/11/1976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731" calcext:value-type="float">
            <text:p>4673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KSCH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88-03-23" calcext:value-type="date">
            <text:p>23/03/1988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7236" calcext:value-type="float">
            <text:p>4723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PEGRAAB</text:p>
          </table:table-cell>
          <table:table-cell table:style-name="ce11" office:value-type="string" calcext:value-type="string">
            <text:p>ROLAND</text:p>
          </table:table-cell>
          <table:table-cell table:style-name="ce12" office:value-type="date" office:date-value="1941-08-12" calcext:value-type="date">
            <text:p>12/08/1941</text:p>
          </table:table-cell>
          <table:table-cell table:number-columns-repeated="2" table:style-name="ce11" office:value-type="string" calcext:value-type="string">
            <text:p>INF-G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883" calcext:value-type="float">
            <text:p>4888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PICAMAB</text:p>
          </table:table-cell>
          <table:table-cell table:style-name="ce11" office:value-type="string" calcext:value-type="string">
            <text:p>LUCIANO</text:p>
          </table:table-cell>
          <table:table-cell table:style-name="ce12" office:value-type="date" office:date-value="1946-04-06" calcext:value-type="date">
            <text:p>06/04/1946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929" calcext:value-type="float">
            <text:p>4892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YBRUAB</text:p>
          </table:table-cell>
          <table:table-cell table:style-name="ce11" office:value-type="string" calcext:value-type="string">
            <text:p>FARRELL</text:p>
          </table:table-cell>
          <table:table-cell table:style-name="ce12" office:value-type="date" office:date-value="1943-01-22" calcext:value-type="date">
            <text:p>22/01/1943</text:p>
          </table:table-cell>
          <table:table-cell table:number-columns-repeated="2" table:style-name="ce11" office:value-type="string" calcext:value-type="string">
            <text:p>MATH</text:p>
          </table:table-cell>
          <table:table-cell table:style-name="ce11" office:value-type="string" calcext:value-type="string">
            <text:p>903</text:p>
          </table:table-cell>
          <table:table-cell table:style-name="ce11" office:value-type="string" calcext:value-type="string">
            <text:p>INSTITUT GALILE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7" calcext:value-type="float">
            <text:p>31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BAVERAB</text:p>
          </table:table-cell>
          <table:table-cell table:style-name="ce11" office:value-type="string" calcext:value-type="string">
            <text:p>DANIEL</text:p>
          </table:table-cell>
          <table:table-cell table:style-name="ce12" office:value-type="date" office:date-value="1975-08-17" calcext:value-type="date">
            <text:p>17/08/1975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7" calcext:value-type="float">
            <text:p>31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BAVERAB</text:p>
          </table:table-cell>
          <table:table-cell table:style-name="ce11" office:value-type="string" calcext:value-type="string">
            <text:p>DANIEL</text:p>
          </table:table-cell>
          <table:table-cell table:style-name="ce12" office:value-type="date" office:date-value="1975-08-17" calcext:value-type="date">
            <text:p>17/08/1975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57" calcext:value-type="float">
            <text:p>95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BIDAB</text:p>
          </table:table-cell>
          <table:table-cell table:style-name="ce11" office:value-type="string" calcext:value-type="string">
            <text:p>MARIE JOSE</text:p>
          </table:table-cell>
          <table:table-cell table:style-name="ce12" office:value-type="date" office:date-value="1995-10-10" calcext:value-type="date">
            <text:p>10/10/1995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00" calcext:value-type="float">
            <text:p>100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LANAB</text:p>
          </table:table-cell>
          <table:table-cell table:style-name="ce11" office:value-type="string" calcext:value-type="string">
            <text:p>THIERRY</text:p>
          </table:table-cell>
          <table:table-cell table:style-name="ce12" office:value-type="date" office:date-value="1944-12-09" calcext:value-type="date">
            <text:p>09/12/1944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22" calcext:value-type="float">
            <text:p>102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VYQUIAB</text:p>
          </table:table-cell>
          <table:table-cell table:style-name="ce11" office:value-type="string" calcext:value-type="string">
            <text:p>LAURE</text:p>
          </table:table-cell>
          <table:table-cell table:style-name="ce12" office:value-type="date" office:date-value="1992-01-20" calcext:value-type="date">
            <text:p>20/01/1992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30" calcext:value-type="float">
            <text:p>103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LAMAB</text:p>
          </table:table-cell>
          <table:table-cell table:style-name="ce11" office:value-type="string" calcext:value-type="string">
            <text:p>SYLVIE</text:p>
          </table:table-cell>
          <table:table-cell table:style-name="ce12" office:value-type="date" office:date-value="1969-09-26" calcext:value-type="date">
            <text:p>26/09/1969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33" calcext:value-type="float">
            <text:p>103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NSIDAB</text:p>
          </table:table-cell>
          <table:table-cell table:style-name="ce11" office:value-type="string" calcext:value-type="string">
            <text:p>JEAN JACQUES</text:p>
          </table:table-cell>
          <table:table-cell table:style-name="ce12" office:value-type="date" office:date-value="1982-08-03" calcext:value-type="date">
            <text:p>03/08/1982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38" calcext:value-type="float">
            <text:p>103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KISTEAB</text:p>
          </table:table-cell>
          <table:table-cell table:style-name="ce11" office:value-type="string" calcext:value-type="string">
            <text:p>JAN</text:p>
          </table:table-cell>
          <table:table-cell table:style-name="ce12" office:value-type="date" office:date-value="1960-09-20" calcext:value-type="date">
            <text:p>20/09/1960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327" calcext:value-type="float">
            <text:p>132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NOBAB</text:p>
          </table:table-cell>
          <table:table-cell table:style-name="ce11" office:value-type="string" calcext:value-type="string">
            <text:p>JEROME</text:p>
          </table:table-cell>
          <table:table-cell table:style-name="ce12" office:value-type="date" office:date-value="1982-09-21" calcext:value-type="date">
            <text:p>21/09/1982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53" calcext:value-type="float">
            <text:p>145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BOUAB</text:p>
          </table:table-cell>
          <table:table-cell table:style-name="ce11" office:value-type="string" calcext:value-type="string">
            <text:p>GERARD</text:p>
          </table:table-cell>
          <table:table-cell table:style-name="ce12" office:value-type="date" office:date-value="1966-10-22" calcext:value-type="date">
            <text:p>22/10/1966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56" calcext:value-type="float">
            <text:p>145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HERAB</text:p>
          </table:table-cell>
          <table:table-cell table:style-name="ce11" office:value-type="string" calcext:value-type="string">
            <text:p>YANN</text:p>
          </table:table-cell>
          <table:table-cell table:style-name="ce12" office:value-type="date" office:date-value="1965-05-06" calcext:value-type="date">
            <text:p>06/05/1965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62" calcext:value-type="float">
            <text:p>146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BOSAB</text:p>
          </table:table-cell>
          <table:table-cell table:style-name="ce11" office:value-type="string" calcext:value-type="string">
            <text:p>FABRICE</text:p>
          </table:table-cell>
          <table:table-cell table:style-name="ce12" office:value-type="date" office:date-value="1947-06-27" calcext:value-type="date">
            <text:p>27/06/1947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252" calcext:value-type="float">
            <text:p>225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ABENAB</text:p>
          </table:table-cell>
          <table:table-cell table:style-name="ce11" office:value-type="string" calcext:value-type="string">
            <text:p>ABDELFETTAH</text:p>
          </table:table-cell>
          <table:table-cell table:style-name="ce12" office:value-type="date" office:date-value="1971-02-07" calcext:value-type="date">
            <text:p>07/02/1971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72" calcext:value-type="float">
            <text:p>237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FOUAB</text:p>
          </table:table-cell>
          <table:table-cell table:style-name="ce11" office:value-type="string" calcext:value-type="string">
            <text:p>DANIELLE</text:p>
          </table:table-cell>
          <table:table-cell table:style-name="ce12" office:value-type="date" office:date-value="1991-10-25" calcext:value-type="date">
            <text:p>25/10/1991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81" calcext:value-type="float">
            <text:p>258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GHBALAB</text:p>
          </table:table-cell>
          <table:table-cell table:style-name="ce11" office:value-type="string" calcext:value-type="string">
            <text:p>KATALIN</text:p>
          </table:table-cell>
          <table:table-cell table:style-name="ce12" office:value-type="date" office:date-value="1976-01-07" calcext:value-type="date">
            <text:p>07/01/1976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03" calcext:value-type="float">
            <text:p>260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RCES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95-01-25" calcext:value-type="date">
            <text:p>25/01/1995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23" calcext:value-type="float">
            <text:p>312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LFESAB</text:p>
          </table:table-cell>
          <table:table-cell table:style-name="ce11" office:value-type="string" calcext:value-type="string">
            <text:p>JEAN MICHEL</text:p>
          </table:table-cell>
          <table:table-cell table:style-name="ce12" office:value-type="date" office:date-value="1984-10-02" calcext:value-type="date">
            <text:p>02/10/1984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31" calcext:value-type="float">
            <text:p>313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TDAMAB</text:p>
          </table:table-cell>
          <table:table-cell table:style-name="ce11" office:value-type="string" calcext:value-type="string">
            <text:p>GISELE</text:p>
          </table:table-cell>
          <table:table-cell table:style-name="ce12" office:value-type="date" office:date-value="1957-09-30" calcext:value-type="date">
            <text:p>30/09/1957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11" calcext:value-type="float">
            <text:p>351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COUAB</text:p>
          </table:table-cell>
          <table:table-cell table:style-name="ce11" office:value-type="string" calcext:value-type="string">
            <text:p>MELANIE</text:p>
          </table:table-cell>
          <table:table-cell table:style-name="ce12" office:value-type="date" office:date-value="1973-11-05" calcext:value-type="date">
            <text:p>05/11/1973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683" calcext:value-type="float">
            <text:p>368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HERAB</text:p>
          </table:table-cell>
          <table:table-cell table:style-name="ce11" office:value-type="string" calcext:value-type="string">
            <text:p>ALICE</text:p>
          </table:table-cell>
          <table:table-cell table:style-name="ce12" office:value-type="date" office:date-value="1991-07-28" calcext:value-type="date">
            <text:p>28/07/1991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684" calcext:value-type="float">
            <text:p>368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ZFIGAB</text:p>
          </table:table-cell>
          <table:table-cell table:style-name="ce11" office:value-type="string" calcext:value-type="string">
            <text:p>FRANCOIS</text:p>
          </table:table-cell>
          <table:table-cell table:style-name="ce12" office:value-type="date" office:date-value="1955-08-13" calcext:value-type="date">
            <text:p>13/08/1955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686" calcext:value-type="float">
            <text:p>368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LIMAB</text:p>
          </table:table-cell>
          <table:table-cell table:style-name="ce11" office:value-type="string" calcext:value-type="string">
            <text:p>ABDELHAMID</text:p>
          </table:table-cell>
          <table:table-cell table:style-name="ce12" office:value-type="date" office:date-value="1976-01-12" calcext:value-type="date">
            <text:p>12/01/1976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687" calcext:value-type="float">
            <text:p>368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MIFEHAB</text:p>
          </table:table-cell>
          <table:table-cell table:style-name="ce11" office:value-type="string" calcext:value-type="string">
            <text:p>CHAKIB</text:p>
          </table:table-cell>
          <table:table-cell table:style-name="ce12" office:value-type="date" office:date-value="1987-11-22" calcext:value-type="date">
            <text:p>22/11/1987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10" calcext:value-type="float">
            <text:p>481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TSEZAB</text:p>
          </table:table-cell>
          <table:table-cell table:style-name="ce11" office:value-type="string" calcext:value-type="string">
            <text:p>EMMANUELLE</text:p>
          </table:table-cell>
          <table:table-cell table:style-name="ce12" office:value-type="date" office:date-value="1985-07-19" calcext:value-type="date">
            <text:p>19/07/1985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961" calcext:value-type="float">
            <text:p>496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EDELAB</text:p>
          </table:table-cell>
          <table:table-cell table:style-name="ce11" office:value-type="string" calcext:value-type="string">
            <text:p>FRANCOISE-EMMANUELLE</text:p>
          </table:table-cell>
          <table:table-cell table:style-name="ce12" office:value-type="date" office:date-value="1958-09-04" calcext:value-type="date">
            <text:p>04/09/1958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971" calcext:value-type="float">
            <text:p>497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YJAFAB</text:p>
          </table:table-cell>
          <table:table-cell table:style-name="ce11" office:value-type="string" calcext:value-type="string">
            <text:p>LOUIS</text:p>
          </table:table-cell>
          <table:table-cell table:style-name="ce12" office:value-type="date" office:date-value="1959-08-23" calcext:value-type="date">
            <text:p>23/08/1959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227" calcext:value-type="float">
            <text:p>522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COU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49-12-16" calcext:value-type="date">
            <text:p>16/12/1949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005" calcext:value-type="float">
            <text:p>600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CTALAB</text:p>
          </table:table-cell>
          <table:table-cell table:style-name="ce11" office:value-type="string" calcext:value-type="string">
            <text:p>RODOLPHE</text:p>
          </table:table-cell>
          <table:table-cell table:style-name="ce12" office:value-type="date" office:date-value="1966-11-25" calcext:value-type="date">
            <text:p>25/11/1966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8861" calcext:value-type="float">
            <text:p>886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AGALAB</text:p>
          </table:table-cell>
          <table:table-cell table:style-name="ce11" office:value-type="string" calcext:value-type="string">
            <text:p>MARIA IZABEL</text:p>
          </table:table-cell>
          <table:table-cell table:style-name="ce12" office:value-type="date" office:date-value="1979-12-05" calcext:value-type="date">
            <text:p>05/12/1979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375" calcext:value-type="float">
            <text:p>1537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GUIAB</text:p>
          </table:table-cell>
          <table:table-cell table:style-name="ce11" office:value-type="string" calcext:value-type="string">
            <text:p>THOMAS</text:p>
          </table:table-cell>
          <table:table-cell table:style-name="ce12" office:value-type="date" office:date-value="1985-06-15" calcext:value-type="date">
            <text:p>15/06/1985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376" calcext:value-type="float">
            <text:p>1537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TVAIAB</text:p>
          </table:table-cell>
          <table:table-cell table:style-name="ce11" office:value-type="string" calcext:value-type="string">
            <text:p>PASCAL</text:p>
          </table:table-cell>
          <table:table-cell table:style-name="ce12" office:value-type="date" office:date-value="1967-06-24" calcext:value-type="date">
            <text:p>24/06/1967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7375" calcext:value-type="float">
            <text:p>2737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ABE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64-09-25" calcext:value-type="date">
            <text:p>25/09/1964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9275" calcext:value-type="float">
            <text:p>2927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DIJEDAB</text:p>
          </table:table-cell>
          <table:table-cell table:style-name="ce11" office:value-type="string" calcext:value-type="string">
            <text:p>RIM</text:p>
          </table:table-cell>
          <table:table-cell table:style-name="ce12" office:value-type="date" office:date-value="1951-11-28" calcext:value-type="date">
            <text:p>28/11/1951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9374" calcext:value-type="float">
            <text:p>2937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ELI-AB</text:p>
          </table:table-cell>
          <table:table-cell table:style-name="ce11" office:value-type="string" calcext:value-type="string">
            <text:p>SEBASTIEN</text:p>
          </table:table-cell>
          <table:table-cell table:style-name="ce12" office:value-type="date" office:date-value="1978-03-15" calcext:value-type="date">
            <text:p>15/03/1978</text:p>
          </table:table-cell>
          <table:table-cell table:number-columns-repeated="2" table:style-name="ce11" office:value-type="string" calcext:value-type="string">
            <text:p>GEA-B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5810" calcext:value-type="float">
            <text:p>4581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MKIMAB</text:p>
          </table:table-cell>
          <table:table-cell table:style-name="ce11" office:value-type="string" calcext:value-type="string">
            <text:p>MIN JI</text:p>
          </table:table-cell>
          <table:table-cell table:style-name="ce12" office:value-type="date" office:date-value="1992-11-21" calcext:value-type="date">
            <text:p>21/11/1992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5811" calcext:value-type="float">
            <text:p>4581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CHEAB</text:p>
          </table:table-cell>
          <table:table-cell table:style-name="ce11" office:value-type="string" calcext:value-type="string">
            <text:p>CHRISTINE</text:p>
          </table:table-cell>
          <table:table-cell table:style-name="ce12" office:value-type="date" office:date-value="1963-07-06" calcext:value-type="date">
            <text:p>06/07/1963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5812" calcext:value-type="float">
            <text:p>4581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UMOUAB</text:p>
          </table:table-cell>
          <table:table-cell table:style-name="ce11" office:value-type="string" calcext:value-type="string">
            <text:p>ELENI</text:p>
          </table:table-cell>
          <table:table-cell table:style-name="ce12" office:value-type="date" office:date-value="1949-10-05" calcext:value-type="date">
            <text:p>05/10/1949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5813" calcext:value-type="float">
            <text:p>4581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OCOLAB</text:p>
          </table:table-cell>
          <table:table-cell table:style-name="ce11" office:value-type="string" calcext:value-type="string">
            <text:p>ELISABETH</text:p>
          </table:table-cell>
          <table:table-cell table:style-name="ce12" office:value-type="date" office:date-value="1995-05-12" calcext:value-type="date">
            <text:p>12/05/1995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5833" calcext:value-type="float">
            <text:p>4583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DAALEAB</text:p>
          </table:table-cell>
          <table:table-cell table:style-name="ce11" office:value-type="string" calcext:value-type="string">
            <text:p>CELINE</text:p>
          </table:table-cell>
          <table:table-cell table:style-name="ce12" office:value-type="date" office:date-value="1976-05-30" calcext:value-type="date">
            <text:p>30/05/1976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0540" calcext:value-type="float">
            <text:p>5054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BACOR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55-06-25" calcext:value-type="date">
            <text:p>25/06/1955</text:p>
          </table:table-cell>
          <table:table-cell table:number-columns-repeated="2" table:style-name="ce11" office:value-type="string" calcext:value-type="string">
            <text:p>CS</text:p>
          </table:table-cell>
          <table:table-cell table:style-name="ce11" office:value-type="string" calcext:value-type="string">
            <text:p>925</text:p>
          </table:table-cell>
          <table:table-cell table:style-name="ce11" office:value-type="string" calcext:value-type="string">
            <text:p>IUT DE BOBIGNY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87" calcext:value-type="float">
            <text:p>58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BLAIAB</text:p>
          </table:table-cell>
          <table:table-cell table:style-name="ce11" office:value-type="string" calcext:value-type="string">
            <text:p>NACER</text:p>
          </table:table-cell>
          <table:table-cell table:style-name="ce12" office:value-type="date" office:date-value="1972-07-13" calcext:value-type="date">
            <text:p>13/07/1972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95" calcext:value-type="float">
            <text:p>59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GEHAGAB</text:p>
          </table:table-cell>
          <table:table-cell table:style-name="ce11" office:value-type="string" calcext:value-type="string">
            <text:p>BEATRICE</text:p>
          </table:table-cell>
          <table:table-cell table:style-name="ce12" office:value-type="date" office:date-value="1951-03-02" calcext:value-type="date">
            <text:p>02/03/1951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61" calcext:value-type="float">
            <text:p>106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AAHEAB</text:p>
          </table:table-cell>
          <table:table-cell table:style-name="ce11" office:value-type="string" calcext:value-type="string">
            <text:p>DRISS</text:p>
          </table:table-cell>
          <table:table-cell table:style-name="ce12" office:value-type="date" office:date-value="1969-01-08" calcext:value-type="date">
            <text:p>08/01/1969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30" calcext:value-type="float">
            <text:p>113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EMORAB</text:p>
          </table:table-cell>
          <table:table-cell table:style-name="ce11" office:value-type="string" calcext:value-type="string">
            <text:p>JENNIFER</text:p>
          </table:table-cell>
          <table:table-cell table:style-name="ce12" office:value-type="date" office:date-value="1950-06-10" calcext:value-type="date">
            <text:p>10/06/1950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37" calcext:value-type="float">
            <text:p>113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NBABAB</text:p>
          </table:table-cell>
          <table:table-cell table:style-name="ce11" office:value-type="string" calcext:value-type="string">
            <text:p>GERARD</text:p>
          </table:table-cell>
          <table:table-cell table:style-name="ce12" office:value-type="date" office:date-value="1944-04-21" calcext:value-type="date">
            <text:p>21/04/1944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39" calcext:value-type="float">
            <text:p>113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SEBARAB</text:p>
          </table:table-cell>
          <table:table-cell table:style-name="ce11" office:value-type="string" calcext:value-type="string">
            <text:p>SOLANGE</text:p>
          </table:table-cell>
          <table:table-cell table:style-name="ce12" office:value-type="date" office:date-value="1955-04-21" calcext:value-type="date">
            <text:p>21/04/1955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40" calcext:value-type="float">
            <text:p>114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RBENAB</text:p>
          </table:table-cell>
          <table:table-cell table:style-name="ce11" office:value-type="string" calcext:value-type="string">
            <text:p>MOUNIR</text:p>
          </table:table-cell>
          <table:table-cell table:style-name="ce12" office:value-type="date" office:date-value="1943-02-24" calcext:value-type="date">
            <text:p>24/02/1943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41" calcext:value-type="float">
            <text:p>114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NJUL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51-06-03" calcext:value-type="date">
            <text:p>03/06/1951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45" calcext:value-type="float">
            <text:p>114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BERAB</text:p>
          </table:table-cell>
          <table:table-cell table:style-name="ce11" office:value-type="string" calcext:value-type="string">
            <text:p>MARTINE</text:p>
          </table:table-cell>
          <table:table-cell table:style-name="ce12" office:value-type="date" office:date-value="1991-12-07" calcext:value-type="date">
            <text:p>07/12/1991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46" calcext:value-type="float">
            <text:p>114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BERAB</text:p>
          </table:table-cell>
          <table:table-cell table:style-name="ce11" office:value-type="string" calcext:value-type="string">
            <text:p>IRENE</text:p>
          </table:table-cell>
          <table:table-cell table:style-name="ce12" office:value-type="date" office:date-value="1962-01-03" calcext:value-type="date">
            <text:p>03/01/1962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49" calcext:value-type="float">
            <text:p>114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SBOD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69-07-22" calcext:value-type="date">
            <text:p>22/07/1969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52" calcext:value-type="float">
            <text:p>115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BOUAB</text:p>
          </table:table-cell>
          <table:table-cell table:style-name="ce11" office:value-type="string" calcext:value-type="string">
            <text:p>JEAN</text:p>
          </table:table-cell>
          <table:table-cell table:style-name="ce12" office:value-type="date" office:date-value="1953-05-17" calcext:value-type="date">
            <text:p>17/05/1953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54" calcext:value-type="float">
            <text:p>115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BRE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90-11-29" calcext:value-type="date">
            <text:p>29/11/1990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56" calcext:value-type="float">
            <text:p>115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OCAOAB</text:p>
          </table:table-cell>
          <table:table-cell table:style-name="ce11" office:value-type="string" calcext:value-type="string">
            <text:p>XUAN AN</text:p>
          </table:table-cell>
          <table:table-cell table:style-name="ce12" office:value-type="date" office:date-value="1987-07-15" calcext:value-type="date">
            <text:p>15/07/1987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60" calcext:value-type="float">
            <text:p>116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RCHHAB</text:p>
          </table:table-cell>
          <table:table-cell table:style-name="ce11" office:value-type="string" calcext:value-type="string">
            <text:p>Y SOK KHAY</text:p>
          </table:table-cell>
          <table:table-cell table:style-name="ce12" office:value-type="date" office:date-value="1982-02-01" calcext:value-type="date">
            <text:p>01/02/1982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68" calcext:value-type="float">
            <text:p>116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DELAB</text:p>
          </table:table-cell>
          <table:table-cell table:style-name="ce11" office:value-type="string" calcext:value-type="string">
            <text:p>MARIE FRANCOISE</text:p>
          </table:table-cell>
          <table:table-cell table:style-name="ce12" office:value-type="date" office:date-value="1942-11-19" calcext:value-type="date">
            <text:p>19/11/1942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73" calcext:value-type="float">
            <text:p>117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DUP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60-05-10" calcext:value-type="date">
            <text:p>10/05/1960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81" calcext:value-type="float">
            <text:p>118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NDERAB</text:p>
          </table:table-cell>
          <table:table-cell table:style-name="ce11" office:value-type="string" calcext:value-type="string">
            <text:p>MICHELE</text:p>
          </table:table-cell>
          <table:table-cell table:style-name="ce12" office:value-type="date" office:date-value="1946-05-14" calcext:value-type="date">
            <text:p>14/05/1946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86" calcext:value-type="float">
            <text:p>118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DOGALAB</text:p>
          </table:table-cell>
          <table:table-cell table:style-name="ce11" office:value-type="string" calcext:value-type="string">
            <text:p>ESTHER</text:p>
          </table:table-cell>
          <table:table-cell table:style-name="ce12" office:value-type="date" office:date-value="1984-01-21" calcext:value-type="date">
            <text:p>21/01/1984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88" calcext:value-type="float">
            <text:p>118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GOD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41-01-29" calcext:value-type="date">
            <text:p>29/01/1941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90" calcext:value-type="float">
            <text:p>119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XGOR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49-09-08" calcext:value-type="date">
            <text:p>08/09/1949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91" calcext:value-type="float">
            <text:p>119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GOUAB</text:p>
          </table:table-cell>
          <table:table-cell table:style-name="ce11" office:value-type="string" calcext:value-type="string">
            <text:p>JEAN MARIE</text:p>
          </table:table-cell>
          <table:table-cell table:style-name="ce12" office:value-type="date" office:date-value="1954-02-24" calcext:value-type="date">
            <text:p>24/02/1954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93" calcext:value-type="float">
            <text:p>119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HGRAAB</text:p>
          </table:table-cell>
          <table:table-cell table:style-name="ce11" office:value-type="string" calcext:value-type="string">
            <text:p>MARYVONNE</text:p>
          </table:table-cell>
          <table:table-cell table:style-name="ce12" office:value-type="date" office:date-value="1942-07-26" calcext:value-type="date">
            <text:p>26/07/1942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94" calcext:value-type="float">
            <text:p>119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SMON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78-09-21" calcext:value-type="date">
            <text:p>21/09/1978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96" calcext:value-type="float">
            <text:p>119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GEGRA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77-04-16" calcext:value-type="date">
            <text:p>16/04/1977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03" calcext:value-type="float">
            <text:p>120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LMAYAB</text:p>
          </table:table-cell>
          <table:table-cell table:style-name="ce11" office:value-type="string" calcext:value-type="string">
            <text:p>SAMUEL</text:p>
          </table:table-cell>
          <table:table-cell table:style-name="ce12" office:value-type="date" office:date-value="1962-05-22" calcext:value-type="date">
            <text:p>22/05/1962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04" calcext:value-type="float">
            <text:p>120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HUGAB</text:p>
          </table:table-cell>
          <table:table-cell table:style-name="ce11" office:value-type="string" calcext:value-type="string">
            <text:p>BERNARD</text:p>
          </table:table-cell>
          <table:table-cell table:style-name="ce12" office:value-type="date" office:date-value="1993-08-16" calcext:value-type="date">
            <text:p>16/08/1993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05" calcext:value-type="float">
            <text:p>120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HUG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65-08-14" calcext:value-type="date">
            <text:p>14/08/1965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10" calcext:value-type="float">
            <text:p>121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NKAHAB</text:p>
          </table:table-cell>
          <table:table-cell table:style-name="ce11" office:value-type="string" calcext:value-type="string">
            <text:p>CHARLIE</text:p>
          </table:table-cell>
          <table:table-cell table:style-name="ce12" office:value-type="date" office:date-value="1942-09-18" calcext:value-type="date">
            <text:p>18/09/1942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16" calcext:value-type="float">
            <text:p>121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CLE AB</text:p>
          </table:table-cell>
          <table:table-cell table:style-name="ce11" office:value-type="string" calcext:value-type="string">
            <text:p>JOEL</text:p>
          </table:table-cell>
          <table:table-cell table:style-name="ce12" office:value-type="date" office:date-value="1968-06-25" calcext:value-type="date">
            <text:p>25/06/1968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18" calcext:value-type="float">
            <text:p>121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ILELAB</text:p>
          </table:table-cell>
          <table:table-cell table:style-name="ce11" office:value-type="string" calcext:value-type="string">
            <text:p>PAOLO</text:p>
          </table:table-cell>
          <table:table-cell table:style-name="ce12" office:value-type="date" office:date-value="1980-12-06" calcext:value-type="date">
            <text:p>06/12/1980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28" calcext:value-type="float">
            <text:p>122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IMAWAB</text:p>
          </table:table-cell>
          <table:table-cell table:style-name="ce11" office:value-type="string" calcext:value-type="string">
            <text:p>KWAMIVI</text:p>
          </table:table-cell>
          <table:table-cell table:style-name="ce12" office:value-type="date" office:date-value="1946-11-03" calcext:value-type="date">
            <text:p>03/11/1946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30" calcext:value-type="float">
            <text:p>123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MILAB</text:p>
          </table:table-cell>
          <table:table-cell table:style-name="ce11" office:value-type="string" calcext:value-type="string">
            <text:p>JEAN MICHEL</text:p>
          </table:table-cell>
          <table:table-cell table:style-name="ce12" office:value-type="date" office:date-value="1986-05-08" calcext:value-type="date">
            <text:p>08/05/1986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41" calcext:value-type="float">
            <text:p>124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PAVAB</text:p>
          </table:table-cell>
          <table:table-cell table:style-name="ce11" office:value-type="string" calcext:value-type="string">
            <text:p>PASCAL</text:p>
          </table:table-cell>
          <table:table-cell table:style-name="ce12" office:value-type="date" office:date-value="1949-01-12" calcext:value-type="date">
            <text:p>12/01/1949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44" calcext:value-type="float">
            <text:p>124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DGOD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85-09-28" calcext:value-type="date">
            <text:p>28/09/1985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46" calcext:value-type="float">
            <text:p>124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TPIAAB</text:p>
          </table:table-cell>
          <table:table-cell table:style-name="ce11" office:value-type="string" calcext:value-type="string">
            <text:p>JEAN CLAUDE</text:p>
          </table:table-cell>
          <table:table-cell table:style-name="ce12" office:value-type="date" office:date-value="1975-08-21" calcext:value-type="date">
            <text:p>21/08/1975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62" calcext:value-type="float">
            <text:p>126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RUA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50-03-19" calcext:value-type="date">
            <text:p>19/03/1950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63" calcext:value-type="float">
            <text:p>126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SANAB</text:p>
          </table:table-cell>
          <table:table-cell table:style-name="ce11" office:value-type="string" calcext:value-type="string">
            <text:p>JEAN JACQUES</text:p>
          </table:table-cell>
          <table:table-cell table:style-name="ce12" office:value-type="date" office:date-value="1957-01-06" calcext:value-type="date">
            <text:p>06/01/1957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65" calcext:value-type="float">
            <text:p>126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YTOBAB</text:p>
          </table:table-cell>
          <table:table-cell table:style-name="ce11" office:value-type="string" calcext:value-type="string">
            <text:p>PASCAL</text:p>
          </table:table-cell>
          <table:table-cell table:style-name="ce12" office:value-type="date" office:date-value="1944-12-10" calcext:value-type="date">
            <text:p>10/12/1944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66" calcext:value-type="float">
            <text:p>126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ESEBAB</text:p>
          </table:table-cell>
          <table:table-cell table:style-name="ce11" office:value-type="string" calcext:value-type="string">
            <text:p>MARYLINE</text:p>
          </table:table-cell>
          <table:table-cell table:style-name="ce12" office:value-type="date" office:date-value="1988-11-28" calcext:value-type="date">
            <text:p>28/11/1988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68" calcext:value-type="float">
            <text:p>126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STRA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54-10-29" calcext:value-type="date">
            <text:p>29/10/1954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72" calcext:value-type="float">
            <text:p>127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WAD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49-05-24" calcext:value-type="date">
            <text:p>24/05/1949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74" calcext:value-type="float">
            <text:p>127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DZOUAB</text:p>
          </table:table-cell>
          <table:table-cell table:style-name="ce11" office:value-type="string" calcext:value-type="string">
            <text:p>RACHID</text:p>
          </table:table-cell>
          <table:table-cell table:style-name="ce12" office:value-type="date" office:date-value="1945-05-28" calcext:value-type="date">
            <text:p>28/05/1945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59" calcext:value-type="float">
            <text:p>145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SCALAB</text:p>
          </table:table-cell>
          <table:table-cell table:style-name="ce11" office:value-type="string" calcext:value-type="string">
            <text:p>DAVID</text:p>
          </table:table-cell>
          <table:table-cell table:style-name="ce12" office:value-type="date" office:date-value="1984-11-29" calcext:value-type="date">
            <text:p>29/11/1984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64" calcext:value-type="float">
            <text:p>146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ADJE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58-11-25" calcext:value-type="date">
            <text:p>25/11/1958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71" calcext:value-type="float">
            <text:p>147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ACHAB</text:p>
          </table:table-cell>
          <table:table-cell table:style-name="ce11" office:value-type="string" calcext:value-type="string">
            <text:p>JOCELYN</text:p>
          </table:table-cell>
          <table:table-cell table:style-name="ce12" office:value-type="date" office:date-value="1987-02-18" calcext:value-type="date">
            <text:p>18/02/1987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97" calcext:value-type="float">
            <text:p>149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BAPAB</text:p>
          </table:table-cell>
          <table:table-cell table:style-name="ce11" office:value-type="string" calcext:value-type="string">
            <text:p>SHARON</text:p>
          </table:table-cell>
          <table:table-cell table:style-name="ce12" office:value-type="date" office:date-value="1955-10-11" calcext:value-type="date">
            <text:p>11/10/1955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43" calcext:value-type="float">
            <text:p>154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SDIRAB</text:p>
          </table:table-cell>
          <table:table-cell table:style-name="ce11" office:value-type="string" calcext:value-type="string">
            <text:p>GUY</text:p>
          </table:table-cell>
          <table:table-cell table:style-name="ce12" office:value-type="date" office:date-value="1953-10-28" calcext:value-type="date">
            <text:p>28/10/1953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62" calcext:value-type="float">
            <text:p>156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IGASAB</text:p>
          </table:table-cell>
          <table:table-cell table:style-name="ce11" office:value-type="string" calcext:value-type="string">
            <text:p>MONIQUE</text:p>
          </table:table-cell>
          <table:table-cell table:style-name="ce12" office:value-type="date" office:date-value="1959-05-07" calcext:value-type="date">
            <text:p>07/05/1959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77" calcext:value-type="float">
            <text:p>167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ODI AB</text:p>
          </table:table-cell>
          <table:table-cell table:style-name="ce11" office:value-type="string" calcext:value-type="string">
            <text:p>MELANIE</text:p>
          </table:table-cell>
          <table:table-cell table:style-name="ce12" office:value-type="date" office:date-value="1980-12-11" calcext:value-type="date">
            <text:p>11/12/1980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45" calcext:value-type="float">
            <text:p>174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BER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77-12-10" calcext:value-type="date">
            <text:p>10/12/1977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11" calcext:value-type="float">
            <text:p>201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BEU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78-12-25" calcext:value-type="date">
            <text:p>25/12/1978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18" calcext:value-type="float">
            <text:p>201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ROUAB</text:p>
          </table:table-cell>
          <table:table-cell table:style-name="ce11" office:value-type="string" calcext:value-type="string">
            <text:p>YVES</text:p>
          </table:table-cell>
          <table:table-cell table:style-name="ce12" office:value-type="date" office:date-value="1987-06-02" calcext:value-type="date">
            <text:p>02/06/1987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33" calcext:value-type="float">
            <text:p>203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TETAB</text:p>
          </table:table-cell>
          <table:table-cell table:style-name="ce11" office:value-type="string" calcext:value-type="string">
            <text:p>FLORENT</text:p>
          </table:table-cell>
          <table:table-cell table:style-name="ce12" office:value-type="date" office:date-value="1992-02-21" calcext:value-type="date">
            <text:p>21/02/1992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82" calcext:value-type="float">
            <text:p>208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GLAN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92-08-13" calcext:value-type="date">
            <text:p>13/08/1992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115" calcext:value-type="float">
            <text:p>211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TDUP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89-08-28" calcext:value-type="date">
            <text:p>28/08/1989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04" calcext:value-type="float">
            <text:p>250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ANWAB</text:p>
          </table:table-cell>
          <table:table-cell table:style-name="ce11" office:value-type="string" calcext:value-type="string">
            <text:p>NABIL</text:p>
          </table:table-cell>
          <table:table-cell table:style-name="ce12" office:value-type="date" office:date-value="1967-02-03" calcext:value-type="date">
            <text:p>03/02/1967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11" calcext:value-type="float">
            <text:p>251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DUTAB</text:p>
          </table:table-cell>
          <table:table-cell table:style-name="ce11" office:value-type="string" calcext:value-type="string">
            <text:p>XAVIER</text:p>
          </table:table-cell>
          <table:table-cell table:style-name="ce12" office:value-type="date" office:date-value="1956-08-03" calcext:value-type="date">
            <text:p>03/08/1956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07" calcext:value-type="float">
            <text:p>260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CMAD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73-11-19" calcext:value-type="date">
            <text:p>19/11/1973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717" calcext:value-type="float">
            <text:p>271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TLORAB</text:p>
          </table:table-cell>
          <table:table-cell table:style-name="ce11" office:value-type="string" calcext:value-type="string">
            <text:p>FRANCOISE</text:p>
          </table:table-cell>
          <table:table-cell table:style-name="ce12" office:value-type="date" office:date-value="1993-03-05" calcext:value-type="date">
            <text:p>05/03/1993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27" calcext:value-type="float">
            <text:p>282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VAMIHAB</text:p>
          </table:table-cell>
          <table:table-cell table:style-name="ce11" office:value-type="string" calcext:value-type="string">
            <text:p>STEFKA</text:p>
          </table:table-cell>
          <table:table-cell table:style-name="ce12" office:value-type="date" office:date-value="1951-01-29" calcext:value-type="date">
            <text:p>29/01/1951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53" calcext:value-type="float">
            <text:p>285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SREC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73-07-31" calcext:value-type="date">
            <text:p>31/07/1973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75" calcext:value-type="float">
            <text:p>287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ADUBAB</text:p>
          </table:table-cell>
          <table:table-cell table:style-name="ce11" office:value-type="string" calcext:value-type="string">
            <text:p>HUBERT</text:p>
          </table:table-cell>
          <table:table-cell table:style-name="ce12" office:value-type="date" office:date-value="1953-09-18" calcext:value-type="date">
            <text:p>18/09/1953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939" calcext:value-type="float">
            <text:p>293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VCURAB</text:p>
          </table:table-cell>
          <table:table-cell table:style-name="ce11" office:value-type="string" calcext:value-type="string">
            <text:p>OLEG</text:p>
          </table:table-cell>
          <table:table-cell table:style-name="ce12" office:value-type="date" office:date-value="1941-12-07" calcext:value-type="date">
            <text:p>07/12/1941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009" calcext:value-type="float">
            <text:p>300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JOUAB</text:p>
          </table:table-cell>
          <table:table-cell table:style-name="ce11" office:value-type="string" calcext:value-type="string">
            <text:p>NOUREDDINE</text:p>
          </table:table-cell>
          <table:table-cell table:style-name="ce12" office:value-type="date" office:date-value="1988-03-22" calcext:value-type="date">
            <text:p>22/03/1988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58" calcext:value-type="float">
            <text:p>315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NSECAB</text:p>
          </table:table-cell>
          <table:table-cell table:style-name="ce11" office:value-type="string" calcext:value-type="string">
            <text:p>AURELIA</text:p>
          </table:table-cell>
          <table:table-cell table:style-name="ce12" office:value-type="date" office:date-value="1952-11-17" calcext:value-type="date">
            <text:p>17/11/1952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69" calcext:value-type="float">
            <text:p>316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SILAB</text:p>
          </table:table-cell>
          <table:table-cell table:style-name="ce11" office:value-type="string" calcext:value-type="string">
            <text:p>VIRGINIE</text:p>
          </table:table-cell>
          <table:table-cell table:style-name="ce12" office:value-type="date" office:date-value="1994-12-05" calcext:value-type="date">
            <text:p>05/12/1994</text:p>
          </table:table-cell>
          <table:table-cell table:number-columns-repeated="2" table:style-name="ce11" office:value-type="string" calcext:value-type="string">
            <text:p>TC-L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78" calcext:value-type="float">
            <text:p>317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CECAB</text:p>
          </table:table-cell>
          <table:table-cell table:style-name="ce11" office:value-type="string" calcext:value-type="string">
            <text:p>CHRISTINE</text:p>
          </table:table-cell>
          <table:table-cell table:style-name="ce12" office:value-type="date" office:date-value="1984-01-13" calcext:value-type="date">
            <text:p>13/01/1984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61" calcext:value-type="float">
            <text:p>326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SOUAB</text:p>
          </table:table-cell>
          <table:table-cell table:style-name="ce11" office:value-type="string" calcext:value-type="string">
            <text:p>WIDED</text:p>
          </table:table-cell>
          <table:table-cell table:style-name="ce12" office:value-type="date" office:date-value="1944-03-20" calcext:value-type="date">
            <text:p>20/03/1944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81" calcext:value-type="float">
            <text:p>348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RAMAB</text:p>
          </table:table-cell>
          <table:table-cell table:style-name="ce11" office:value-type="string" calcext:value-type="string">
            <text:p>SALAH</text:p>
          </table:table-cell>
          <table:table-cell table:style-name="ce12" office:value-type="date" office:date-value="1942-01-28" calcext:value-type="date">
            <text:p>28/01/1942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73" calcext:value-type="float">
            <text:p>357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CHAAB</text:p>
          </table:table-cell>
          <table:table-cell table:style-name="ce11" office:value-type="string" calcext:value-type="string">
            <text:p>KARINE</text:p>
          </table:table-cell>
          <table:table-cell table:style-name="ce12" office:value-type="date" office:date-value="1959-03-26" calcext:value-type="date">
            <text:p>26/03/1959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606" calcext:value-type="float">
            <text:p>360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SOUAB</text:p>
          </table:table-cell>
          <table:table-cell table:style-name="ce11" office:value-type="string" calcext:value-type="string">
            <text:p>MATHILDE</text:p>
          </table:table-cell>
          <table:table-cell table:style-name="ce12" office:value-type="date" office:date-value="1948-10-27" calcext:value-type="date">
            <text:p>27/10/1948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695" calcext:value-type="float">
            <text:p>369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LERAB</text:p>
          </table:table-cell>
          <table:table-cell table:style-name="ce11" office:value-type="string" calcext:value-type="string">
            <text:p>ERICK</text:p>
          </table:table-cell>
          <table:table-cell table:style-name="ce12" office:value-type="date" office:date-value="1951-06-09" calcext:value-type="date">
            <text:p>09/06/1951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697" calcext:value-type="float">
            <text:p>369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CGLEAB</text:p>
          </table:table-cell>
          <table:table-cell table:style-name="ce11" office:value-type="string" calcext:value-type="string">
            <text:p>MIKAEL</text:p>
          </table:table-cell>
          <table:table-cell table:style-name="ce12" office:value-type="date" office:date-value="1992-05-20" calcext:value-type="date">
            <text:p>20/05/1992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05" calcext:value-type="float">
            <text:p>370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DBLOAB</text:p>
          </table:table-cell>
          <table:table-cell table:style-name="ce11" office:value-type="string" calcext:value-type="string">
            <text:p>CELINE</text:p>
          </table:table-cell>
          <table:table-cell table:style-name="ce12" office:value-type="date" office:date-value="1941-06-02" calcext:value-type="date">
            <text:p>02/06/1941</text:p>
          </table:table-cell>
          <table:table-cell table:number-columns-repeated="2" table:style-name="ce11" office:value-type="string" calcext:value-type="string">
            <text:p>TC-L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08" calcext:value-type="float">
            <text:p>370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CASAB</text:p>
          </table:table-cell>
          <table:table-cell table:style-name="ce11" office:value-type="string" calcext:value-type="string">
            <text:p>VANESSA</text:p>
          </table:table-cell>
          <table:table-cell table:style-name="ce12" office:value-type="date" office:date-value="1963-06-01" calcext:value-type="date">
            <text:p>01/06/1963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11" calcext:value-type="float">
            <text:p>371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BUR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72-02-26" calcext:value-type="date">
            <text:p>26/02/1972</text:p>
          </table:table-cell>
          <table:table-cell table:number-columns-repeated="2" table:style-name="ce11" office:value-type="string" calcext:value-type="string">
            <text:p>TC-L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14" calcext:value-type="float">
            <text:p>371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NDEBAB</text:p>
          </table:table-cell>
          <table:table-cell table:style-name="ce11" office:value-type="string" calcext:value-type="string">
            <text:p>VALERIE</text:p>
          </table:table-cell>
          <table:table-cell table:style-name="ce12" office:value-type="date" office:date-value="1984-02-09" calcext:value-type="date">
            <text:p>09/02/1984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23" calcext:value-type="float">
            <text:p>372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MAU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49-11-25" calcext:value-type="date">
            <text:p>25/11/1949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42" calcext:value-type="float">
            <text:p>374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SOU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42-03-16" calcext:value-type="date">
            <text:p>16/03/1942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24" calcext:value-type="float">
            <text:p>382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LAVAB</text:p>
          </table:table-cell>
          <table:table-cell table:style-name="ce11" office:value-type="string" calcext:value-type="string">
            <text:p>FLORIANE</text:p>
          </table:table-cell>
          <table:table-cell table:style-name="ce12" office:value-type="date" office:date-value="1949-04-12" calcext:value-type="date">
            <text:p>12/04/1949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920" calcext:value-type="float">
            <text:p>392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ISMAAB</text:p>
          </table:table-cell>
          <table:table-cell table:style-name="ce11" office:value-type="string" calcext:value-type="string">
            <text:p>LILIA</text:p>
          </table:table-cell>
          <table:table-cell table:style-name="ce12" office:value-type="date" office:date-value="1976-07-08" calcext:value-type="date">
            <text:p>08/07/1976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922" calcext:value-type="float">
            <text:p>392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TOUAB</text:p>
          </table:table-cell>
          <table:table-cell table:style-name="ce11" office:value-type="string" calcext:value-type="string">
            <text:p>SYLVAIN</text:p>
          </table:table-cell>
          <table:table-cell table:style-name="ce12" office:value-type="date" office:date-value="1957-03-12" calcext:value-type="date">
            <text:p>12/03/1957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093" calcext:value-type="float">
            <text:p>409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ASOUAB</text:p>
          </table:table-cell>
          <table:table-cell table:style-name="ce11" office:value-type="string" calcext:value-type="string">
            <text:p>FATIMA LINA</text:p>
          </table:table-cell>
          <table:table-cell table:style-name="ce12" office:value-type="date" office:date-value="1969-07-25" calcext:value-type="date">
            <text:p>25/07/1969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095" calcext:value-type="float">
            <text:p>409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IAMAAB</text:p>
          </table:table-cell>
          <table:table-cell table:style-name="ce11" office:value-type="string" calcext:value-type="string">
            <text:p>SAID</text:p>
          </table:table-cell>
          <table:table-cell table:style-name="ce12" office:value-type="date" office:date-value="1952-02-29" calcext:value-type="date">
            <text:p>29/02/1952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096" calcext:value-type="float">
            <text:p>409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ILAMAB</text:p>
          </table:table-cell>
          <table:table-cell table:style-name="ce11" office:value-type="string" calcext:value-type="string">
            <text:p>HEND</text:p>
          </table:table-cell>
          <table:table-cell table:style-name="ce12" office:value-type="date" office:date-value="1984-02-17" calcext:value-type="date">
            <text:p>17/02/1984</text:p>
          </table:table-cell>
          <table:table-cell table:number-columns-repeated="2" table:style-name="ce11" office:value-type="string" calcext:value-type="string">
            <text:p>TC-L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098" calcext:value-type="float">
            <text:p>409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UBOUAB</text:p>
          </table:table-cell>
          <table:table-cell table:style-name="ce11" office:value-type="string" calcext:value-type="string">
            <text:p>BRUNO</text:p>
          </table:table-cell>
          <table:table-cell table:style-name="ce12" office:value-type="date" office:date-value="1953-06-18" calcext:value-type="date">
            <text:p>18/06/1953</text:p>
          </table:table-cell>
          <table:table-cell table:number-columns-repeated="2" table:style-name="ce11" office:value-type="string" calcext:value-type="string">
            <text:p>TC-L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83" calcext:value-type="float">
            <text:p>418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LEB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48-04-21" calcext:value-type="date">
            <text:p>21/04/1948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217" calcext:value-type="float">
            <text:p>421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MEHAB</text:p>
          </table:table-cell>
          <table:table-cell table:style-name="ce11" office:value-type="string" calcext:value-type="string">
            <text:p>CHARYAR</text:p>
          </table:table-cell>
          <table:table-cell table:style-name="ce12" office:value-type="date" office:date-value="1969-12-04" calcext:value-type="date">
            <text:p>04/12/1969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239" calcext:value-type="float">
            <text:p>423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EDEWAB</text:p>
          </table:table-cell>
          <table:table-cell table:style-name="ce11" office:value-type="string" calcext:value-type="string">
            <text:p>LUDIVINE</text:p>
          </table:table-cell>
          <table:table-cell table:style-name="ce12" office:value-type="date" office:date-value="1953-10-28" calcext:value-type="date">
            <text:p>28/10/1953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13" calcext:value-type="float">
            <text:p>481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ARAFAB</text:p>
          </table:table-cell>
          <table:table-cell table:style-name="ce11" office:value-type="string" calcext:value-type="string">
            <text:p>FABRICE</text:p>
          </table:table-cell>
          <table:table-cell table:style-name="ce12" office:value-type="date" office:date-value="1941-09-20" calcext:value-type="date">
            <text:p>20/09/1941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20" calcext:value-type="float">
            <text:p>482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NIE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78-04-07" calcext:value-type="date">
            <text:p>07/04/1978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71" calcext:value-type="float">
            <text:p>487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ETAP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41-12-30" calcext:value-type="date">
            <text:p>30/12/1941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568" calcext:value-type="float">
            <text:p>656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MASAB</text:p>
          </table:table-cell>
          <table:table-cell table:style-name="ce11" office:value-type="string" calcext:value-type="string">
            <text:p>SYLVIE</text:p>
          </table:table-cell>
          <table:table-cell table:style-name="ce12" office:value-type="date" office:date-value="1986-10-06" calcext:value-type="date">
            <text:p>06/10/1986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634" calcext:value-type="float">
            <text:p>663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IMEGAB</text:p>
          </table:table-cell>
          <table:table-cell table:style-name="ce11" office:value-type="string" calcext:value-type="string">
            <text:p>KADA</text:p>
          </table:table-cell>
          <table:table-cell table:style-name="ce12" office:value-type="date" office:date-value="1971-09-11" calcext:value-type="date">
            <text:p>11/09/1971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717" calcext:value-type="float">
            <text:p>671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NOUAB</text:p>
          </table:table-cell>
          <table:table-cell table:style-name="ce11" office:value-type="string" calcext:value-type="string">
            <text:p>ROBERT</text:p>
          </table:table-cell>
          <table:table-cell table:style-name="ce12" office:value-type="date" office:date-value="1943-08-27" calcext:value-type="date">
            <text:p>27/08/1943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570" calcext:value-type="float">
            <text:p>957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DTINAB</text:p>
          </table:table-cell>
          <table:table-cell table:style-name="ce11" office:value-type="string" calcext:value-type="string">
            <text:p>DAVID</text:p>
          </table:table-cell>
          <table:table-cell table:style-name="ce12" office:value-type="date" office:date-value="1968-05-01" calcext:value-type="date">
            <text:p>01/05/1968</text:p>
          </table:table-cell>
          <table:table-cell table:number-columns-repeated="2" table:style-name="ce11" office:value-type="string" calcext:value-type="string">
            <text:p>SG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957" calcext:value-type="float">
            <text:p>995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EMILAB</text:p>
          </table:table-cell>
          <table:table-cell table:style-name="ce11" office:value-type="string" calcext:value-type="string">
            <text:p>VIANNEY</text:p>
          </table:table-cell>
          <table:table-cell table:style-name="ce12" office:value-type="date" office:date-value="1972-10-18" calcext:value-type="date">
            <text:p>18/10/1972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581" calcext:value-type="float">
            <text:p>1058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TOUAB</text:p>
          </table:table-cell>
          <table:table-cell table:style-name="ce11" office:value-type="string" calcext:value-type="string">
            <text:p>STEPHANE</text:p>
          </table:table-cell>
          <table:table-cell table:style-name="ce12" office:value-type="date" office:date-value="1957-05-15" calcext:value-type="date">
            <text:p>15/05/1957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286" calcext:value-type="float">
            <text:p>1528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BOUAB</text:p>
          </table:table-cell>
          <table:table-cell table:style-name="ce11" office:value-type="string" calcext:value-type="string">
            <text:p>JULIE</text:p>
          </table:table-cell>
          <table:table-cell table:style-name="ce12" office:value-type="date" office:date-value="1991-12-05" calcext:value-type="date">
            <text:p>05/12/1991</text:p>
          </table:table-cell>
          <table:table-cell table:number-columns-repeated="2" table:style-name="ce11" office:value-type="string" calcext:value-type="string">
            <text:p>TC-L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093" calcext:value-type="float">
            <text:p>1609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EVOLAB</text:p>
          </table:table-cell>
          <table:table-cell table:style-name="ce11" office:value-type="string" calcext:value-type="string">
            <text:p>FABIEN</text:p>
          </table:table-cell>
          <table:table-cell table:style-name="ce12" office:value-type="date" office:date-value="1993-09-06" calcext:value-type="date">
            <text:p>06/09/1993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096" calcext:value-type="float">
            <text:p>1609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HCHEAB</text:p>
          </table:table-cell>
          <table:table-cell table:style-name="ce11" office:value-type="string" calcext:value-type="string">
            <text:p>FATMA</text:p>
          </table:table-cell>
          <table:table-cell table:style-name="ce12" office:value-type="date" office:date-value="1968-05-28" calcext:value-type="date">
            <text:p>28/05/1968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098" calcext:value-type="float">
            <text:p>1609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DARN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52-03-30" calcext:value-type="date">
            <text:p>30/03/1952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099" calcext:value-type="float">
            <text:p>1609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TVIN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77-12-09" calcext:value-type="date">
            <text:p>09/12/1977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100" calcext:value-type="float">
            <text:p>1610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JOLAB</text:p>
          </table:table-cell>
          <table:table-cell table:style-name="ce11" office:value-type="string" calcext:value-type="string">
            <text:p>HELENE</text:p>
          </table:table-cell>
          <table:table-cell table:style-name="ce12" office:value-type="date" office:date-value="1986-09-29" calcext:value-type="date">
            <text:p>29/09/1986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101" calcext:value-type="float">
            <text:p>1610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EPREAB</text:p>
          </table:table-cell>
          <table:table-cell table:style-name="ce11" office:value-type="string" calcext:value-type="string">
            <text:p>GIOVANNI</text:p>
          </table:table-cell>
          <table:table-cell table:style-name="ce12" office:value-type="date" office:date-value="1941-06-06" calcext:value-type="date">
            <text:p>06/06/1941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102" calcext:value-type="float">
            <text:p>1610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MAUAB</text:p>
          </table:table-cell>
          <table:table-cell table:style-name="ce11" office:value-type="string" calcext:value-type="string">
            <text:p>AURELIE</text:p>
          </table:table-cell>
          <table:table-cell table:style-name="ce12" office:value-type="date" office:date-value="1978-01-16" calcext:value-type="date">
            <text:p>16/01/1978</text:p>
          </table:table-cell>
          <table:table-cell table:number-columns-repeated="2" table:style-name="ce11" office:value-type="string" calcext:value-type="string">
            <text:p>HSE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973" calcext:value-type="float">
            <text:p>1897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BRUAB</text:p>
          </table:table-cell>
          <table:table-cell table:style-name="ce11" office:value-type="string" calcext:value-type="string">
            <text:p>ARNAUD</text:p>
          </table:table-cell>
          <table:table-cell table:style-name="ce12" office:value-type="date" office:date-value="1953-05-28" calcext:value-type="date">
            <text:p>28/05/1953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575" calcext:value-type="float">
            <text:p>1957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OVIGAB</text:p>
          </table:table-cell>
          <table:table-cell table:style-name="ce11" office:value-type="string" calcext:value-type="string">
            <text:p>MARIE HELENE</text:p>
          </table:table-cell>
          <table:table-cell table:style-name="ce12" office:value-type="date" office:date-value="1947-09-13" calcext:value-type="date">
            <text:p>13/09/1947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095" calcext:value-type="float">
            <text:p>2009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JGALAB</text:p>
          </table:table-cell>
          <table:table-cell table:style-name="ce11" office:value-type="string" calcext:value-type="string">
            <text:p>CAMAL</text:p>
          </table:table-cell>
          <table:table-cell table:style-name="ce12" office:value-type="date" office:date-value="1943-04-03" calcext:value-type="date">
            <text:p>03/04/1943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2374" calcext:value-type="float">
            <text:p>2237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BELAB</text:p>
          </table:table-cell>
          <table:table-cell table:style-name="ce11" office:value-type="string" calcext:value-type="string">
            <text:p>FLORENT</text:p>
          </table:table-cell>
          <table:table-cell table:style-name="ce12" office:value-type="date" office:date-value="1977-02-02" calcext:value-type="date">
            <text:p>02/02/1977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2894" calcext:value-type="float">
            <text:p>2289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EFAY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91-08-30" calcext:value-type="date">
            <text:p>30/08/1991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894" calcext:value-type="float">
            <text:p>2689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DEMAB</text:p>
          </table:table-cell>
          <table:table-cell table:style-name="ce11" office:value-type="string" calcext:value-type="string">
            <text:p>GILLES</text:p>
          </table:table-cell>
          <table:table-cell table:style-name="ce12" office:value-type="date" office:date-value="1959-04-03" calcext:value-type="date">
            <text:p>03/04/1959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0554" calcext:value-type="float">
            <text:p>3055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CAR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69-01-16" calcext:value-type="date">
            <text:p>16/01/1969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0655" calcext:value-type="float">
            <text:p>3065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EBOUAB</text:p>
          </table:table-cell>
          <table:table-cell table:style-name="ce11" office:value-type="string" calcext:value-type="string">
            <text:p>HELENE</text:p>
          </table:table-cell>
          <table:table-cell table:style-name="ce12" office:value-type="date" office:date-value="1943-07-09" calcext:value-type="date">
            <text:p>09/07/1943</text:p>
          </table:table-cell>
          <table:table-cell table:number-columns-repeated="2" table:style-name="ce11" office:value-type="string" calcext:value-type="string">
            <text:p>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0694" calcext:value-type="float">
            <text:p>3069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DM'RAB</text:p>
          </table:table-cell>
          <table:table-cell table:style-name="ce11" office:value-type="string" calcext:value-type="string">
            <text:p>MOHAMED</text:p>
          </table:table-cell>
          <table:table-cell table:style-name="ce12" office:value-type="date" office:date-value="1944-02-14" calcext:value-type="date">
            <text:p>14/02/1944</text:p>
          </table:table-cell>
          <table:table-cell table:style-name="ce11" office:value-type="string" calcext:value-type="string">
            <text:p>GEA-S</text:p>
          </table:table-cell>
          <table:table-cell table:style-name="ce11" office:value-type="string" calcext:value-type="string">
            <text:p>GEA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0816" calcext:value-type="float">
            <text:p>3081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ISMAAB</text:p>
          </table:table-cell>
          <table:table-cell table:style-name="ce11" office:value-type="string" calcext:value-type="string">
            <text:p>SALMA</text:p>
          </table:table-cell>
          <table:table-cell table:style-name="ce12" office:value-type="date" office:date-value="1961-04-09" calcext:value-type="date">
            <text:p>09/04/1961</text:p>
          </table:table-cell>
          <table:table-cell table:number-columns-repeated="2" table:style-name="ce11" office:value-type="string" calcext:value-type="string">
            <text:p>GM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0914" calcext:value-type="float">
            <text:p>3091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RODAB</text:p>
          </table:table-cell>
          <table:table-cell table:style-name="ce11" office:value-type="string" calcext:value-type="string">
            <text:p>STEPHANE</text:p>
          </table:table-cell>
          <table:table-cell table:style-name="ce12" office:value-type="date" office:date-value="1969-03-08" calcext:value-type="date">
            <text:p>08/03/1969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274" calcext:value-type="float">
            <text:p>3227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RDELAB</text:p>
          </table:table-cell>
          <table:table-cell table:style-name="ce11" office:value-type="string" calcext:value-type="string">
            <text:p>SABINE</text:p>
          </table:table-cell>
          <table:table-cell table:style-name="ce12" office:value-type="date" office:date-value="1943-06-16" calcext:value-type="date">
            <text:p>16/06/1943</text:p>
          </table:table-cell>
          <table:table-cell table:number-columns-repeated="2" table:style-name="ce11" office:value-type="string" calcext:value-type="string">
            <text:p>TC-LP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974" calcext:value-type="float">
            <text:p>3597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KEUAB</text:p>
          </table:table-cell>
          <table:table-cell table:style-name="ce11" office:value-type="string" calcext:value-type="string">
            <text:p>JULIEN</text:p>
          </table:table-cell>
          <table:table-cell table:style-name="ce12" office:value-type="date" office:date-value="1949-01-12" calcext:value-type="date">
            <text:p>12/01/1949</text:p>
          </table:table-cell>
          <table:table-cell table:number-columns-repeated="2" table:style-name="ce11" office:value-type="string" calcext:value-type="string">
            <text:p>GIM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334" calcext:value-type="float">
            <text:p>3733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BERAB</text:p>
          </table:table-cell>
          <table:table-cell table:style-name="ce11" office:value-type="string" calcext:value-type="string">
            <text:p>EMILIE</text:p>
          </table:table-cell>
          <table:table-cell table:style-name="ce12" office:value-type="date" office:date-value="1977-05-25" calcext:value-type="date">
            <text:p>25/05/1977</text:p>
          </table:table-cell>
          <table:table-cell table:number-columns-repeated="2" table:style-name="ce11" office:value-type="string" calcext:value-type="string">
            <text:p>TC-SD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514" calcext:value-type="float">
            <text:p>3751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ILID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59-01-04" calcext:value-type="date">
            <text:p>04/01/1959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3605" calcext:value-type="float">
            <text:p>4360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DUMAB</text:p>
          </table:table-cell>
          <table:table-cell table:style-name="ce11" office:value-type="string" calcext:value-type="string">
            <text:p>SUZANNE</text:p>
          </table:table-cell>
          <table:table-cell table:style-name="ce12" office:value-type="date" office:date-value="1974-01-30" calcext:value-type="date">
            <text:p>30/01/1974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5853" calcext:value-type="float">
            <text:p>4585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KODICAB</text:p>
          </table:table-cell>
          <table:table-cell table:style-name="ce11" office:value-type="string" calcext:value-type="string">
            <text:p>MOUSSA</text:p>
          </table:table-cell>
          <table:table-cell table:style-name="ce12" office:value-type="date" office:date-value="1953-02-24" calcext:value-type="date">
            <text:p>24/02/1953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344" calcext:value-type="float">
            <text:p>4634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HIMED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72-02-29" calcext:value-type="date">
            <text:p>29/02/1972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691" calcext:value-type="float">
            <text:p>4669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VALAB</text:p>
          </table:table-cell>
          <table:table-cell table:style-name="ce11" office:value-type="string" calcext:value-type="string">
            <text:p>AUDREY</text:p>
          </table:table-cell>
          <table:table-cell table:style-name="ce12" office:value-type="date" office:date-value="1947-10-17" calcext:value-type="date">
            <text:p>17/10/1947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772" calcext:value-type="float">
            <text:p>4677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IHABAB</text:p>
          </table:table-cell>
          <table:table-cell table:style-name="ce11" office:value-type="string" calcext:value-type="string">
            <text:p>MOHAMED</text:p>
          </table:table-cell>
          <table:table-cell table:style-name="ce12" office:value-type="date" office:date-value="1967-05-24" calcext:value-type="date">
            <text:p>24/05/1967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11" office:value-type="string" calcext:value-type="string">
            <text:p>904</text:p>
          </table:table-cell>
          <table:table-cell table:style-name="ce11" office:value-type="string" calcext:value-type="string">
            <text:p>IUT DE SAINT DENI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32" calcext:value-type="float">
            <text:p>93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RABIAB</text:p>
          </table:table-cell>
          <table:table-cell table:style-name="ce11" office:value-type="string" calcext:value-type="string">
            <text:p>HOCINE</text:p>
          </table:table-cell>
          <table:table-cell table:style-name="ce12" office:value-type="date" office:date-value="1991-02-11" calcext:value-type="date">
            <text:p>11/02/1991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48" calcext:value-type="float">
            <text:p>94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IANKAB</text:p>
          </table:table-cell>
          <table:table-cell table:style-name="ce11" office:value-type="string" calcext:value-type="string">
            <text:p>MUSTAPHA</text:p>
          </table:table-cell>
          <table:table-cell table:style-name="ce12" office:value-type="date" office:date-value="1959-08-18" calcext:value-type="date">
            <text:p>18/08/1959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55" calcext:value-type="float">
            <text:p>95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ABARAB</text:p>
          </table:table-cell>
          <table:table-cell table:style-name="ce11" office:value-type="string" calcext:value-type="string">
            <text:p>JEAN MICHEL</text:p>
          </table:table-cell>
          <table:table-cell table:style-name="ce12" office:value-type="date" office:date-value="1953-05-04" calcext:value-type="date">
            <text:p>04/05/1953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59" calcext:value-type="float">
            <text:p>95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CBOL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50-11-22" calcext:value-type="date">
            <text:p>22/11/1950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63" calcext:value-type="float">
            <text:p>96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BOUAB</text:p>
          </table:table-cell>
          <table:table-cell table:style-name="ce11" office:value-type="string" calcext:value-type="string">
            <text:p>FAOUZI</text:p>
          </table:table-cell>
          <table:table-cell table:style-name="ce12" office:value-type="date" office:date-value="1994-05-26" calcext:value-type="date">
            <text:p>26/05/1994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66" calcext:value-type="float">
            <text:p>96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EBUTAB</text:p>
          </table:table-cell>
          <table:table-cell table:style-name="ce11" office:value-type="string" calcext:value-type="string">
            <text:p>FRANCK</text:p>
          </table:table-cell>
          <table:table-cell table:style-name="ce12" office:value-type="date" office:date-value="1990-09-17" calcext:value-type="date">
            <text:p>17/09/199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70" calcext:value-type="float">
            <text:p>97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OCES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48-02-24" calcext:value-type="date">
            <text:p>24/02/1948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71" calcext:value-type="float">
            <text:p>97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YCOUAB</text:p>
          </table:table-cell>
          <table:table-cell table:style-name="ce11" office:value-type="string" calcext:value-type="string">
            <text:p>PASCAL</text:p>
          </table:table-cell>
          <table:table-cell table:style-name="ce12" office:value-type="date" office:date-value="1980-02-01" calcext:value-type="date">
            <text:p>01/02/198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75" calcext:value-type="float">
            <text:p>97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AFINAB</text:p>
          </table:table-cell>
          <table:table-cell table:style-name="ce11" office:value-type="string" calcext:value-type="string">
            <text:p>LUCIAN</text:p>
          </table:table-cell>
          <table:table-cell table:style-name="ce12" office:value-type="date" office:date-value="1952-03-02" calcext:value-type="date">
            <text:p>02/03/1952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80" calcext:value-type="float">
            <text:p>98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ADI 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42-02-16" calcext:value-type="date">
            <text:p>16/02/1942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88" calcext:value-type="float">
            <text:p>98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NCALAB</text:p>
          </table:table-cell>
          <table:table-cell table:style-name="ce11" office:value-type="string" calcext:value-type="string">
            <text:p>FRANCOISE</text:p>
          </table:table-cell>
          <table:table-cell table:style-name="ce12" office:value-type="date" office:date-value="1990-09-30" calcext:value-type="date">
            <text:p>30/09/199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91" calcext:value-type="float">
            <text:p>99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GHGOOAB</text:p>
          </table:table-cell>
          <table:table-cell table:style-name="ce11" office:value-type="string" calcext:value-type="string">
            <text:p>SILVIA</text:p>
          </table:table-cell>
          <table:table-cell table:style-name="ce12" office:value-type="date" office:date-value="1977-12-21" calcext:value-type="date">
            <text:p>21/12/1977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99" calcext:value-type="float">
            <text:p>99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BELAMAB</text:p>
          </table:table-cell>
          <table:table-cell table:style-name="ce11" office:value-type="string" calcext:value-type="string">
            <text:p>CHRISTOPHER</text:p>
          </table:table-cell>
          <table:table-cell table:style-name="ce12" office:value-type="date" office:date-value="1970-12-10" calcext:value-type="date">
            <text:p>10/12/1970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01" calcext:value-type="float">
            <text:p>100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LAR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71-09-02" calcext:value-type="date">
            <text:p>02/09/1971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08" calcext:value-type="float">
            <text:p>100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XLON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88-05-03" calcext:value-type="date">
            <text:p>03/05/1988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09" calcext:value-type="float">
            <text:p>100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VYLEVAB</text:p>
          </table:table-cell>
          <table:table-cell table:style-name="ce11" office:value-type="string" calcext:value-type="string">
            <text:p>FRANCOIS</text:p>
          </table:table-cell>
          <table:table-cell table:style-name="ce12" office:value-type="date" office:date-value="1995-01-20" calcext:value-type="date">
            <text:p>20/01/1995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14" calcext:value-type="float">
            <text:p>101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WONKWAB</text:p>
          </table:table-cell>
          <table:table-cell table:style-name="ce11" office:value-type="string" calcext:value-type="string">
            <text:p>HOMERE</text:p>
          </table:table-cell>
          <table:table-cell table:style-name="ce12" office:value-type="date" office:date-value="1947-05-15" calcext:value-type="date">
            <text:p>15/05/1947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15" calcext:value-type="float">
            <text:p>101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PARAB</text:p>
          </table:table-cell>
          <table:table-cell table:style-name="ce11" office:value-type="string" calcext:value-type="string">
            <text:p>MONIQUE</text:p>
          </table:table-cell>
          <table:table-cell table:style-name="ce12" office:value-type="date" office:date-value="1968-06-14" calcext:value-type="date">
            <text:p>14/06/1968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16" calcext:value-type="float">
            <text:p>101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HMARAB</text:p>
          </table:table-cell>
          <table:table-cell table:style-name="ce11" office:value-type="string" calcext:value-type="string">
            <text:p>SERGE</text:p>
          </table:table-cell>
          <table:table-cell table:style-name="ce12" office:value-type="date" office:date-value="1981-03-03" calcext:value-type="date">
            <text:p>03/03/1981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17" calcext:value-type="float">
            <text:p>101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ZIPEDAB</text:p>
          </table:table-cell>
          <table:table-cell table:style-name="ce11" office:value-type="string" calcext:value-type="string">
            <text:p>GENEVIEVE</text:p>
          </table:table-cell>
          <table:table-cell table:style-name="ce12" office:value-type="date" office:date-value="1994-03-27" calcext:value-type="date">
            <text:p>27/03/1994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18" calcext:value-type="float">
            <text:p>101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PEKAB</text:p>
          </table:table-cell>
          <table:table-cell table:style-name="ce11" office:value-type="string" calcext:value-type="string">
            <text:p>MEHMET FERHAN</text:p>
          </table:table-cell>
          <table:table-cell table:style-name="ce12" office:value-type="date" office:date-value="1971-01-04" calcext:value-type="date">
            <text:p>04/01/1971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23" calcext:value-type="float">
            <text:p>102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RAT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90-03-16" calcext:value-type="date">
            <text:p>16/03/1990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35" calcext:value-type="float">
            <text:p>103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SCHAB</text:p>
          </table:table-cell>
          <table:table-cell table:style-name="ce11" office:value-type="string" calcext:value-type="string">
            <text:p>SYLVIANE</text:p>
          </table:table-cell>
          <table:table-cell table:style-name="ce12" office:value-type="date" office:date-value="1995-08-21" calcext:value-type="date">
            <text:p>21/08/1995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40" calcext:value-type="float">
            <text:p>104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NVOLAB</text:p>
          </table:table-cell>
          <table:table-cell table:style-name="ce11" office:value-type="string" calcext:value-type="string">
            <text:p>SYLVIE</text:p>
          </table:table-cell>
          <table:table-cell table:style-name="ce12" office:value-type="date" office:date-value="1959-07-01" calcext:value-type="date">
            <text:p>01/07/1959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44" calcext:value-type="float">
            <text:p>104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ITOUAB</text:p>
          </table:table-cell>
          <table:table-cell table:style-name="ce11" office:value-type="string" calcext:value-type="string">
            <text:p>RICHARD</text:p>
          </table:table-cell>
          <table:table-cell table:style-name="ce12" office:value-type="date" office:date-value="1983-09-10" calcext:value-type="date">
            <text:p>10/09/1983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45" calcext:value-type="float">
            <text:p>104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KISADAB</text:p>
          </table:table-cell>
          <table:table-cell table:style-name="ce11" office:value-type="string" calcext:value-type="string">
            <text:p>MARIE THERESE</text:p>
          </table:table-cell>
          <table:table-cell table:style-name="ce12" office:value-type="date" office:date-value="1960-11-23" calcext:value-type="date">
            <text:p>23/11/1960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46" calcext:value-type="float">
            <text:p>104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OTT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93-07-12" calcext:value-type="date">
            <text:p>12/07/1993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50" calcext:value-type="float">
            <text:p>105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VIE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76-04-07" calcext:value-type="date">
            <text:p>07/04/1976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52" calcext:value-type="float">
            <text:p>105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GWEIAB</text:p>
          </table:table-cell>
          <table:table-cell table:style-name="ce11" office:value-type="string" calcext:value-type="string">
            <text:p>JEAN LOUIS</text:p>
          </table:table-cell>
          <table:table-cell table:style-name="ce12" office:value-type="date" office:date-value="1993-04-30" calcext:value-type="date">
            <text:p>30/04/1993</text:p>
          </table:table-cell>
          <table:table-cell table:number-columns-repeated="2" table:style-name="ce11" office:value-type="string" calcext:value-type="string">
            <text:p>FC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55" calcext:value-type="float">
            <text:p>105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IZETAB</text:p>
          </table:table-cell>
          <table:table-cell table:style-name="ce11" office:value-type="string" calcext:value-type="string">
            <text:p>SERGE</text:p>
          </table:table-cell>
          <table:table-cell table:style-name="ce12" office:value-type="date" office:date-value="1986-08-17" calcext:value-type="date">
            <text:p>17/08/1986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72" calcext:value-type="float">
            <text:p>107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DBERAB</text:p>
          </table:table-cell>
          <table:table-cell table:style-name="ce11" office:value-type="string" calcext:value-type="string">
            <text:p>PATRICE</text:p>
          </table:table-cell>
          <table:table-cell table:style-name="ce12" office:value-type="date" office:date-value="1965-01-13" calcext:value-type="date">
            <text:p>13/01/1965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320" calcext:value-type="float">
            <text:p>132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ABOUAB</text:p>
          </table:table-cell>
          <table:table-cell table:style-name="ce11" office:value-type="string" calcext:value-type="string">
            <text:p>KAMEL</text:p>
          </table:table-cell>
          <table:table-cell table:style-name="ce12" office:value-type="date" office:date-value="1964-11-06" calcext:value-type="date">
            <text:p>06/11/1964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55" calcext:value-type="float">
            <text:p>145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TLAF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92-01-29" calcext:value-type="date">
            <text:p>29/01/1992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61" calcext:value-type="float">
            <text:p>146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OBON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92-04-11" calcext:value-type="date">
            <text:p>11/04/1992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72" calcext:value-type="float">
            <text:p>147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GLUOAB</text:p>
          </table:table-cell>
          <table:table-cell table:style-name="ce11" office:value-type="string" calcext:value-type="string">
            <text:p>MARIE</text:p>
          </table:table-cell>
          <table:table-cell table:style-name="ce12" office:value-type="date" office:date-value="1995-08-14" calcext:value-type="date">
            <text:p>14/08/1995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82" calcext:value-type="float">
            <text:p>168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MOUAB</text:p>
          </table:table-cell>
          <table:table-cell table:style-name="ce11" office:value-type="string" calcext:value-type="string">
            <text:p>FABRICE</text:p>
          </table:table-cell>
          <table:table-cell table:style-name="ce12" office:value-type="date" office:date-value="1968-01-13" calcext:value-type="date">
            <text:p>13/01/1968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07" calcext:value-type="float">
            <text:p>200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GLEAB</text:p>
          </table:table-cell>
          <table:table-cell table:style-name="ce11" office:value-type="string" calcext:value-type="string">
            <text:p>JEROME</text:p>
          </table:table-cell>
          <table:table-cell table:style-name="ce12" office:value-type="date" office:date-value="1955-11-18" calcext:value-type="date">
            <text:p>18/11/1955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20" calcext:value-type="float">
            <text:p>202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FISAB</text:p>
          </table:table-cell>
          <table:table-cell table:style-name="ce11" office:value-type="string" calcext:value-type="string">
            <text:p>ALEXIS</text:p>
          </table:table-cell>
          <table:table-cell table:style-name="ce12" office:value-type="date" office:date-value="1971-07-01" calcext:value-type="date">
            <text:p>01/07/1971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28" calcext:value-type="float">
            <text:p>202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GRAAB</text:p>
          </table:table-cell>
          <table:table-cell table:style-name="ce11" office:value-type="string" calcext:value-type="string">
            <text:p>SOPHIE</text:p>
          </table:table-cell>
          <table:table-cell table:style-name="ce12" office:value-type="date" office:date-value="1995-09-13" calcext:value-type="date">
            <text:p>13/09/1995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35" calcext:value-type="float">
            <text:p>203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BOU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47-06-24" calcext:value-type="date">
            <text:p>24/06/1947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37" calcext:value-type="float">
            <text:p>203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IKANAB</text:p>
          </table:table-cell>
          <table:table-cell table:style-name="ce11" office:value-type="string" calcext:value-type="string">
            <text:p>MOHAMED RUSHED</text:p>
          </table:table-cell>
          <table:table-cell table:style-name="ce12" office:value-type="date" office:date-value="1948-12-20" calcext:value-type="date">
            <text:p>20/12/1948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89" calcext:value-type="float">
            <text:p>208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LLAV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53-05-26" calcext:value-type="date">
            <text:p>26/05/1953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113" calcext:value-type="float">
            <text:p>211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ACAMAB</text:p>
          </table:table-cell>
          <table:table-cell table:style-name="ce11" office:value-type="string" calcext:value-type="string">
            <text:p>MAMADOU</text:p>
          </table:table-cell>
          <table:table-cell table:style-name="ce12" office:value-type="date" office:date-value="1965-04-09" calcext:value-type="date">
            <text:p>09/04/1965</text:p>
          </table:table-cell>
          <table:table-cell table:number-columns-repeated="2" table:style-name="ce11" office:value-type="string" calcext:value-type="string">
            <text:p>FC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296" calcext:value-type="float">
            <text:p>229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IDOUAB</text:p>
          </table:table-cell>
          <table:table-cell table:style-name="ce11" office:value-type="string" calcext:value-type="string">
            <text:p>MALIKA</text:p>
          </table:table-cell>
          <table:table-cell table:style-name="ce12" office:value-type="date" office:date-value="1982-09-15" calcext:value-type="date">
            <text:p>15/09/1982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29" calcext:value-type="float">
            <text:p>232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OCERAB</text:p>
          </table:table-cell>
          <table:table-cell table:style-name="ce11" office:value-type="string" calcext:value-type="string">
            <text:p>JOSEPH</text:p>
          </table:table-cell>
          <table:table-cell table:style-name="ce12" office:value-type="date" office:date-value="1947-03-26" calcext:value-type="date">
            <text:p>26/03/1947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30" calcext:value-type="float">
            <text:p>233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OSMAB</text:p>
          </table:table-cell>
          <table:table-cell table:style-name="ce11" office:value-type="string" calcext:value-type="string">
            <text:p>AOMAR</text:p>
          </table:table-cell>
          <table:table-cell table:style-name="ce12" office:value-type="date" office:date-value="1969-05-08" calcext:value-type="date">
            <text:p>08/05/1969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32" calcext:value-type="float">
            <text:p>233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'HHELAB</text:p>
          </table:table-cell>
          <table:table-cell table:style-name="ce11" office:value-type="string" calcext:value-type="string">
            <text:p>PASCALE</text:p>
          </table:table-cell>
          <table:table-cell table:style-name="ce12" office:value-type="date" office:date-value="1976-08-05" calcext:value-type="date">
            <text:p>05/08/1976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39" calcext:value-type="float">
            <text:p>233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NBENAB</text:p>
          </table:table-cell>
          <table:table-cell table:style-name="ce11" office:value-type="string" calcext:value-type="string">
            <text:p>FAYSSAL</text:p>
          </table:table-cell>
          <table:table-cell table:style-name="ce12" office:value-type="date" office:date-value="1948-10-09" calcext:value-type="date">
            <text:p>09/10/1948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82" calcext:value-type="float">
            <text:p>258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FKHAAB</text:p>
          </table:table-cell>
          <table:table-cell table:style-name="ce11" office:value-type="string" calcext:value-type="string">
            <text:p>BOUCHAIB</text:p>
          </table:table-cell>
          <table:table-cell table:style-name="ce12" office:value-type="date" office:date-value="1973-10-09" calcext:value-type="date">
            <text:p>09/10/1973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98" calcext:value-type="float">
            <text:p>259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OHENAB</text:p>
          </table:table-cell>
          <table:table-cell table:style-name="ce11" office:value-type="string" calcext:value-type="string">
            <text:p>YANNICK</text:p>
          </table:table-cell>
          <table:table-cell table:style-name="ce12" office:value-type="date" office:date-value="1970-07-02" calcext:value-type="date">
            <text:p>02/07/197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16" calcext:value-type="float">
            <text:p>261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FABAB</text:p>
          </table:table-cell>
          <table:table-cell table:style-name="ce11" office:value-type="string" calcext:value-type="string">
            <text:p>ELISABETH</text:p>
          </table:table-cell>
          <table:table-cell table:style-name="ce12" office:value-type="date" office:date-value="1956-06-14" calcext:value-type="date">
            <text:p>14/06/1956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34" calcext:value-type="float">
            <text:p>263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IGHEAB</text:p>
          </table:table-cell>
          <table:table-cell table:style-name="ce11" office:value-type="string" calcext:value-type="string">
            <text:p>LAILA</text:p>
          </table:table-cell>
          <table:table-cell table:style-name="ce12" office:value-type="date" office:date-value="1960-08-07" calcext:value-type="date">
            <text:p>07/08/1960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34" calcext:value-type="float">
            <text:p>283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FLOAB</text:p>
          </table:table-cell>
          <table:table-cell table:style-name="ce11" office:value-type="string" calcext:value-type="string">
            <text:p>FABIENNE</text:p>
          </table:table-cell>
          <table:table-cell table:style-name="ce12" office:value-type="date" office:date-value="1944-10-30" calcext:value-type="date">
            <text:p>30/10/1944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44" calcext:value-type="float">
            <text:p>284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QDUBAB</text:p>
          </table:table-cell>
          <table:table-cell table:style-name="ce11" office:value-type="string" calcext:value-type="string">
            <text:p>JEAN CHRISTOPHE</text:p>
          </table:table-cell>
          <table:table-cell table:style-name="ce12" office:value-type="date" office:date-value="1989-11-17" calcext:value-type="date">
            <text:p>17/11/1989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951" calcext:value-type="float">
            <text:p>295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CBOU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48-05-17" calcext:value-type="date">
            <text:p>17/05/1948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21" calcext:value-type="float">
            <text:p>312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CHAAB</text:p>
          </table:table-cell>
          <table:table-cell table:style-name="ce11" office:value-type="string" calcext:value-type="string">
            <text:p>JEAN FRANCOIS</text:p>
          </table:table-cell>
          <table:table-cell table:style-name="ce12" office:value-type="date" office:date-value="1981-02-12" calcext:value-type="date">
            <text:p>12/02/1981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28" calcext:value-type="float">
            <text:p>312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OLODAB</text:p>
          </table:table-cell>
          <table:table-cell table:style-name="ce11" office:value-type="string" calcext:value-type="string">
            <text:p>JEAN VINCENT</text:p>
          </table:table-cell>
          <table:table-cell table:style-name="ce12" office:value-type="date" office:date-value="1966-10-08" calcext:value-type="date">
            <text:p>08/10/1966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46" calcext:value-type="float">
            <text:p>314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CHAAB</text:p>
          </table:table-cell>
          <table:table-cell table:style-name="ce11" office:value-type="string" calcext:value-type="string">
            <text:p>BRIGITTE</text:p>
          </table:table-cell>
          <table:table-cell table:style-name="ce12" office:value-type="date" office:date-value="1956-05-16" calcext:value-type="date">
            <text:p>16/05/1956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48" calcext:value-type="float">
            <text:p>314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VER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82-02-16" calcext:value-type="date">
            <text:p>16/02/1982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49" calcext:value-type="float">
            <text:p>314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GATORAB</text:p>
          </table:table-cell>
          <table:table-cell table:style-name="ce11" office:value-type="string" calcext:value-type="string">
            <text:p>AGATHE</text:p>
          </table:table-cell>
          <table:table-cell table:style-name="ce12" office:value-type="date" office:date-value="1948-11-18" calcext:value-type="date">
            <text:p>18/11/1948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IPETAB</text:p>
          </table:table-cell>
          <table:table-cell table:style-name="ce11" office:value-type="string" calcext:value-type="string">
            <text:p>LAURE</text:p>
          </table:table-cell>
          <table:table-cell table:style-name="ce12" office:value-type="date" office:date-value="1994-10-22" calcext:value-type="date">
            <text:p>22/10/1994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51" calcext:value-type="float">
            <text:p>315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GER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76-07-12" calcext:value-type="date">
            <text:p>12/07/1976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305" calcext:value-type="float">
            <text:p>330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FLAAB</text:p>
          </table:table-cell>
          <table:table-cell table:style-name="ce11" office:value-type="string" calcext:value-type="string">
            <text:p>DAVID</text:p>
          </table:table-cell>
          <table:table-cell table:style-name="ce12" office:value-type="date" office:date-value="1960-04-09" calcext:value-type="date">
            <text:p>09/04/196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24" calcext:value-type="float">
            <text:p>342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AND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64-08-27" calcext:value-type="date">
            <text:p>27/08/1964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31" calcext:value-type="float">
            <text:p>343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AUD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56-02-16" calcext:value-type="date">
            <text:p>16/02/1956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57" calcext:value-type="float">
            <text:p>345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BATAB</text:p>
          </table:table-cell>
          <table:table-cell table:style-name="ce11" office:value-type="string" calcext:value-type="string">
            <text:p>ANNICK</text:p>
          </table:table-cell>
          <table:table-cell table:style-name="ce12" office:value-type="date" office:date-value="1983-08-16" calcext:value-type="date">
            <text:p>16/08/1983</text:p>
          </table:table-cell>
          <table:table-cell table:number-columns-repeated="2" table:style-name="ce11" office:value-type="string" calcext:value-type="string">
            <text:p>FC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04" calcext:value-type="float">
            <text:p>350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CER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82-05-10" calcext:value-type="date">
            <text:p>10/05/1982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10" calcext:value-type="float">
            <text:p>351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ITAMAB</text:p>
          </table:table-cell>
          <table:table-cell table:style-name="ce11" office:value-type="string" calcext:value-type="string">
            <text:p>WAFA</text:p>
          </table:table-cell>
          <table:table-cell table:style-name="ce12" office:value-type="date" office:date-value="1993-07-02" calcext:value-type="date">
            <text:p>02/07/1993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12" calcext:value-type="float">
            <text:p>351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CBOSAB</text:p>
          </table:table-cell>
          <table:table-cell table:style-name="ce11" office:value-type="string" calcext:value-type="string">
            <text:p>MARCEL</text:p>
          </table:table-cell>
          <table:table-cell table:style-name="ce12" office:value-type="date" office:date-value="1966-07-26" calcext:value-type="date">
            <text:p>26/07/1966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34" calcext:value-type="float">
            <text:p>353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AZARAB</text:p>
          </table:table-cell>
          <table:table-cell table:style-name="ce11" office:value-type="string" calcext:value-type="string">
            <text:p>HAIFA</text:p>
          </table:table-cell>
          <table:table-cell table:style-name="ce12" office:value-type="date" office:date-value="1985-07-11" calcext:value-type="date">
            <text:p>11/07/1985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74" calcext:value-type="float">
            <text:p>357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COUAB</text:p>
          </table:table-cell>
          <table:table-cell table:style-name="ce11" office:value-type="string" calcext:value-type="string">
            <text:p>CHRISTELE</text:p>
          </table:table-cell>
          <table:table-cell table:style-name="ce12" office:value-type="date" office:date-value="1970-11-08" calcext:value-type="date">
            <text:p>08/11/197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75" calcext:value-type="float">
            <text:p>357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CRAAB</text:p>
          </table:table-cell>
          <table:table-cell table:style-name="ce11" office:value-type="string" calcext:value-type="string">
            <text:p>VALERIE</text:p>
          </table:table-cell>
          <table:table-cell table:style-name="ce12" office:value-type="date" office:date-value="1966-09-15" calcext:value-type="date">
            <text:p>15/09/1966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68" calcext:value-type="float">
            <text:p>376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ALAFAB</text:p>
          </table:table-cell>
          <table:table-cell table:style-name="ce11" office:value-type="string" calcext:value-type="string">
            <text:p>EMMANUELLE</text:p>
          </table:table-cell>
          <table:table-cell table:style-name="ce12" office:value-type="date" office:date-value="1982-07-02" calcext:value-type="date">
            <text:p>02/07/1982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78" calcext:value-type="float">
            <text:p>377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HLEBAB</text:p>
          </table:table-cell>
          <table:table-cell table:style-name="ce11" office:value-type="string" calcext:value-type="string">
            <text:p>MUSTAPHA</text:p>
          </table:table-cell>
          <table:table-cell table:style-name="ce12" office:value-type="date" office:date-value="1945-08-27" calcext:value-type="date">
            <text:p>27/08/1945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84" calcext:value-type="float">
            <text:p>378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OMAYAB</text:p>
          </table:table-cell>
          <table:table-cell table:style-name="ce11" office:value-type="string" calcext:value-type="string">
            <text:p>MICAELA</text:p>
          </table:table-cell>
          <table:table-cell table:style-name="ce12" office:value-type="date" office:date-value="1990-08-09" calcext:value-type="date">
            <text:p>09/08/1990</text:p>
          </table:table-cell>
          <table:table-cell table:number-columns-repeated="2" table:style-name="ce11" office:value-type="string" calcext:value-type="string">
            <text:p>FC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84" calcext:value-type="float">
            <text:p>388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EPROAB</text:p>
          </table:table-cell>
          <table:table-cell table:style-name="ce11" office:value-type="string" calcext:value-type="string">
            <text:p>NADINE</text:p>
          </table:table-cell>
          <table:table-cell table:style-name="ce12" office:value-type="date" office:date-value="1967-11-15" calcext:value-type="date">
            <text:p>15/11/1967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005" calcext:value-type="float">
            <text:p>400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PEYAB</text:p>
          </table:table-cell>
          <table:table-cell table:style-name="ce11" office:value-type="string" calcext:value-type="string">
            <text:p>SEBASTIEN</text:p>
          </table:table-cell>
          <table:table-cell table:style-name="ce12" office:value-type="date" office:date-value="1959-05-29" calcext:value-type="date">
            <text:p>29/05/1959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066" calcext:value-type="float">
            <text:p>406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PAR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72-07-15" calcext:value-type="date">
            <text:p>15/07/1972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23" calcext:value-type="float">
            <text:p>412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FKHEAB</text:p>
          </table:table-cell>
          <table:table-cell table:style-name="ce11" office:value-type="string" calcext:value-type="string">
            <text:p>HANANE</text:p>
          </table:table-cell>
          <table:table-cell table:style-name="ce12" office:value-type="date" office:date-value="1949-08-07" calcext:value-type="date">
            <text:p>07/08/1949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56" calcext:value-type="float">
            <text:p>415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OGHIAB</text:p>
          </table:table-cell>
          <table:table-cell table:style-name="ce11" office:value-type="string" calcext:value-type="string">
            <text:p>ARIANE</text:p>
          </table:table-cell>
          <table:table-cell table:style-name="ce12" office:value-type="date" office:date-value="1971-10-05" calcext:value-type="date">
            <text:p>05/10/1971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223" calcext:value-type="float">
            <text:p>422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CHEAB</text:p>
          </table:table-cell>
          <table:table-cell table:style-name="ce11" office:value-type="string" calcext:value-type="string">
            <text:p>LASSAAD</text:p>
          </table:table-cell>
          <table:table-cell table:style-name="ce12" office:value-type="date" office:date-value="1978-08-20" calcext:value-type="date">
            <text:p>20/08/1978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270" calcext:value-type="float">
            <text:p>427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OMURAB</text:p>
          </table:table-cell>
          <table:table-cell table:style-name="ce11" office:value-type="string" calcext:value-type="string">
            <text:p>CELINE</text:p>
          </table:table-cell>
          <table:table-cell table:style-name="ce12" office:value-type="date" office:date-value="1947-03-17" calcext:value-type="date">
            <text:p>17/03/1947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70" calcext:value-type="float">
            <text:p>487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LGARAB</text:p>
          </table:table-cell>
          <table:table-cell table:style-name="ce11" office:value-type="string" calcext:value-type="string">
            <text:p>LAURENCE</text:p>
          </table:table-cell>
          <table:table-cell table:style-name="ce12" office:value-type="date" office:date-value="1986-01-26" calcext:value-type="date">
            <text:p>26/01/1986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75" calcext:value-type="float">
            <text:p>487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EOTEAB</text:p>
          </table:table-cell>
          <table:table-cell table:style-name="ce11" office:value-type="string" calcext:value-type="string">
            <text:p>OLIVETTE</text:p>
          </table:table-cell>
          <table:table-cell table:style-name="ce12" office:value-type="date" office:date-value="1967-04-12" calcext:value-type="date">
            <text:p>12/04/1967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76" calcext:value-type="float">
            <text:p>487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OGAL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80-04-19" calcext:value-type="date">
            <text:p>19/04/1980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77" calcext:value-type="float">
            <text:p>487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BGUEAB</text:p>
          </table:table-cell>
          <table:table-cell table:style-name="ce11" office:value-type="string" calcext:value-type="string">
            <text:p>BENCHOHRA</text:p>
          </table:table-cell>
          <table:table-cell table:style-name="ce12" office:value-type="date" office:date-value="1959-02-07" calcext:value-type="date">
            <text:p>07/02/1959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910" calcext:value-type="float">
            <text:p>491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VYLEVAB</text:p>
          </table:table-cell>
          <table:table-cell table:style-name="ce11" office:value-type="string" calcext:value-type="string">
            <text:p>CLAUDE</text:p>
          </table:table-cell>
          <table:table-cell table:style-name="ce12" office:value-type="date" office:date-value="1988-04-21" calcext:value-type="date">
            <text:p>21/04/1988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911" calcext:value-type="float">
            <text:p>491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IEL AB</text:p>
          </table:table-cell>
          <table:table-cell table:style-name="ce11" office:value-type="string" calcext:value-type="string">
            <text:p>LINDA</text:p>
          </table:table-cell>
          <table:table-cell table:style-name="ce12" office:value-type="date" office:date-value="1943-03-11" calcext:value-type="date">
            <text:p>11/03/1943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247" calcext:value-type="float">
            <text:p>524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YROYAB</text:p>
          </table:table-cell>
          <table:table-cell table:style-name="ce11" office:value-type="string" calcext:value-type="string">
            <text:p>JEAN-CLAUDE</text:p>
          </table:table-cell>
          <table:table-cell table:style-name="ce12" office:value-type="date" office:date-value="1948-10-01" calcext:value-type="date">
            <text:p>01/10/1948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329" calcext:value-type="float">
            <text:p>532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CSTA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57-09-09" calcext:value-type="date">
            <text:p>09/09/1957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648" calcext:value-type="float">
            <text:p>564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LTEBAB</text:p>
          </table:table-cell>
          <table:table-cell table:style-name="ce11" office:value-type="string" calcext:value-type="string">
            <text:p>SABINE</text:p>
          </table:table-cell>
          <table:table-cell table:style-name="ce12" office:value-type="date" office:date-value="1984-02-20" calcext:value-type="date">
            <text:p>20/02/1984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869" calcext:value-type="float">
            <text:p>686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IEL AB</text:p>
          </table:table-cell>
          <table:table-cell table:style-name="ce11" office:value-type="string" calcext:value-type="string">
            <text:p>ABDERRAFIA</text:p>
          </table:table-cell>
          <table:table-cell table:style-name="ce12" office:value-type="date" office:date-value="1982-09-21" calcext:value-type="date">
            <text:p>21/09/1982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8559" calcext:value-type="float">
            <text:p>855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EAYMAB</text:p>
          </table:table-cell>
          <table:table-cell table:style-name="ce11" office:value-type="string" calcext:value-type="string">
            <text:p>OLIVIA</text:p>
          </table:table-cell>
          <table:table-cell table:style-name="ce12" office:value-type="date" office:date-value="1951-07-25" calcext:value-type="date">
            <text:p>25/07/1951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388" calcext:value-type="float">
            <text:p>938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YPIEAB</text:p>
          </table:table-cell>
          <table:table-cell table:style-name="ce11" office:value-type="string" calcext:value-type="string">
            <text:p>ORIANE</text:p>
          </table:table-cell>
          <table:table-cell table:style-name="ce12" office:value-type="date" office:date-value="1993-05-09" calcext:value-type="date">
            <text:p>09/05/1993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390" calcext:value-type="float">
            <text:p>939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DDURAB</text:p>
          </table:table-cell>
          <table:table-cell table:style-name="ce11" office:value-type="string" calcext:value-type="string">
            <text:p>CEDRIC</text:p>
          </table:table-cell>
          <table:table-cell table:style-name="ce12" office:value-type="date" office:date-value="1941-08-31" calcext:value-type="date">
            <text:p>31/08/1941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468" calcext:value-type="float">
            <text:p>946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OBASAB</text:p>
          </table:table-cell>
          <table:table-cell table:style-name="ce11" office:value-type="string" calcext:value-type="string">
            <text:p>FREDERIQUE</text:p>
          </table:table-cell>
          <table:table-cell table:style-name="ce12" office:value-type="date" office:date-value="1960-06-04" calcext:value-type="date">
            <text:p>04/06/196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759" calcext:value-type="float">
            <text:p>975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IGUEAB</text:p>
          </table:table-cell>
          <table:table-cell table:style-name="ce11" office:value-type="string" calcext:value-type="string">
            <text:p>YOUSSEF</text:p>
          </table:table-cell>
          <table:table-cell table:style-name="ce12" office:value-type="date" office:date-value="1944-07-13" calcext:value-type="date">
            <text:p>13/07/1944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899" calcext:value-type="float">
            <text:p>1289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BELAB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89-02-18" calcext:value-type="date">
            <text:p>18/02/1989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431" calcext:value-type="float">
            <text:p>1443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NCHAAB</text:p>
          </table:table-cell>
          <table:table-cell table:style-name="ce11" office:value-type="string" calcext:value-type="string">
            <text:p>MAHMOUD</text:p>
          </table:table-cell>
          <table:table-cell table:style-name="ce12" office:value-type="date" office:date-value="1966-06-11" calcext:value-type="date">
            <text:p>11/06/1966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038" calcext:value-type="float">
            <text:p>1503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EFAB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42-05-25" calcext:value-type="date">
            <text:p>25/05/1942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105" calcext:value-type="float">
            <text:p>1510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RON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68-09-08" calcext:value-type="date">
            <text:p>08/09/1968</text:p>
          </table:table-cell>
          <table:table-cell table:number-columns-repeated="2" table:style-name="ce11" office:value-type="string" calcext:value-type="string">
            <text:p>GEII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864" calcext:value-type="float">
            <text:p>1586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SDUCAB</text:p>
          </table:table-cell>
          <table:table-cell table:style-name="ce11" office:value-type="string" calcext:value-type="string">
            <text:p>VANESSA</text:p>
          </table:table-cell>
          <table:table-cell table:style-name="ce12" office:value-type="date" office:date-value="1950-08-20" calcext:value-type="date">
            <text:p>20/08/1950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478" calcext:value-type="float">
            <text:p>1847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OMANAB</text:p>
          </table:table-cell>
          <table:table-cell table:style-name="ce11" office:value-type="string" calcext:value-type="string">
            <text:p>GIULIO</text:p>
          </table:table-cell>
          <table:table-cell table:style-name="ce12" office:value-type="date" office:date-value="1991-01-31" calcext:value-type="date">
            <text:p>31/01/1991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479" calcext:value-type="float">
            <text:p>1847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AEVAAB</text:p>
          </table:table-cell>
          <table:table-cell table:style-name="ce11" office:value-type="string" calcext:value-type="string">
            <text:p>SAMI</text:p>
          </table:table-cell>
          <table:table-cell table:style-name="ce12" office:value-type="date" office:date-value="1982-06-10" calcext:value-type="date">
            <text:p>10/06/1982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3534" calcext:value-type="float">
            <text:p>3353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SANAB</text:p>
          </table:table-cell>
          <table:table-cell table:style-name="ce11" office:value-type="string" calcext:value-type="string">
            <text:p>GUILLAUME</text:p>
          </table:table-cell>
          <table:table-cell table:style-name="ce12" office:value-type="date" office:date-value="1943-07-17" calcext:value-type="date">
            <text:p>17/07/1943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074" calcext:value-type="float">
            <text:p>3407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ICOTAB</text:p>
          </table:table-cell>
          <table:table-cell table:style-name="ce11" office:value-type="string" calcext:value-type="string">
            <text:p>CAMILLE</text:p>
          </table:table-cell>
          <table:table-cell table:style-name="ce12" office:value-type="date" office:date-value="1985-11-18" calcext:value-type="date">
            <text:p>18/11/1985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414" calcext:value-type="float">
            <text:p>3541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XLACAB</text:p>
          </table:table-cell>
          <table:table-cell table:style-name="ce11" office:value-type="string" calcext:value-type="string">
            <text:p>MATHIEU</text:p>
          </table:table-cell>
          <table:table-cell table:style-name="ce12" office:value-type="date" office:date-value="1990-02-07" calcext:value-type="date">
            <text:p>07/02/1990</text:p>
          </table:table-cell>
          <table:table-cell table:number-columns-repeated="2" table:style-name="ce11" office:value-type="string" calcext:value-type="string">
            <text:p>INF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734" calcext:value-type="float">
            <text:p>3573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MGANAB</text:p>
          </table:table-cell>
          <table:table-cell table:style-name="ce11" office:value-type="string" calcext:value-type="string">
            <text:p>VALERIE</text:p>
          </table:table-cell>
          <table:table-cell table:style-name="ce12" office:value-type="date" office:date-value="1970-06-22" calcext:value-type="date">
            <text:p>22/06/1970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756" calcext:value-type="float">
            <text:p>3575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AVIAAB</text:p>
          </table:table-cell>
          <table:table-cell table:style-name="ce11" office:value-type="string" calcext:value-type="string">
            <text:p>CELINE</text:p>
          </table:table-cell>
          <table:table-cell table:style-name="ce12" office:value-type="date" office:date-value="1941-11-28" calcext:value-type="date">
            <text:p>28/11/1941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6374" calcext:value-type="float">
            <text:p>3637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UMASAB</text:p>
          </table:table-cell>
          <table:table-cell table:style-name="ce11" office:value-type="string" calcext:value-type="string">
            <text:p>VIRGINIE</text:p>
          </table:table-cell>
          <table:table-cell table:style-name="ce12" office:value-type="date" office:date-value="1964-11-28" calcext:value-type="date">
            <text:p>28/11/1964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6494" calcext:value-type="float">
            <text:p>3649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YZAGAB</text:p>
          </table:table-cell>
          <table:table-cell table:style-name="ce11" office:value-type="string" calcext:value-type="string">
            <text:p>VICTOR</text:p>
          </table:table-cell>
          <table:table-cell table:style-name="ce12" office:value-type="date" office:date-value="1987-08-13" calcext:value-type="date">
            <text:p>13/08/1987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4923" calcext:value-type="float">
            <text:p>4492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TSARAB</text:p>
          </table:table-cell>
          <table:table-cell table:style-name="ce11" office:value-type="string" calcext:value-type="string">
            <text:p>LIONEL</text:p>
          </table:table-cell>
          <table:table-cell table:style-name="ce12" office:value-type="date" office:date-value="1964-01-01" calcext:value-type="date">
            <text:p>01/01/1964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634" calcext:value-type="float">
            <text:p>4663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YJOLAB</text:p>
          </table:table-cell>
          <table:table-cell table:style-name="ce11" office:value-type="string" calcext:value-type="string">
            <text:p>CONSTANCE</text:p>
          </table:table-cell>
          <table:table-cell table:style-name="ce12" office:value-type="date" office:date-value="1957-06-28" calcext:value-type="date">
            <text:p>28/06/1957</text:p>
          </table:table-cell>
          <table:table-cell table:number-columns-repeated="2" table:style-name="ce11" office:value-type="string" calcext:value-type="string">
            <text:p>GEA-V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831" calcext:value-type="float">
            <text:p>4683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ANDAB</text:p>
          </table:table-cell>
          <table:table-cell table:style-name="ce11" office:value-type="string" calcext:value-type="string">
            <text:p>ETIENNE</text:p>
          </table:table-cell>
          <table:table-cell table:style-name="ce12" office:value-type="date" office:date-value="1945-03-17" calcext:value-type="date">
            <text:p>17/03/1945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875" calcext:value-type="float">
            <text:p>4687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CVASAB</text:p>
          </table:table-cell>
          <table:table-cell table:style-name="ce11" office:value-type="string" calcext:value-type="string">
            <text:p>ALEXANDRA</text:p>
          </table:table-cell>
          <table:table-cell table:style-name="ce12" office:value-type="date" office:date-value="1980-04-24" calcext:value-type="date">
            <text:p>24/04/1980</text:p>
          </table:table-cell>
          <table:table-cell table:number-columns-repeated="2" table:style-name="ce11" office:value-type="string" calcext:value-type="string">
            <text:p>CJ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894" calcext:value-type="float">
            <text:p>4689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DE 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59-03-25" calcext:value-type="date">
            <text:p>25/03/1959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000" calcext:value-type="float">
            <text:p>4800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ELEEAB</text:p>
          </table:table-cell>
          <table:table-cell table:style-name="ce11" office:value-type="string" calcext:value-type="string">
            <text:p>MIN WON</text:p>
          </table:table-cell>
          <table:table-cell table:style-name="ce12" office:value-type="date" office:date-value="1952-02-06" calcext:value-type="date">
            <text:p>06/02/1952</text:p>
          </table:table-cell>
          <table:table-cell table:number-columns-repeated="2" table:style-name="ce11" office:value-type="string" calcext:value-type="string">
            <text:p>RT</text:p>
          </table:table-cell>
          <table:table-cell table:style-name="ce11" office:value-type="string" calcext:value-type="string">
            <text:p>905</text:p>
          </table:table-cell>
          <table:table-cell table:style-name="ce11" office:value-type="string" calcext:value-type="string">
            <text:p>IUT DE VILLETANEUSE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7" calcext:value-type="float">
            <text:p>38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BAUAB</text:p>
          </table:table-cell>
          <table:table-cell table:style-name="ce11" office:value-type="string" calcext:value-type="string">
            <text:p>ROGER</text:p>
          </table:table-cell>
          <table:table-cell table:style-name="ce12" office:value-type="date" office:date-value="1955-12-02" calcext:value-type="date">
            <text:p>02/12/1955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31" calcext:value-type="float">
            <text:p>43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CAR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53-01-24" calcext:value-type="date">
            <text:p>24/01/1953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27" calcext:value-type="float">
            <text:p>52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FROAB</text:p>
          </table:table-cell>
          <table:table-cell table:style-name="ce11" office:value-type="string" calcext:value-type="string">
            <text:p>MARIE AGNES</text:p>
          </table:table-cell>
          <table:table-cell table:style-name="ce12" office:value-type="date" office:date-value="1960-01-09" calcext:value-type="date">
            <text:p>09/01/1960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70" calcext:value-type="float">
            <text:p>57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LEGAB</text:p>
          </table:table-cell>
          <table:table-cell table:style-name="ce11" office:value-type="string" calcext:value-type="string">
            <text:p>BERTRAND</text:p>
          </table:table-cell>
          <table:table-cell table:style-name="ce12" office:value-type="date" office:date-value="1958-11-18" calcext:value-type="date">
            <text:p>18/11/1958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00" calcext:value-type="float">
            <text:p>60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MOE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89-05-31" calcext:value-type="date">
            <text:p>31/05/1989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05" calcext:value-type="float">
            <text:p>60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SPINAB</text:p>
          </table:table-cell>
          <table:table-cell table:style-name="ce11" office:value-type="string" calcext:value-type="string">
            <text:p>LUC</text:p>
          </table:table-cell>
          <table:table-cell table:style-name="ce12" office:value-type="date" office:date-value="1967-02-25" calcext:value-type="date">
            <text:p>25/02/1967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07" calcext:value-type="float">
            <text:p>60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KPRZAB</text:p>
          </table:table-cell>
          <table:table-cell table:style-name="ce11" office:value-type="string" calcext:value-type="string">
            <text:p>MAGDALENA</text:p>
          </table:table-cell>
          <table:table-cell table:style-name="ce12" office:value-type="date" office:date-value="1968-01-29" calcext:value-type="date">
            <text:p>29/01/1968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31" calcext:value-type="float">
            <text:p>93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RABEAB</text:p>
          </table:table-cell>
          <table:table-cell table:style-name="ce11" office:value-type="string" calcext:value-type="string">
            <text:p>CORINNE</text:p>
          </table:table-cell>
          <table:table-cell table:style-name="ce12" office:value-type="date" office:date-value="1993-06-23" calcext:value-type="date">
            <text:p>23/06/1993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52" calcext:value-type="float">
            <text:p>95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ZABAR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44-06-01" calcext:value-type="date">
            <text:p>01/06/1944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200" calcext:value-type="float">
            <text:p>120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BRU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66-10-11" calcext:value-type="date">
            <text:p>11/10/1966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54" calcext:value-type="float">
            <text:p>205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PAR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72-09-08" calcext:value-type="date">
            <text:p>08/09/1972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61" calcext:value-type="float">
            <text:p>206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LVIDAB</text:p>
          </table:table-cell>
          <table:table-cell table:style-name="ce11" office:value-type="string" calcext:value-type="string">
            <text:p>GENEVIEVE</text:p>
          </table:table-cell>
          <table:table-cell table:style-name="ce12" office:value-type="date" office:date-value="1960-12-16" calcext:value-type="date">
            <text:p>16/12/1960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17" calcext:value-type="float">
            <text:p>231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ROB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59-08-14" calcext:value-type="date">
            <text:p>14/08/1959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39" calcext:value-type="float">
            <text:p>253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DOUAB</text:p>
          </table:table-cell>
          <table:table-cell table:style-name="ce11" office:value-type="string" calcext:value-type="string">
            <text:p>DAVID</text:p>
          </table:table-cell>
          <table:table-cell table:style-name="ce12" office:value-type="date" office:date-value="1994-10-04" calcext:value-type="date">
            <text:p>04/10/1994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01" calcext:value-type="float">
            <text:p>260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TAVAB</text:p>
          </table:table-cell>
          <table:table-cell table:style-name="ce11" office:value-type="string" calcext:value-type="string">
            <text:p>KARINE</text:p>
          </table:table-cell>
          <table:table-cell table:style-name="ce12" office:value-type="date" office:date-value="1983-06-28" calcext:value-type="date">
            <text:p>28/06/1983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711" calcext:value-type="float">
            <text:p>271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UCOUAB</text:p>
          </table:table-cell>
          <table:table-cell table:style-name="ce11" office:value-type="string" calcext:value-type="string">
            <text:p>CECILE</text:p>
          </table:table-cell>
          <table:table-cell table:style-name="ce12" office:value-type="date" office:date-value="1953-03-13" calcext:value-type="date">
            <text:p>13/03/1953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06" calcext:value-type="float">
            <text:p>340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OGEAB</text:p>
          </table:table-cell>
          <table:table-cell table:style-name="ce11" office:value-type="string" calcext:value-type="string">
            <text:p>CLAIRE</text:p>
          </table:table-cell>
          <table:table-cell table:style-name="ce12" office:value-type="date" office:date-value="1976-06-10" calcext:value-type="date">
            <text:p>10/06/1976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826" calcext:value-type="float">
            <text:p>982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ELABAB</text:p>
          </table:table-cell>
          <table:table-cell table:style-name="ce11" office:value-type="string" calcext:value-type="string">
            <text:p>SARAH</text:p>
          </table:table-cell>
          <table:table-cell table:style-name="ce12" office:value-type="date" office:date-value="1986-06-23" calcext:value-type="date">
            <text:p>23/06/1986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060" calcext:value-type="float">
            <text:p>1006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UBERAB</text:p>
          </table:table-cell>
          <table:table-cell table:style-name="ce11" office:value-type="string" calcext:value-type="string">
            <text:p>BENOIT</text:p>
          </table:table-cell>
          <table:table-cell table:style-name="ce12" office:value-type="date" office:date-value="1988-01-25" calcext:value-type="date">
            <text:p>25/01/1988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878" calcext:value-type="float">
            <text:p>1487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HBUL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52-04-11" calcext:value-type="date">
            <text:p>11/04/1952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287" calcext:value-type="float">
            <text:p>1628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KBIEAB</text:p>
          </table:table-cell>
          <table:table-cell table:style-name="ce11" office:value-type="string" calcext:value-type="string">
            <text:p>KATARZYNA</text:p>
          </table:table-cell>
          <table:table-cell table:style-name="ce12" office:value-type="date" office:date-value="1941-12-17" calcext:value-type="date">
            <text:p>17/12/1941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0154" calcext:value-type="float">
            <text:p>3015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TERRAB</text:p>
          </table:table-cell>
          <table:table-cell table:style-name="ce11" office:value-type="string" calcext:value-type="string">
            <text:p>AMAIA</text:p>
          </table:table-cell>
          <table:table-cell table:style-name="ce12" office:value-type="date" office:date-value="1981-12-27" calcext:value-type="date">
            <text:p>27/12/1981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0194" calcext:value-type="float">
            <text:p>3019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VAANDAB</text:p>
          </table:table-cell>
          <table:table-cell table:style-name="ce11" office:value-type="string" calcext:value-type="string">
            <text:p>YANITA</text:p>
          </table:table-cell>
          <table:table-cell table:style-name="ce12" office:value-type="date" office:date-value="1956-02-25" calcext:value-type="date">
            <text:p>25/02/1956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0283" calcext:value-type="float">
            <text:p>4028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YESEUAB</text:p>
          </table:table-cell>
          <table:table-cell table:style-name="ce11" office:value-type="string" calcext:value-type="string">
            <text:p>AUDE</text:p>
          </table:table-cell>
          <table:table-cell table:style-name="ce12" office:value-type="date" office:date-value="1952-07-23" calcext:value-type="date">
            <text:p>23/07/1952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692" calcext:value-type="float">
            <text:p>4669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NGEN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50-12-03" calcext:value-type="date">
            <text:p>03/12/1950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711" calcext:value-type="float">
            <text:p>4671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MAYAB</text:p>
          </table:table-cell>
          <table:table-cell table:style-name="ce11" office:value-type="string" calcext:value-type="string">
            <text:p>JUDITH</text:p>
          </table:table-cell>
          <table:table-cell table:style-name="ce12" office:value-type="date" office:date-value="1972-10-21" calcext:value-type="date">
            <text:p>21/10/1972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260" calcext:value-type="float">
            <text:p>4826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AREYAB</text:p>
          </table:table-cell>
          <table:table-cell table:style-name="ce11" office:value-type="string" calcext:value-type="string">
            <text:p>EVERARDO</text:p>
          </table:table-cell>
          <table:table-cell table:style-name="ce12" office:value-type="date" office:date-value="1967-03-07" calcext:value-type="date">
            <text:p>07/03/1967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11" office:value-type="string" calcext:value-type="string">
            <text:p>909</text:p>
          </table:table-cell>
          <table:table-cell table:style-name="ce11" office:value-type="string" calcext:value-type="string">
            <text:p>UFR COMM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9" calcext:value-type="float">
            <text:p>37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AABE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53-10-04" calcext:value-type="date">
            <text:p>04/10/1953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1" calcext:value-type="float">
            <text:p>41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ETIAB</text:p>
          </table:table-cell>
          <table:table-cell table:style-name="ce11" office:value-type="string" calcext:value-type="string">
            <text:p>ROBERT</text:p>
          </table:table-cell>
          <table:table-cell table:style-name="ce12" office:value-type="date" office:date-value="1960-10-16" calcext:value-type="date">
            <text:p>16/10/196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23" calcext:value-type="float">
            <text:p>42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HBLOAB</text:p>
          </table:table-cell>
          <table:table-cell table:style-name="ce11" office:value-type="string" calcext:value-type="string">
            <text:p>PASCALE</text:p>
          </table:table-cell>
          <table:table-cell table:style-name="ce12" office:value-type="date" office:date-value="1987-11-08" calcext:value-type="date">
            <text:p>08/11/1987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23" calcext:value-type="float">
            <text:p>42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HBLOAB</text:p>
          </table:table-cell>
          <table:table-cell table:style-name="ce11" office:value-type="string" calcext:value-type="string">
            <text:p>PASCALE</text:p>
          </table:table-cell>
          <table:table-cell table:style-name="ce12" office:value-type="date" office:date-value="1987-11-08" calcext:value-type="date">
            <text:p>08/11/1987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32" calcext:value-type="float">
            <text:p>53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DGAY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76-07-12" calcext:value-type="date">
            <text:p>12/07/1976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37" calcext:value-type="float">
            <text:p>63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PELAB</text:p>
          </table:table-cell>
          <table:table-cell table:style-name="ce11" office:value-type="string" calcext:value-type="string">
            <text:p>FRANTZ PIERRE</text:p>
          </table:table-cell>
          <table:table-cell table:style-name="ce12" office:value-type="date" office:date-value="1990-05-27" calcext:value-type="date">
            <text:p>27/05/199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38" calcext:value-type="float">
            <text:p>63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PIP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81-05-22" calcext:value-type="date">
            <text:p>22/05/1981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39" calcext:value-type="float">
            <text:p>63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SPLAAB</text:p>
          </table:table-cell>
          <table:table-cell table:style-name="ce11" office:value-type="string" calcext:value-type="string">
            <text:p>ANDRE PHILIPPE</text:p>
          </table:table-cell>
          <table:table-cell table:style-name="ce12" office:value-type="date" office:date-value="1972-03-30" calcext:value-type="date">
            <text:p>30/03/1972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42" calcext:value-type="float">
            <text:p>64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RED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42-02-19" calcext:value-type="date">
            <text:p>19/02/1942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46" calcext:value-type="float">
            <text:p>64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RSUE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43-02-06" calcext:value-type="date">
            <text:p>06/02/1943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47" calcext:value-type="float">
            <text:p>64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ETAPAB</text:p>
          </table:table-cell>
          <table:table-cell table:style-name="ce11" office:value-type="string" calcext:value-type="string">
            <text:p>MURIEL</text:p>
          </table:table-cell>
          <table:table-cell table:style-name="ce12" office:value-type="date" office:date-value="1972-10-24" calcext:value-type="date">
            <text:p>24/10/1972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09" calcext:value-type="float">
            <text:p>110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HYGANAB</text:p>
          </table:table-cell>
          <table:table-cell table:style-name="ce11" office:value-type="string" calcext:value-type="string">
            <text:p>GEETHA</text:p>
          </table:table-cell>
          <table:table-cell table:style-name="ce12" office:value-type="date" office:date-value="1950-01-19" calcext:value-type="date">
            <text:p>19/01/195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14" calcext:value-type="float">
            <text:p>111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FAU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89-01-07" calcext:value-type="date">
            <text:p>07/01/1989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15" calcext:value-type="float">
            <text:p>111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LEVAB</text:p>
          </table:table-cell>
          <table:table-cell table:style-name="ce11" office:value-type="string" calcext:value-type="string">
            <text:p>CELINE</text:p>
          </table:table-cell>
          <table:table-cell table:style-name="ce12" office:value-type="date" office:date-value="1993-04-16" calcext:value-type="date">
            <text:p>16/04/1993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309" calcext:value-type="float">
            <text:p>130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MENAB</text:p>
          </table:table-cell>
          <table:table-cell table:style-name="ce11" office:value-type="string" calcext:value-type="string">
            <text:p>JEAN JACQUES</text:p>
          </table:table-cell>
          <table:table-cell table:style-name="ce12" office:value-type="date" office:date-value="1991-12-20" calcext:value-type="date">
            <text:p>20/12/1991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66" calcext:value-type="float">
            <text:p>146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JETAB</text:p>
          </table:table-cell>
          <table:table-cell table:style-name="ce11" office:value-type="string" calcext:value-type="string">
            <text:p>BRUNO</text:p>
          </table:table-cell>
          <table:table-cell table:style-name="ce12" office:value-type="date" office:date-value="1984-10-03" calcext:value-type="date">
            <text:p>03/10/1984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13" calcext:value-type="float">
            <text:p>161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INEFAB</text:p>
          </table:table-cell>
          <table:table-cell table:style-name="ce11" office:value-type="string" calcext:value-type="string">
            <text:p>ELEFTHERIA</text:p>
          </table:table-cell>
          <table:table-cell table:style-name="ce12" office:value-type="date" office:date-value="1992-05-13" calcext:value-type="date">
            <text:p>13/05/1992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34" calcext:value-type="float">
            <text:p>173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BOFAB</text:p>
          </table:table-cell>
          <table:table-cell table:style-name="ce11" office:value-type="string" calcext:value-type="string">
            <text:p>TRISTAN</text:p>
          </table:table-cell>
          <table:table-cell table:style-name="ce12" office:value-type="date" office:date-value="1952-03-19" calcext:value-type="date">
            <text:p>19/03/1952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31" calcext:value-type="float">
            <text:p>203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DTDEPAB</text:p>
          </table:table-cell>
          <table:table-cell table:style-name="ce11" office:value-type="string" calcext:value-type="string">
            <text:p>VALERIE</text:p>
          </table:table-cell>
          <table:table-cell table:style-name="ce12" office:value-type="date" office:date-value="1969-03-25" calcext:value-type="date">
            <text:p>25/03/1969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95" calcext:value-type="float">
            <text:p>209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COL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74-10-21" calcext:value-type="date">
            <text:p>21/10/1974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21" calcext:value-type="float">
            <text:p>262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SDESAB</text:p>
          </table:table-cell>
          <table:table-cell table:style-name="ce11" office:value-type="string" calcext:value-type="string">
            <text:p>ERIC</text:p>
          </table:table-cell>
          <table:table-cell table:style-name="ce12" office:value-type="date" office:date-value="1981-02-09" calcext:value-type="date">
            <text:p>09/02/1981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71" calcext:value-type="float">
            <text:p>267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TRIBAB</text:p>
          </table:table-cell>
          <table:table-cell table:style-name="ce11" office:value-type="string" calcext:value-type="string">
            <text:p>THOMAS</text:p>
          </table:table-cell>
          <table:table-cell table:style-name="ce12" office:value-type="date" office:date-value="1993-08-16" calcext:value-type="date">
            <text:p>16/08/1993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768" calcext:value-type="float">
            <text:p>276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DUVAB</text:p>
          </table:table-cell>
          <table:table-cell table:style-name="ce11" office:value-type="string" calcext:value-type="string">
            <text:p>CYRILLE</text:p>
          </table:table-cell>
          <table:table-cell table:style-name="ce12" office:value-type="date" office:date-value="1985-08-08" calcext:value-type="date">
            <text:p>08/08/1985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66" calcext:value-type="float">
            <text:p>286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CPOR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86-01-13" calcext:value-type="date">
            <text:p>13/01/1986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32" calcext:value-type="float">
            <text:p>313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MAIAB</text:p>
          </table:table-cell>
          <table:table-cell table:style-name="ce11" office:value-type="string" calcext:value-type="string">
            <text:p>JUDITH</text:p>
          </table:table-cell>
          <table:table-cell table:style-name="ce12" office:value-type="date" office:date-value="1979-10-09" calcext:value-type="date">
            <text:p>09/10/1979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21" calcext:value-type="float">
            <text:p>342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GUEAB</text:p>
          </table:table-cell>
          <table:table-cell table:style-name="ce11" office:value-type="string" calcext:value-type="string">
            <text:p>DIDIER</text:p>
          </table:table-cell>
          <table:table-cell table:style-name="ce12" office:value-type="date" office:date-value="1970-12-07" calcext:value-type="date">
            <text:p>07/12/197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16" calcext:value-type="float">
            <text:p>351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YEDE AB</text:p>
          </table:table-cell>
          <table:table-cell table:style-name="ce11" office:value-type="string" calcext:value-type="string">
            <text:p>MARIE-CHRISTINE</text:p>
          </table:table-cell>
          <table:table-cell table:style-name="ce12" office:value-type="date" office:date-value="1972-05-14" calcext:value-type="date">
            <text:p>14/05/1972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65" calcext:value-type="float">
            <text:p>356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HEROCAB</text:p>
          </table:table-cell>
          <table:table-cell table:style-name="ce11" office:value-type="string" calcext:value-type="string">
            <text:p>VIRGINIE</text:p>
          </table:table-cell>
          <table:table-cell table:style-name="ce12" office:value-type="date" office:date-value="1980-03-05" calcext:value-type="date">
            <text:p>05/03/198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699" calcext:value-type="float">
            <text:p>369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LMONAB</text:p>
          </table:table-cell>
          <table:table-cell table:style-name="ce11" office:value-type="string" calcext:value-type="string">
            <text:p>PIERRE-YVES</text:p>
          </table:table-cell>
          <table:table-cell table:style-name="ce12" office:value-type="date" office:date-value="1951-12-30" calcext:value-type="date">
            <text:p>30/12/1951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087" calcext:value-type="float">
            <text:p>408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REIAB</text:p>
          </table:table-cell>
          <table:table-cell table:style-name="ce11" office:value-type="string" calcext:value-type="string">
            <text:p>CHARLES</text:p>
          </table:table-cell>
          <table:table-cell table:style-name="ce12" office:value-type="date" office:date-value="1994-11-24" calcext:value-type="date">
            <text:p>24/11/1994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43" calcext:value-type="float">
            <text:p>414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MULAB</text:p>
          </table:table-cell>
          <table:table-cell table:style-name="ce11" office:value-type="string" calcext:value-type="string">
            <text:p>ANNE-CATHERINE</text:p>
          </table:table-cell>
          <table:table-cell table:style-name="ce12" office:value-type="date" office:date-value="1971-01-11" calcext:value-type="date">
            <text:p>11/01/1971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99" calcext:value-type="float">
            <text:p>419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GAM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95-01-02" calcext:value-type="date">
            <text:p>02/01/1995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396" calcext:value-type="float">
            <text:p>439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HIE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60-09-12" calcext:value-type="date">
            <text:p>12/09/196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756" calcext:value-type="float">
            <text:p>475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BESAB</text:p>
          </table:table-cell>
          <table:table-cell table:style-name="ce11" office:value-type="string" calcext:value-type="string">
            <text:p>DAMIEN</text:p>
          </table:table-cell>
          <table:table-cell table:style-name="ce12" office:value-type="date" office:date-value="1989-03-11" calcext:value-type="date">
            <text:p>11/03/1989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782" calcext:value-type="float">
            <text:p>478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KIMEKAB</text:p>
          </table:table-cell>
          <table:table-cell table:style-name="ce11" office:value-type="string" calcext:value-type="string">
            <text:p>MUSTAPHA</text:p>
          </table:table-cell>
          <table:table-cell table:style-name="ce12" office:value-type="date" office:date-value="1953-09-30" calcext:value-type="date">
            <text:p>30/09/1953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61" calcext:value-type="float">
            <text:p>486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REV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87-12-02" calcext:value-type="date">
            <text:p>02/12/1987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989" calcext:value-type="float">
            <text:p>498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YAUBAB</text:p>
          </table:table-cell>
          <table:table-cell table:style-name="ce11" office:value-type="string" calcext:value-type="string">
            <text:p>HELENE</text:p>
          </table:table-cell>
          <table:table-cell table:style-name="ce12" office:value-type="date" office:date-value="1957-08-01" calcext:value-type="date">
            <text:p>01/08/1957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7294" calcext:value-type="float">
            <text:p>729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IRICAB</text:p>
          </table:table-cell>
          <table:table-cell table:style-name="ce11" office:value-type="string" calcext:value-type="string">
            <text:p>ROLAND</text:p>
          </table:table-cell>
          <table:table-cell table:style-name="ce12" office:value-type="date" office:date-value="1954-05-02" calcext:value-type="date">
            <text:p>02/05/1954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719" calcext:value-type="float">
            <text:p>1171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PEN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70-09-19" calcext:value-type="date">
            <text:p>19/09/197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418" calcext:value-type="float">
            <text:p>1541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AJULAB</text:p>
          </table:table-cell>
          <table:table-cell table:style-name="ce11" office:value-type="string" calcext:value-type="string">
            <text:p>GUILHEM</text:p>
          </table:table-cell>
          <table:table-cell table:style-name="ce12" office:value-type="date" office:date-value="1973-03-05" calcext:value-type="date">
            <text:p>05/03/1973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945" calcext:value-type="float">
            <text:p>1594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PSCLI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56-11-27" calcext:value-type="date">
            <text:p>27/11/1956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0134" calcext:value-type="float">
            <text:p>3013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IGRIAB</text:p>
          </table:table-cell>
          <table:table-cell table:style-name="ce11" office:value-type="string" calcext:value-type="string">
            <text:p>CYRIL</text:p>
          </table:table-cell>
          <table:table-cell table:style-name="ce12" office:value-type="date" office:date-value="1948-06-16" calcext:value-type="date">
            <text:p>16/06/1948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0214" calcext:value-type="float">
            <text:p>3021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SMAT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58-12-15" calcext:value-type="date">
            <text:p>15/12/1958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0674" calcext:value-type="float">
            <text:p>3067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CHAAB</text:p>
          </table:table-cell>
          <table:table-cell table:style-name="ce11" office:value-type="string" calcext:value-type="string">
            <text:p>MARION</text:p>
          </table:table-cell>
          <table:table-cell table:style-name="ce12" office:value-type="date" office:date-value="1986-03-07" calcext:value-type="date">
            <text:p>07/03/1986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0994" calcext:value-type="float">
            <text:p>3099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EDELAB</text:p>
          </table:table-cell>
          <table:table-cell table:style-name="ce11" office:value-type="string" calcext:value-type="string">
            <text:p>CENDRINE</text:p>
          </table:table-cell>
          <table:table-cell table:style-name="ce12" office:value-type="date" office:date-value="1948-07-15" calcext:value-type="date">
            <text:p>15/07/1948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477" calcext:value-type="float">
            <text:p>3847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YLATAB</text:p>
          </table:table-cell>
          <table:table-cell table:style-name="ce11" office:value-type="string" calcext:value-type="string">
            <text:p>FRANCK</text:p>
          </table:table-cell>
          <table:table-cell table:style-name="ce12" office:value-type="date" office:date-value="1982-12-05" calcext:value-type="date">
            <text:p>05/12/1982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894" calcext:value-type="float">
            <text:p>3889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TABAB</text:p>
          </table:table-cell>
          <table:table-cell table:style-name="ce11" office:value-type="string" calcext:value-type="string">
            <text:p>ANNE-SOPHIE</text:p>
          </table:table-cell>
          <table:table-cell table:style-name="ce12" office:value-type="date" office:date-value="1980-03-10" calcext:value-type="date">
            <text:p>10/03/1980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996" calcext:value-type="float">
            <text:p>4199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BOUAB</text:p>
          </table:table-cell>
          <table:table-cell table:style-name="ce11" office:value-type="string" calcext:value-type="string">
            <text:p>FRANCOIS</text:p>
          </table:table-cell>
          <table:table-cell table:style-name="ce12" office:value-type="date" office:date-value="1958-03-24" calcext:value-type="date">
            <text:p>24/03/1958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239" calcext:value-type="float">
            <text:p>4623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MARAB</text:p>
          </table:table-cell>
          <table:table-cell table:style-name="ce11" office:value-type="string" calcext:value-type="string">
            <text:p>ANNE CECILE</text:p>
          </table:table-cell>
          <table:table-cell table:style-name="ce12" office:value-type="date" office:date-value="1995-03-25" calcext:value-type="date">
            <text:p>25/03/1995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337" calcext:value-type="float">
            <text:p>4633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USUAB</text:p>
          </table:table-cell>
          <table:table-cell table:style-name="ce11" office:value-type="string" calcext:value-type="string">
            <text:p>LAURENCE</text:p>
          </table:table-cell>
          <table:table-cell table:style-name="ce12" office:value-type="date" office:date-value="1981-09-15" calcext:value-type="date">
            <text:p>15/09/1981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653" calcext:value-type="float">
            <text:p>4665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LOIAB</text:p>
          </table:table-cell>
          <table:table-cell table:style-name="ce11" office:value-type="string" calcext:value-type="string">
            <text:p>MARIE</text:p>
          </table:table-cell>
          <table:table-cell table:style-name="ce12" office:value-type="date" office:date-value="1979-06-07" calcext:value-type="date">
            <text:p>07/06/1979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851" calcext:value-type="float">
            <text:p>4685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LERAB</text:p>
          </table:table-cell>
          <table:table-cell table:style-name="ce11" office:value-type="string" calcext:value-type="string">
            <text:p>SEVERINE</text:p>
          </table:table-cell>
          <table:table-cell table:style-name="ce12" office:value-type="date" office:date-value="1941-05-29" calcext:value-type="date">
            <text:p>29/05/1941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11" office:value-type="string" calcext:value-type="string">
            <text:p>901</text:p>
          </table:table-cell>
          <table:table-cell table:style-name="ce11" office:value-type="string" calcext:value-type="string">
            <text:p>UFR DROIT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8" calcext:value-type="float">
            <text:p>38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BAR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84-11-12" calcext:value-type="date">
            <text:p>12/11/198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4" calcext:value-type="float">
            <text:p>41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OASEAB</text:p>
          </table:table-cell>
          <table:table-cell table:style-name="ce11" office:value-type="string" calcext:value-type="string">
            <text:p>ANGEL</text:p>
          </table:table-cell>
          <table:table-cell table:style-name="ce12" office:value-type="date" office:date-value="1975-10-21" calcext:value-type="date">
            <text:p>21/10/1975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42" calcext:value-type="float">
            <text:p>44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HACHOAB</text:p>
          </table:table-cell>
          <table:table-cell table:style-name="ce11" office:value-type="string" calcext:value-type="string">
            <text:p>RAOUF</text:p>
          </table:table-cell>
          <table:table-cell table:style-name="ce12" office:value-type="date" office:date-value="1974-02-06" calcext:value-type="date">
            <text:p>06/02/197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8" calcext:value-type="float">
            <text:p>46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TCORAB</text:p>
          </table:table-cell>
          <table:table-cell table:style-name="ce11" office:value-type="string" calcext:value-type="string">
            <text:p>BENJAMIN</text:p>
          </table:table-cell>
          <table:table-cell table:style-name="ce12" office:value-type="date" office:date-value="1993-04-21" calcext:value-type="date">
            <text:p>21/04/1993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75" calcext:value-type="float">
            <text:p>67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MAZAB</text:p>
          </table:table-cell>
          <table:table-cell table:style-name="ce11" office:value-type="string" calcext:value-type="string">
            <text:p>JACQUES</text:p>
          </table:table-cell>
          <table:table-cell table:style-name="ce12" office:value-type="date" office:date-value="1994-12-09" calcext:value-type="date">
            <text:p>09/12/199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78" calcext:value-type="float">
            <text:p>67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IMIOAB</text:p>
          </table:table-cell>
          <table:table-cell table:style-name="ce11" office:value-type="string" calcext:value-type="string">
            <text:p>EGIDIO</text:p>
          </table:table-cell>
          <table:table-cell table:style-name="ce12" office:value-type="date" office:date-value="1979-09-17" calcext:value-type="date">
            <text:p>17/09/1979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80" calcext:value-type="float">
            <text:p>68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GAU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67-02-06" calcext:value-type="date">
            <text:p>06/02/1967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83" calcext:value-type="float">
            <text:p>68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OLI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83-11-23" calcext:value-type="date">
            <text:p>23/11/1983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84" calcext:value-type="float">
            <text:p>68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OUDAB</text:p>
          </table:table-cell>
          <table:table-cell table:style-name="ce11" office:value-type="string" calcext:value-type="string">
            <text:p>JOEL</text:p>
          </table:table-cell>
          <table:table-cell table:style-name="ce12" office:value-type="date" office:date-value="1956-03-20" calcext:value-type="date">
            <text:p>20/03/1956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86" calcext:value-type="float">
            <text:p>68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POUAB</text:p>
          </table:table-cell>
          <table:table-cell table:style-name="ce11" office:value-type="string" calcext:value-type="string">
            <text:p>MICHEL</text:p>
          </table:table-cell>
          <table:table-cell table:style-name="ce12" office:value-type="date" office:date-value="1991-08-20" calcext:value-type="date">
            <text:p>20/08/1991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87" calcext:value-type="float">
            <text:p>68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PLI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61-06-03" calcext:value-type="date">
            <text:p>03/06/1961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93" calcext:value-type="float">
            <text:p>69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TCH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82-12-31" calcext:value-type="date">
            <text:p>31/12/1982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94" calcext:value-type="float">
            <text:p>69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NTORAB</text:p>
          </table:table-cell>
          <table:table-cell table:style-name="ce11" office:value-type="string" calcext:value-type="string">
            <text:p>HELENE</text:p>
          </table:table-cell>
          <table:table-cell table:style-name="ce12" office:value-type="date" office:date-value="1972-12-06" calcext:value-type="date">
            <text:p>06/12/1972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700" calcext:value-type="float">
            <text:p>70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WEI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64-05-17" calcext:value-type="date">
            <text:p>17/05/196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64" calcext:value-type="float">
            <text:p>96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ABOUAB</text:p>
          </table:table-cell>
          <table:table-cell table:style-name="ce11" office:value-type="string" calcext:value-type="string">
            <text:p>FAIZA</text:p>
          </table:table-cell>
          <table:table-cell table:style-name="ce12" office:value-type="date" office:date-value="1962-09-15" calcext:value-type="date">
            <text:p>15/09/1962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28" calcext:value-type="float">
            <text:p>102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ROUAB</text:p>
          </table:table-cell>
          <table:table-cell table:style-name="ce11" office:value-type="string" calcext:value-type="string">
            <text:p>MICHEL</text:p>
          </table:table-cell>
          <table:table-cell table:style-name="ce12" office:value-type="date" office:date-value="1988-11-05" calcext:value-type="date">
            <text:p>05/11/1988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64" calcext:value-type="float">
            <text:p>116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HECROAB</text:p>
          </table:table-cell>
          <table:table-cell table:style-name="ce11" office:value-type="string" calcext:value-type="string">
            <text:p>JEAN JACQUES</text:p>
          </table:table-cell>
          <table:table-cell table:style-name="ce12" office:value-type="date" office:date-value="1977-11-04" calcext:value-type="date">
            <text:p>04/11/1977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84" calcext:value-type="float">
            <text:p>118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GABAB</text:p>
          </table:table-cell>
          <table:table-cell table:style-name="ce11" office:value-type="string" calcext:value-type="string">
            <text:p>ERIK</text:p>
          </table:table-cell>
          <table:table-cell table:style-name="ce12" office:value-type="date" office:date-value="1969-10-05" calcext:value-type="date">
            <text:p>05/10/1969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78" calcext:value-type="float">
            <text:p>147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LIO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66-06-16" calcext:value-type="date">
            <text:p>16/06/1966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40" calcext:value-type="float">
            <text:p>204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YREY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81-09-06" calcext:value-type="date">
            <text:p>06/09/1981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241" calcext:value-type="float">
            <text:p>224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OMARAB</text:p>
          </table:table-cell>
          <table:table-cell table:style-name="ce11" office:value-type="string" calcext:value-type="string">
            <text:p>LUC</text:p>
          </table:table-cell>
          <table:table-cell table:style-name="ce12" office:value-type="date" office:date-value="1943-08-28" calcext:value-type="date">
            <text:p>28/08/1943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249" calcext:value-type="float">
            <text:p>224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DUJ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94-08-21" calcext:value-type="date">
            <text:p>21/08/199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10" calcext:value-type="float">
            <text:p>251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OSERAB</text:p>
          </table:table-cell>
          <table:table-cell table:style-name="ce11" office:value-type="string" calcext:value-type="string">
            <text:p>FRANCISCO</text:p>
          </table:table-cell>
          <table:table-cell table:style-name="ce12" office:value-type="date" office:date-value="1985-05-09" calcext:value-type="date">
            <text:p>09/05/1985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00" calcext:value-type="float">
            <text:p>320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VAIANAB</text:p>
          </table:table-cell>
          <table:table-cell table:style-name="ce11" office:value-type="string" calcext:value-type="string">
            <text:p>BISSERA</text:p>
          </table:table-cell>
          <table:table-cell table:style-name="ce12" office:value-type="date" office:date-value="1991-02-22" calcext:value-type="date">
            <text:p>22/02/1991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34" calcext:value-type="float">
            <text:p>343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RNAM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84-06-12" calcext:value-type="date">
            <text:p>12/06/198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22" calcext:value-type="float">
            <text:p>412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IGATAB</text:p>
          </table:table-cell>
          <table:table-cell table:style-name="ce11" office:value-type="string" calcext:value-type="string">
            <text:p>DONATELLA</text:p>
          </table:table-cell>
          <table:table-cell table:style-name="ce12" office:value-type="date" office:date-value="1976-04-12" calcext:value-type="date">
            <text:p>12/04/1976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94" calcext:value-type="float">
            <text:p>419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LAU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83-05-06" calcext:value-type="date">
            <text:p>06/05/1983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206" calcext:value-type="float">
            <text:p>420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KADIKAB</text:p>
          </table:table-cell>
          <table:table-cell table:style-name="ce11" office:value-type="string" calcext:value-type="string">
            <text:p>KHALED</text:p>
          </table:table-cell>
          <table:table-cell table:style-name="ce12" office:value-type="date" office:date-value="1981-10-06" calcext:value-type="date">
            <text:p>06/10/1981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792" calcext:value-type="float">
            <text:p>479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DODAB</text:p>
          </table:table-cell>
          <table:table-cell table:style-name="ce11" office:value-type="string" calcext:value-type="string">
            <text:p>ELISABETH</text:p>
          </table:table-cell>
          <table:table-cell table:style-name="ce12" office:value-type="date" office:date-value="1945-06-21" calcext:value-type="date">
            <text:p>21/06/1945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64" calcext:value-type="float">
            <text:p>486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STHI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58-06-18" calcext:value-type="date">
            <text:p>18/06/1958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445" calcext:value-type="float">
            <text:p>944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OLOPAB</text:p>
          </table:table-cell>
          <table:table-cell table:style-name="ce11" office:value-type="string" calcext:value-type="string">
            <text:p>ANTONIA</text:p>
          </table:table-cell>
          <table:table-cell table:style-name="ce12" office:value-type="date" office:date-value="1948-02-22" calcext:value-type="date">
            <text:p>22/02/1948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877" calcext:value-type="float">
            <text:p>987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GLANAB</text:p>
          </table:table-cell>
          <table:table-cell table:style-name="ce11" office:value-type="string" calcext:value-type="string">
            <text:p>DANY</text:p>
          </table:table-cell>
          <table:table-cell table:style-name="ce12" office:value-type="date" office:date-value="1994-02-11" calcext:value-type="date">
            <text:p>11/02/199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237" calcext:value-type="float">
            <text:p>1023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TCOUAB</text:p>
          </table:table-cell>
          <table:table-cell table:style-name="ce11" office:value-type="string" calcext:value-type="string">
            <text:p>JEAN-MICHEL</text:p>
          </table:table-cell>
          <table:table-cell table:style-name="ce12" office:value-type="date" office:date-value="1968-10-15" calcext:value-type="date">
            <text:p>15/10/1968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081" calcext:value-type="float">
            <text:p>1508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SSINAB</text:p>
          </table:table-cell>
          <table:table-cell table:style-name="ce11" office:value-type="string" calcext:value-type="string">
            <text:p>CECILE</text:p>
          </table:table-cell>
          <table:table-cell table:style-name="ce12" office:value-type="date" office:date-value="1991-04-11" calcext:value-type="date">
            <text:p>11/04/1991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083" calcext:value-type="float">
            <text:p>1508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YVAUAB</text:p>
          </table:table-cell>
          <table:table-cell table:style-name="ce11" office:value-type="string" calcext:value-type="string">
            <text:p>JULIEN</text:p>
          </table:table-cell>
          <table:table-cell table:style-name="ce12" office:value-type="date" office:date-value="1976-04-07" calcext:value-type="date">
            <text:p>07/04/1976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370" calcext:value-type="float">
            <text:p>1537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DDAVAB</text:p>
          </table:table-cell>
          <table:table-cell table:style-name="ce11" office:value-type="string" calcext:value-type="string">
            <text:p>DELPHINE</text:p>
          </table:table-cell>
          <table:table-cell table:style-name="ce12" office:value-type="date" office:date-value="1963-04-09" calcext:value-type="date">
            <text:p>09/04/1963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419" calcext:value-type="float">
            <text:p>1541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MAGAB</text:p>
          </table:table-cell>
          <table:table-cell table:style-name="ce11" office:value-type="string" calcext:value-type="string">
            <text:p>RICCARDO</text:p>
          </table:table-cell>
          <table:table-cell table:style-name="ce12" office:value-type="date" office:date-value="1979-03-11" calcext:value-type="date">
            <text:p>11/03/1979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127" calcext:value-type="float">
            <text:p>1612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THIAB</text:p>
          </table:table-cell>
          <table:table-cell table:style-name="ce11" office:value-type="string" calcext:value-type="string">
            <text:p>DANIEL</text:p>
          </table:table-cell>
          <table:table-cell table:style-name="ce12" office:value-type="date" office:date-value="1975-08-29" calcext:value-type="date">
            <text:p>29/08/1975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172" calcext:value-type="float">
            <text:p>1817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RBELAB</text:p>
          </table:table-cell>
          <table:table-cell table:style-name="ce11" office:value-type="string" calcext:value-type="string">
            <text:p>ABDELHAMID</text:p>
          </table:table-cell>
          <table:table-cell table:style-name="ce12" office:value-type="date" office:date-value="1990-10-16" calcext:value-type="date">
            <text:p>16/10/1990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094" calcext:value-type="float">
            <text:p>3109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SLATAB</text:p>
          </table:table-cell>
          <table:table-cell table:style-name="ce11" office:value-type="string" calcext:value-type="string">
            <text:p>FARID</text:p>
          </table:table-cell>
          <table:table-cell table:style-name="ce12" office:value-type="date" office:date-value="1964-07-26" calcext:value-type="date">
            <text:p>26/07/1964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514" calcext:value-type="float">
            <text:p>3151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GUIAB</text:p>
          </table:table-cell>
          <table:table-cell table:style-name="ce11" office:value-type="string" calcext:value-type="string">
            <text:p>OLIVIA</text:p>
          </table:table-cell>
          <table:table-cell table:style-name="ce12" office:value-type="date" office:date-value="1982-07-01" calcext:value-type="date">
            <text:p>01/07/1982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574" calcext:value-type="float">
            <text:p>3157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GCLIAB</text:p>
          </table:table-cell>
          <table:table-cell table:style-name="ce11" office:value-type="string" calcext:value-type="string">
            <text:p>JEAN-PIERRE</text:p>
          </table:table-cell>
          <table:table-cell table:style-name="ce12" office:value-type="date" office:date-value="1978-09-07" calcext:value-type="date">
            <text:p>07/09/1978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054" calcext:value-type="float">
            <text:p>3205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TDUMAB</text:p>
          </table:table-cell>
          <table:table-cell table:style-name="ce11" office:value-type="string" calcext:value-type="string">
            <text:p>BEATRICE</text:p>
          </table:table-cell>
          <table:table-cell table:style-name="ce12" office:value-type="date" office:date-value="1992-04-16" calcext:value-type="date">
            <text:p>16/04/1992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5783" calcext:value-type="float">
            <text:p>4578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TRIGAB</text:p>
          </table:table-cell>
          <table:table-cell table:style-name="ce11" office:value-type="string" calcext:value-type="string">
            <text:p>SANDRA</text:p>
          </table:table-cell>
          <table:table-cell table:style-name="ce12" office:value-type="date" office:date-value="1959-10-13" calcext:value-type="date">
            <text:p>13/10/1959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11" office:value-type="string" calcext:value-type="string">
            <text:p>910</text:p>
          </table:table-cell>
          <table:table-cell table:style-name="ce11" office:value-type="string" calcext:value-type="string">
            <text:p>UFR ECO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4" calcext:value-type="float">
            <text:p>38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SBELAB</text:p>
          </table:table-cell>
          <table:table-cell table:style-name="ce11" office:value-type="string" calcext:value-type="string">
            <text:p>ELISABETH</text:p>
          </table:table-cell>
          <table:table-cell table:style-name="ce12" office:value-type="date" office:date-value="1990-10-28" calcext:value-type="date">
            <text:p>28/10/199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95" calcext:value-type="float">
            <text:p>39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NZOB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69-08-09" calcext:value-type="date">
            <text:p>09/08/196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07" calcext:value-type="float">
            <text:p>40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MENAB</text:p>
          </table:table-cell>
          <table:table-cell table:style-name="ce11" office:value-type="string" calcext:value-type="string">
            <text:p>ELISABETH</text:p>
          </table:table-cell>
          <table:table-cell table:style-name="ce12" office:value-type="date" office:date-value="1974-07-09" calcext:value-type="date">
            <text:p>09/07/197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3" calcext:value-type="float">
            <text:p>41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ARIAB</text:p>
          </table:table-cell>
          <table:table-cell table:style-name="ce11" office:value-type="string" calcext:value-type="string">
            <text:p>VIVIANE</text:p>
          </table:table-cell>
          <table:table-cell table:style-name="ce12" office:value-type="date" office:date-value="1978-09-12" calcext:value-type="date">
            <text:p>12/09/197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8" calcext:value-type="float">
            <text:p>41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NBENAB</text:p>
          </table:table-cell>
          <table:table-cell table:style-name="ce11" office:value-type="string" calcext:value-type="string">
            <text:p>SARAH</text:p>
          </table:table-cell>
          <table:table-cell table:style-name="ce12" office:value-type="date" office:date-value="1942-07-24" calcext:value-type="date">
            <text:p>24/07/194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43" calcext:value-type="float">
            <text:p>44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ZEGAB</text:p>
          </table:table-cell>
          <table:table-cell table:style-name="ce11" office:value-type="string" calcext:value-type="string">
            <text:p>FATIHA</text:p>
          </table:table-cell>
          <table:table-cell table:style-name="ce12" office:value-type="date" office:date-value="1994-03-24" calcext:value-type="date">
            <text:p>24/03/199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46" calcext:value-type="float">
            <text:p>44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MAR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65-02-10" calcext:value-type="date">
            <text:p>10/02/196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47" calcext:value-type="float">
            <text:p>44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FENAB</text:p>
          </table:table-cell>
          <table:table-cell table:style-name="ce11" office:value-type="string" calcext:value-type="string">
            <text:p>RENEE</text:p>
          </table:table-cell>
          <table:table-cell table:style-name="ce12" office:value-type="date" office:date-value="1953-11-09" calcext:value-type="date">
            <text:p>09/11/195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79" calcext:value-type="float">
            <text:p>47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ZDAJ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75-07-16" calcext:value-type="date">
            <text:p>16/07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93" calcext:value-type="float">
            <text:p>49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DDURAB</text:p>
          </table:table-cell>
          <table:table-cell table:style-name="ce11" office:value-type="string" calcext:value-type="string">
            <text:p>JEAN LUC</text:p>
          </table:table-cell>
          <table:table-cell table:style-name="ce12" office:value-type="date" office:date-value="1984-03-29" calcext:value-type="date">
            <text:p>29/03/198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97" calcext:value-type="float">
            <text:p>49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FER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63-11-17" calcext:value-type="date">
            <text:p>17/11/196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00" calcext:value-type="float">
            <text:p>50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UFRE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73-02-20" calcext:value-type="date">
            <text:p>20/02/197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05" calcext:value-type="float">
            <text:p>50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DWHIAB</text:p>
          </table:table-cell>
          <table:table-cell table:style-name="ce11" office:value-type="string" calcext:value-type="string">
            <text:p>JANE</text:p>
          </table:table-cell>
          <table:table-cell table:style-name="ce12" office:value-type="date" office:date-value="1974-08-06" calcext:value-type="date">
            <text:p>06/08/197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20" calcext:value-type="float">
            <text:p>52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SCHAB</text:p>
          </table:table-cell>
          <table:table-cell table:style-name="ce11" office:value-type="string" calcext:value-type="string">
            <text:p>JEAN JACQUES</text:p>
          </table:table-cell>
          <table:table-cell table:style-name="ce12" office:value-type="date" office:date-value="1962-05-02" calcext:value-type="date">
            <text:p>02/05/196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37" calcext:value-type="float">
            <text:p>53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NDAHAB</text:p>
          </table:table-cell>
          <table:table-cell table:style-name="ce11" office:value-type="string" calcext:value-type="string">
            <text:p>SYLVIE</text:p>
          </table:table-cell>
          <table:table-cell table:style-name="ce12" office:value-type="date" office:date-value="1981-07-05" calcext:value-type="date">
            <text:p>05/07/198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40" calcext:value-type="float">
            <text:p>54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TGOU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92-09-11" calcext:value-type="date">
            <text:p>11/09/199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42" calcext:value-type="float">
            <text:p>54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EMANAB</text:p>
          </table:table-cell>
          <table:table-cell table:style-name="ce11" office:value-type="string" calcext:value-type="string">
            <text:p>PIERRE ANDRE</text:p>
          </table:table-cell>
          <table:table-cell table:style-name="ce12" office:value-type="date" office:date-value="1974-03-25" calcext:value-type="date">
            <text:p>25/03/197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44" calcext:value-type="float">
            <text:p>54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NGRIAB</text:p>
          </table:table-cell>
          <table:table-cell table:style-name="ce11" office:value-type="string" calcext:value-type="string">
            <text:p>MARIE FRANCE</text:p>
          </table:table-cell>
          <table:table-cell table:style-name="ce12" office:value-type="date" office:date-value="1989-10-04" calcext:value-type="date">
            <text:p>04/10/198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51" calcext:value-type="float">
            <text:p>55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THIRAB</text:p>
          </table:table-cell>
          <table:table-cell table:style-name="ce11" office:value-type="string" calcext:value-type="string">
            <text:p>JEAN MICHEL</text:p>
          </table:table-cell>
          <table:table-cell table:style-name="ce12" office:value-type="date" office:date-value="1958-01-13" calcext:value-type="date">
            <text:p>13/01/195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53" calcext:value-type="float">
            <text:p>55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HUGAB</text:p>
          </table:table-cell>
          <table:table-cell table:style-name="ce11" office:value-type="string" calcext:value-type="string">
            <text:p>FRANCIS</text:p>
          </table:table-cell>
          <table:table-cell table:style-name="ce12" office:value-type="date" office:date-value="1975-03-06" calcext:value-type="date">
            <text:p>06/03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58" calcext:value-type="float">
            <text:p>55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KLEAB</text:p>
          </table:table-cell>
          <table:table-cell table:style-name="ce11" office:value-type="string" calcext:value-type="string">
            <text:p>CARINE</text:p>
          </table:table-cell>
          <table:table-cell table:style-name="ce12" office:value-type="date" office:date-value="1962-01-28" calcext:value-type="date">
            <text:p>28/01/196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78" calcext:value-type="float">
            <text:p>57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BROAB</text:p>
          </table:table-cell>
          <table:table-cell table:style-name="ce11" office:value-type="string" calcext:value-type="string">
            <text:p>GILLES</text:p>
          </table:table-cell>
          <table:table-cell table:style-name="ce12" office:value-type="date" office:date-value="1975-10-10" calcext:value-type="date">
            <text:p>10/10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29" calcext:value-type="float">
            <text:p>62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GASAB</text:p>
          </table:table-cell>
          <table:table-cell table:style-name="ce11" office:value-type="string" calcext:value-type="string">
            <text:p>ARIANE</text:p>
          </table:table-cell>
          <table:table-cell table:style-name="ce12" office:value-type="date" office:date-value="1961-09-18" calcext:value-type="date">
            <text:p>18/09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707" calcext:value-type="float">
            <text:p>70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DBIDAB</text:p>
          </table:table-cell>
          <table:table-cell table:style-name="ce11" office:value-type="string" calcext:value-type="string">
            <text:p>ERIC</text:p>
          </table:table-cell>
          <table:table-cell table:style-name="ce12" office:value-type="date" office:date-value="1976-06-30" calcext:value-type="date">
            <text:p>30/06/197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727" calcext:value-type="float">
            <text:p>72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MICAB</text:p>
          </table:table-cell>
          <table:table-cell table:style-name="ce11" office:value-type="string" calcext:value-type="string">
            <text:p>MARIE JOSE</text:p>
          </table:table-cell>
          <table:table-cell table:style-name="ce12" office:value-type="date" office:date-value="1994-08-30" calcext:value-type="date">
            <text:p>30/08/199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732" calcext:value-type="float">
            <text:p>73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DMUCAB</text:p>
          </table:table-cell>
          <table:table-cell table:style-name="ce11" office:value-type="string" calcext:value-type="string">
            <text:p>ROBERT</text:p>
          </table:table-cell>
          <table:table-cell table:style-name="ce12" office:value-type="date" office:date-value="1985-09-14" calcext:value-type="date">
            <text:p>14/09/198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735" calcext:value-type="float">
            <text:p>73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FRAOAB</text:p>
          </table:table-cell>
          <table:table-cell table:style-name="ce11" office:value-type="string" calcext:value-type="string">
            <text:p>ELISE</text:p>
          </table:table-cell>
          <table:table-cell table:style-name="ce12" office:value-type="date" office:date-value="1985-10-24" calcext:value-type="date">
            <text:p>24/10/198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740" calcext:value-type="float">
            <text:p>74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HPHAAB</text:p>
          </table:table-cell>
          <table:table-cell table:style-name="ce11" office:value-type="string" calcext:value-type="string">
            <text:p>ROSE MAY</text:p>
          </table:table-cell>
          <table:table-cell table:style-name="ce12" office:value-type="date" office:date-value="1988-08-18" calcext:value-type="date">
            <text:p>18/08/198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745" calcext:value-type="float">
            <text:p>74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FRAAB</text:p>
          </table:table-cell>
          <table:table-cell table:style-name="ce11" office:value-type="string" calcext:value-type="string">
            <text:p>DANIELE FRANCE</text:p>
          </table:table-cell>
          <table:table-cell table:style-name="ce12" office:value-type="date" office:date-value="1994-03-25" calcext:value-type="date">
            <text:p>25/03/199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746" calcext:value-type="float">
            <text:p>74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TISAB</text:p>
          </table:table-cell>
          <table:table-cell table:style-name="ce11" office:value-type="string" calcext:value-type="string">
            <text:p>EVELYNE</text:p>
          </table:table-cell>
          <table:table-cell table:style-name="ce12" office:value-type="date" office:date-value="1992-06-17" calcext:value-type="date">
            <text:p>17/06/199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747" calcext:value-type="float">
            <text:p>74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YSIBAB</text:p>
          </table:table-cell>
          <table:table-cell table:style-name="ce11" office:value-type="string" calcext:value-type="string">
            <text:p>JOHN RICHARD</text:p>
          </table:table-cell>
          <table:table-cell table:style-name="ce12" office:value-type="date" office:date-value="1971-12-11" calcext:value-type="date">
            <text:p>11/12/197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748" calcext:value-type="float">
            <text:p>74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SSIM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66-02-04" calcext:value-type="date">
            <text:p>04/02/196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752" calcext:value-type="float">
            <text:p>75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LAMAB</text:p>
          </table:table-cell>
          <table:table-cell table:style-name="ce11" office:value-type="string" calcext:value-type="string">
            <text:p>MARIE CLAUDE</text:p>
          </table:table-cell>
          <table:table-cell table:style-name="ce12" office:value-type="date" office:date-value="1946-08-25" calcext:value-type="date">
            <text:p>25/08/194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754" calcext:value-type="float">
            <text:p>75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VERAB</text:p>
          </table:table-cell>
          <table:table-cell table:style-name="ce11" office:value-type="string" calcext:value-type="string">
            <text:p>JEROME</text:p>
          </table:table-cell>
          <table:table-cell table:style-name="ce12" office:value-type="date" office:date-value="1978-07-24" calcext:value-type="date">
            <text:p>24/07/197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765" calcext:value-type="float">
            <text:p>76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ATORAB</text:p>
          </table:table-cell>
          <table:table-cell table:style-name="ce11" office:value-type="string" calcext:value-type="string">
            <text:p>OSCAR</text:p>
          </table:table-cell>
          <table:table-cell table:style-name="ce12" office:value-type="date" office:date-value="1988-04-26" calcext:value-type="date">
            <text:p>26/04/198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834" calcext:value-type="float">
            <text:p>83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RENAB</text:p>
          </table:table-cell>
          <table:table-cell table:style-name="ce11" office:value-type="string" calcext:value-type="string">
            <text:p>THIERRY</text:p>
          </table:table-cell>
          <table:table-cell table:style-name="ce12" office:value-type="date" office:date-value="1957-06-04" calcext:value-type="date">
            <text:p>04/06/195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08" calcext:value-type="float">
            <text:p>110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EBEAB</text:p>
          </table:table-cell>
          <table:table-cell table:style-name="ce11" office:value-type="string" calcext:value-type="string">
            <text:p>JEAN MICHEL</text:p>
          </table:table-cell>
          <table:table-cell table:style-name="ce12" office:value-type="date" office:date-value="1949-04-14" calcext:value-type="date">
            <text:p>14/04/194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10" calcext:value-type="float">
            <text:p>111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HPHAAB</text:p>
          </table:table-cell>
          <table:table-cell table:style-name="ce11" office:value-type="string" calcext:value-type="string">
            <text:p>GILBERT</text:p>
          </table:table-cell>
          <table:table-cell table:style-name="ce12" office:value-type="date" office:date-value="1984-03-24" calcext:value-type="date">
            <text:p>24/03/198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12" calcext:value-type="float">
            <text:p>111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PINAB</text:p>
          </table:table-cell>
          <table:table-cell table:style-name="ce11" office:value-type="string" calcext:value-type="string">
            <text:p>JEAN PIERRE</text:p>
          </table:table-cell>
          <table:table-cell table:style-name="ce12" office:value-type="date" office:date-value="1975-09-03" calcext:value-type="date">
            <text:p>03/09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13" calcext:value-type="float">
            <text:p>111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SROU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62-02-14" calcext:value-type="date">
            <text:p>14/02/196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19" calcext:value-type="float">
            <text:p>111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IGHEAB</text:p>
          </table:table-cell>
          <table:table-cell table:style-name="ce11" office:value-type="string" calcext:value-type="string">
            <text:p>GILLES</text:p>
          </table:table-cell>
          <table:table-cell table:style-name="ce12" office:value-type="date" office:date-value="1950-07-20" calcext:value-type="date">
            <text:p>20/07/195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80" calcext:value-type="float">
            <text:p>148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POTAB</text:p>
          </table:table-cell>
          <table:table-cell table:style-name="ce11" office:value-type="string" calcext:value-type="string">
            <text:p>CHANTAL</text:p>
          </table:table-cell>
          <table:table-cell table:style-name="ce12" office:value-type="date" office:date-value="1984-01-03" calcext:value-type="date">
            <text:p>03/01/198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87" calcext:value-type="float">
            <text:p>148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QROCAB</text:p>
          </table:table-cell>
          <table:table-cell table:style-name="ce11" office:value-type="string" calcext:value-type="string">
            <text:p>CHRISTIANE</text:p>
          </table:table-cell>
          <table:table-cell table:style-name="ce12" office:value-type="date" office:date-value="1975-08-29" calcext:value-type="date">
            <text:p>29/08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92" calcext:value-type="float">
            <text:p>149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GODAB</text:p>
          </table:table-cell>
          <table:table-cell table:style-name="ce11" office:value-type="string" calcext:value-type="string">
            <text:p>LAURE</text:p>
          </table:table-cell>
          <table:table-cell table:style-name="ce12" office:value-type="date" office:date-value="1961-05-19" calcext:value-type="date">
            <text:p>19/05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14" calcext:value-type="float">
            <text:p>151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VMARAB</text:p>
          </table:table-cell>
          <table:table-cell table:style-name="ce11" office:value-type="string" calcext:value-type="string">
            <text:p>ALEXANDRE</text:p>
          </table:table-cell>
          <table:table-cell table:style-name="ce12" office:value-type="date" office:date-value="1995-04-27" calcext:value-type="date">
            <text:p>27/04/199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81" calcext:value-type="float">
            <text:p>168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TBAFAB</text:p>
          </table:table-cell>
          <table:table-cell table:style-name="ce11" office:value-type="string" calcext:value-type="string">
            <text:p>MARIE CHRISTINE</text:p>
          </table:table-cell>
          <table:table-cell table:style-name="ce12" office:value-type="date" office:date-value="1953-03-24" calcext:value-type="date">
            <text:p>24/03/195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12" calcext:value-type="float">
            <text:p>201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BONAB</text:p>
          </table:table-cell>
          <table:table-cell table:style-name="ce11" office:value-type="string" calcext:value-type="string">
            <text:p>VERONIQUE</text:p>
          </table:table-cell>
          <table:table-cell table:style-name="ce12" office:value-type="date" office:date-value="1967-02-26" calcext:value-type="date">
            <text:p>26/02/196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13" calcext:value-type="float">
            <text:p>201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YDELAB</text:p>
          </table:table-cell>
          <table:table-cell table:style-name="ce11" office:value-type="string" calcext:value-type="string">
            <text:p>ROSELINE</text:p>
          </table:table-cell>
          <table:table-cell table:style-name="ce12" office:value-type="date" office:date-value="1982-09-15" calcext:value-type="date">
            <text:p>15/09/198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106" calcext:value-type="float">
            <text:p>210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ESYL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80-09-01" calcext:value-type="date">
            <text:p>01/09/198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196" calcext:value-type="float">
            <text:p>219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TSAVAB</text:p>
          </table:table-cell>
          <table:table-cell table:style-name="ce11" office:value-type="string" calcext:value-type="string">
            <text:p>FABRICE</text:p>
          </table:table-cell>
          <table:table-cell table:style-name="ce12" office:value-type="date" office:date-value="1990-03-04" calcext:value-type="date">
            <text:p>04/03/199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216" calcext:value-type="float">
            <text:p>221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VILAB</text:p>
          </table:table-cell>
          <table:table-cell table:style-name="ce11" office:value-type="string" calcext:value-type="string">
            <text:p>SOLANGE</text:p>
          </table:table-cell>
          <table:table-cell table:style-name="ce12" office:value-type="date" office:date-value="1989-08-04" calcext:value-type="date">
            <text:p>04/08/198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16" calcext:value-type="float">
            <text:p>231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ELAR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78-04-27" calcext:value-type="date">
            <text:p>27/04/197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84" calcext:value-type="float">
            <text:p>238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TTENAB</text:p>
          </table:table-cell>
          <table:table-cell table:style-name="ce11" office:value-type="string" calcext:value-type="string">
            <text:p>FRANCOISE</text:p>
          </table:table-cell>
          <table:table-cell table:style-name="ce12" office:value-type="date" office:date-value="1973-10-11" calcext:value-type="date">
            <text:p>11/10/197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88" calcext:value-type="float">
            <text:p>238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CHAAB</text:p>
          </table:table-cell>
          <table:table-cell table:style-name="ce11" office:value-type="string" calcext:value-type="string">
            <text:p>STEPHANE</text:p>
          </table:table-cell>
          <table:table-cell table:style-name="ce12" office:value-type="date" office:date-value="1945-10-12" calcext:value-type="date">
            <text:p>12/10/194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18" calcext:value-type="float">
            <text:p>251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FGUEAB</text:p>
          </table:table-cell>
          <table:table-cell table:style-name="ce11" office:value-type="string" calcext:value-type="string">
            <text:p>NACIRA</text:p>
          </table:table-cell>
          <table:table-cell table:style-name="ce12" office:value-type="date" office:date-value="1983-07-15" calcext:value-type="date">
            <text:p>15/07/198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19" calcext:value-type="float">
            <text:p>251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SZABAB</text:p>
          </table:table-cell>
          <table:table-cell table:style-name="ce11" office:value-type="string" calcext:value-type="string">
            <text:p>CHANTAL</text:p>
          </table:table-cell>
          <table:table-cell table:style-name="ce12" office:value-type="date" office:date-value="1994-09-02" calcext:value-type="date">
            <text:p>02/09/199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37" calcext:value-type="float">
            <text:p>253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OLL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77-05-08" calcext:value-type="date">
            <text:p>08/05/197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12" calcext:value-type="float">
            <text:p>261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CISSAB</text:p>
          </table:table-cell>
          <table:table-cell table:style-name="ce11" office:value-type="string" calcext:value-type="string">
            <text:p>FABRICE</text:p>
          </table:table-cell>
          <table:table-cell table:style-name="ce12" office:value-type="date" office:date-value="1961-06-20" calcext:value-type="date">
            <text:p>20/06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13" calcext:value-type="float">
            <text:p>261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HNSOHAB</text:p>
          </table:table-cell>
          <table:table-cell table:style-name="ce11" office:value-type="string" calcext:value-type="string">
            <text:p>ANDREAS</text:p>
          </table:table-cell>
          <table:table-cell table:style-name="ce12" office:value-type="date" office:date-value="1982-05-27" calcext:value-type="date">
            <text:p>27/05/198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31" calcext:value-type="float">
            <text:p>263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KOB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70-08-29" calcext:value-type="date">
            <text:p>29/08/197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704" calcext:value-type="float">
            <text:p>270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BIMEGAB</text:p>
          </table:table-cell>
          <table:table-cell table:style-name="ce11" office:value-type="string" calcext:value-type="string">
            <text:p>HAKIMA</text:p>
          </table:table-cell>
          <table:table-cell table:style-name="ce12" office:value-type="date" office:date-value="1963-04-19" calcext:value-type="date">
            <text:p>19/04/196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708" calcext:value-type="float">
            <text:p>270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ZIMANAB</text:p>
          </table:table-cell>
          <table:table-cell table:style-name="ce11" office:value-type="string" calcext:value-type="string">
            <text:p>JOACHIM</text:p>
          </table:table-cell>
          <table:table-cell table:style-name="ce12" office:value-type="date" office:date-value="1950-12-09" calcext:value-type="date">
            <text:p>09/12/195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22" calcext:value-type="float">
            <text:p>282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DOYAB</text:p>
          </table:table-cell>
          <table:table-cell table:style-name="ce11" office:value-type="string" calcext:value-type="string">
            <text:p>JULIE</text:p>
          </table:table-cell>
          <table:table-cell table:style-name="ce12" office:value-type="date" office:date-value="1981-07-10" calcext:value-type="date">
            <text:p>10/07/198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41" calcext:value-type="float">
            <text:p>284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PAGAB</text:p>
          </table:table-cell>
          <table:table-cell table:style-name="ce11" office:value-type="string" calcext:value-type="string">
            <text:p>ELISABETH</text:p>
          </table:table-cell>
          <table:table-cell table:style-name="ce12" office:value-type="date" office:date-value="1978-07-28" calcext:value-type="date">
            <text:p>28/07/197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63" calcext:value-type="float">
            <text:p>286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OARBAB</text:p>
          </table:table-cell>
          <table:table-cell table:style-name="ce11" office:value-type="string" calcext:value-type="string">
            <text:p>CHRISTINE</text:p>
          </table:table-cell>
          <table:table-cell table:style-name="ce12" office:value-type="date" office:date-value="1943-06-22" calcext:value-type="date">
            <text:p>22/06/194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88" calcext:value-type="float">
            <text:p>288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AIEMAB</text:p>
          </table:table-cell>
          <table:table-cell table:style-name="ce11" office:value-type="string" calcext:value-type="string">
            <text:p>MARIE PAULE</text:p>
          </table:table-cell>
          <table:table-cell table:style-name="ce12" office:value-type="date" office:date-value="1943-04-02" calcext:value-type="date">
            <text:p>02/04/194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922" calcext:value-type="float">
            <text:p>292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OCHIAB</text:p>
          </table:table-cell>
          <table:table-cell table:style-name="ce11" office:value-type="string" calcext:value-type="string">
            <text:p>JEAN FRANCOIS</text:p>
          </table:table-cell>
          <table:table-cell table:style-name="ce12" office:value-type="date" office:date-value="1995-09-12" calcext:value-type="date">
            <text:p>12/09/199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26" calcext:value-type="float">
            <text:p>312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BUVAB</text:p>
          </table:table-cell>
          <table:table-cell table:style-name="ce11" office:value-type="string" calcext:value-type="string">
            <text:p>PIERRE ANDRE</text:p>
          </table:table-cell>
          <table:table-cell table:style-name="ce12" office:value-type="date" office:date-value="1972-08-03" calcext:value-type="date">
            <text:p>03/08/197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30" calcext:value-type="float">
            <text:p>313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BOU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60-05-19" calcext:value-type="date">
            <text:p>19/05/196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59" calcext:value-type="float">
            <text:p>315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OBUEAB</text:p>
          </table:table-cell>
          <table:table-cell table:style-name="ce11" office:value-type="string" calcext:value-type="string">
            <text:p>STEVE</text:p>
          </table:table-cell>
          <table:table-cell table:style-name="ce12" office:value-type="date" office:date-value="1975-01-18" calcext:value-type="date">
            <text:p>18/01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77" calcext:value-type="float">
            <text:p>317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ELECAB</text:p>
          </table:table-cell>
          <table:table-cell table:style-name="ce11" office:value-type="string" calcext:value-type="string">
            <text:p>MELISSA</text:p>
          </table:table-cell>
          <table:table-cell table:style-name="ce12" office:value-type="date" office:date-value="1993-08-03" calcext:value-type="date">
            <text:p>03/08/199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87" calcext:value-type="float">
            <text:p>318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DEGAUAB</text:p>
          </table:table-cell>
          <table:table-cell table:style-name="ce11" office:value-type="string" calcext:value-type="string">
            <text:p>MURIELLE</text:p>
          </table:table-cell>
          <table:table-cell table:style-name="ce12" office:value-type="date" office:date-value="1944-10-30" calcext:value-type="date">
            <text:p>30/10/194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08" calcext:value-type="float">
            <text:p>320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IFARAB</text:p>
          </table:table-cell>
          <table:table-cell table:style-name="ce11" office:value-type="string" calcext:value-type="string">
            <text:p>RICHARD</text:p>
          </table:table-cell>
          <table:table-cell table:style-name="ce12" office:value-type="date" office:date-value="1967-12-23" calcext:value-type="date">
            <text:p>23/12/196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388" calcext:value-type="float">
            <text:p>338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IARMAB</text:p>
          </table:table-cell>
          <table:table-cell table:style-name="ce11" office:value-type="string" calcext:value-type="string">
            <text:p>SABINE</text:p>
          </table:table-cell>
          <table:table-cell table:style-name="ce12" office:value-type="date" office:date-value="1995-08-23" calcext:value-type="date">
            <text:p>23/08/199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395" calcext:value-type="float">
            <text:p>339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SECOU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72-03-29" calcext:value-type="date">
            <text:p>29/03/197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66" calcext:value-type="float">
            <text:p>346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IMEJAB</text:p>
          </table:table-cell>
          <table:table-cell table:style-name="ce11" office:value-type="string" calcext:value-type="string">
            <text:p>SALAH</text:p>
          </table:table-cell>
          <table:table-cell table:style-name="ce12" office:value-type="date" office:date-value="1960-10-08" calcext:value-type="date">
            <text:p>08/10/196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69" calcext:value-type="float">
            <text:p>346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FABAB</text:p>
          </table:table-cell>
          <table:table-cell table:style-name="ce11" office:value-type="string" calcext:value-type="string">
            <text:p>GILBERT</text:p>
          </table:table-cell>
          <table:table-cell table:style-name="ce12" office:value-type="date" office:date-value="1981-03-12" calcext:value-type="date">
            <text:p>12/03/198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79" calcext:value-type="float">
            <text:p>347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GUIAB</text:p>
          </table:table-cell>
          <table:table-cell table:style-name="ce11" office:value-type="string" calcext:value-type="string">
            <text:p>EDOUARD</text:p>
          </table:table-cell>
          <table:table-cell table:style-name="ce12" office:value-type="date" office:date-value="1983-03-08" calcext:value-type="date">
            <text:p>08/03/198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91" calcext:value-type="float">
            <text:p>349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YBER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75-05-03" calcext:value-type="date">
            <text:p>03/05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07" calcext:value-type="float">
            <text:p>350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SYVINAB</text:p>
          </table:table-cell>
          <table:table-cell table:style-name="ce11" office:value-type="string" calcext:value-type="string">
            <text:p>CECILE</text:p>
          </table:table-cell>
          <table:table-cell table:style-name="ce12" office:value-type="date" office:date-value="1978-04-01" calcext:value-type="date">
            <text:p>01/04/197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541" calcext:value-type="float">
            <text:p>354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FER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45-12-21" calcext:value-type="date">
            <text:p>21/12/194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685" calcext:value-type="float">
            <text:p>368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CHA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64-12-06" calcext:value-type="date">
            <text:p>06/12/196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17" calcext:value-type="float">
            <text:p>371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LECAB</text:p>
          </table:table-cell>
          <table:table-cell table:style-name="ce11" office:value-type="string" calcext:value-type="string">
            <text:p>DANIEL</text:p>
          </table:table-cell>
          <table:table-cell table:style-name="ce12" office:value-type="date" office:date-value="1968-01-07" calcext:value-type="date">
            <text:p>07/01/196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738" calcext:value-type="float">
            <text:p>373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PAVAB</text:p>
          </table:table-cell>
          <table:table-cell table:style-name="ce11" office:value-type="string" calcext:value-type="string">
            <text:p>MARIE-ANNE</text:p>
          </table:table-cell>
          <table:table-cell table:style-name="ce12" office:value-type="date" office:date-value="1962-02-08" calcext:value-type="date">
            <text:p>08/02/196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938" calcext:value-type="float">
            <text:p>393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YOUV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58-10-11" calcext:value-type="date">
            <text:p>11/10/195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10" calcext:value-type="float">
            <text:p>411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DBIGAB</text:p>
          </table:table-cell>
          <table:table-cell table:style-name="ce11" office:value-type="string" calcext:value-type="string">
            <text:p>KARINE</text:p>
          </table:table-cell>
          <table:table-cell table:style-name="ce12" office:value-type="date" office:date-value="1965-05-17" calcext:value-type="date">
            <text:p>17/05/196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82" calcext:value-type="float">
            <text:p>418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SABAB</text:p>
          </table:table-cell>
          <table:table-cell table:style-name="ce11" office:value-type="string" calcext:value-type="string">
            <text:p>JEAN-FRANCOIS</text:p>
          </table:table-cell>
          <table:table-cell table:style-name="ce12" office:value-type="date" office:date-value="1958-11-25" calcext:value-type="date">
            <text:p>25/11/195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198" calcext:value-type="float">
            <text:p>419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CAR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76-04-03" calcext:value-type="date">
            <text:p>03/04/197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733" calcext:value-type="float">
            <text:p>473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HELATAB</text:p>
          </table:table-cell>
          <table:table-cell table:style-name="ce11" office:value-type="string" calcext:value-type="string">
            <text:p>RIM</text:p>
          </table:table-cell>
          <table:table-cell table:style-name="ce12" office:value-type="date" office:date-value="1988-03-17" calcext:value-type="date">
            <text:p>17/03/198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777" calcext:value-type="float">
            <text:p>477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TPARAB</text:p>
          </table:table-cell>
          <table:table-cell table:style-name="ce11" office:value-type="string" calcext:value-type="string">
            <text:p>CLAIRE</text:p>
          </table:table-cell>
          <table:table-cell table:style-name="ce12" office:value-type="date" office:date-value="1989-09-29" calcext:value-type="date">
            <text:p>29/09/198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795" calcext:value-type="float">
            <text:p>479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BRIAB</text:p>
          </table:table-cell>
          <table:table-cell table:style-name="ce11" office:value-type="string" calcext:value-type="string">
            <text:p>GUILLAUME</text:p>
          </table:table-cell>
          <table:table-cell table:style-name="ce12" office:value-type="date" office:date-value="1990-05-31" calcext:value-type="date">
            <text:p>31/05/199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94" calcext:value-type="float">
            <text:p>489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DPICAB</text:p>
          </table:table-cell>
          <table:table-cell table:style-name="ce11" office:value-type="string" calcext:value-type="string">
            <text:p>SUSAN</text:p>
          </table:table-cell>
          <table:table-cell table:style-name="ce12" office:value-type="date" office:date-value="1992-02-12" calcext:value-type="date">
            <text:p>12/02/199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188" calcext:value-type="float">
            <text:p>518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MAUAB</text:p>
          </table:table-cell>
          <table:table-cell table:style-name="ce11" office:value-type="string" calcext:value-type="string">
            <text:p>CLAIRE</text:p>
          </table:table-cell>
          <table:table-cell table:style-name="ce12" office:value-type="date" office:date-value="1945-02-23" calcext:value-type="date">
            <text:p>23/02/194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218" calcext:value-type="float">
            <text:p>921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ULEBAB</text:p>
          </table:table-cell>
          <table:table-cell table:style-name="ce11" office:value-type="string" calcext:value-type="string">
            <text:p>BORIS</text:p>
          </table:table-cell>
          <table:table-cell table:style-name="ce12" office:value-type="date" office:date-value="1969-02-27" calcext:value-type="date">
            <text:p>27/02/196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435" calcext:value-type="float">
            <text:p>943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MOLAB</text:p>
          </table:table-cell>
          <table:table-cell table:style-name="ce11" office:value-type="string" calcext:value-type="string">
            <text:p>MICHEL</text:p>
          </table:table-cell>
          <table:table-cell table:style-name="ce12" office:value-type="date" office:date-value="1950-03-19" calcext:value-type="date">
            <text:p>19/03/195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471" calcext:value-type="float">
            <text:p>947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ELEVAB</text:p>
          </table:table-cell>
          <table:table-cell table:style-name="ce11" office:value-type="string" calcext:value-type="string">
            <text:p>MATHILDE</text:p>
          </table:table-cell>
          <table:table-cell table:style-name="ce12" office:value-type="date" office:date-value="1958-04-14" calcext:value-type="date">
            <text:p>14/04/195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478" calcext:value-type="float">
            <text:p>947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MLITAB</text:p>
          </table:table-cell>
          <table:table-cell table:style-name="ce11" office:value-type="string" calcext:value-type="string">
            <text:p>MALIKA</text:p>
          </table:table-cell>
          <table:table-cell table:style-name="ce12" office:value-type="date" office:date-value="1956-06-14" calcext:value-type="date">
            <text:p>14/06/195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489" calcext:value-type="float">
            <text:p>948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REDAB</text:p>
          </table:table-cell>
          <table:table-cell table:style-name="ce11" office:value-type="string" calcext:value-type="string">
            <text:p>MARIE</text:p>
          </table:table-cell>
          <table:table-cell table:style-name="ce12" office:value-type="date" office:date-value="1961-03-02" calcext:value-type="date">
            <text:p>02/03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632" calcext:value-type="float">
            <text:p>963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COH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77-09-05" calcext:value-type="date">
            <text:p>05/09/197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9633" calcext:value-type="float">
            <text:p>963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OBRUAB</text:p>
          </table:table-cell>
          <table:table-cell table:style-name="ce11" office:value-type="string" calcext:value-type="string">
            <text:p>ANNE-SOPHIE</text:p>
          </table:table-cell>
          <table:table-cell table:style-name="ce12" office:value-type="date" office:date-value="1962-12-27" calcext:value-type="date">
            <text:p>27/12/196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037" calcext:value-type="float">
            <text:p>1003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RSALAB</text:p>
          </table:table-cell>
          <table:table-cell table:style-name="ce11" office:value-type="string" calcext:value-type="string">
            <text:p>XAVIER-LAURENT</text:p>
          </table:table-cell>
          <table:table-cell table:style-name="ce12" office:value-type="date" office:date-value="1961-03-01" calcext:value-type="date">
            <text:p>01/03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239" calcext:value-type="float">
            <text:p>1023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VIGAB</text:p>
          </table:table-cell>
          <table:table-cell table:style-name="ce11" office:value-type="string" calcext:value-type="string">
            <text:p>MARIE-HELENE</text:p>
          </table:table-cell>
          <table:table-cell table:style-name="ce12" office:value-type="date" office:date-value="1988-11-15" calcext:value-type="date">
            <text:p>15/11/198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0240" calcext:value-type="float">
            <text:p>1024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THUR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69-12-05" calcext:value-type="date">
            <text:p>05/12/196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138" calcext:value-type="float">
            <text:p>1113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ASTOAB</text:p>
          </table:table-cell>
          <table:table-cell table:style-name="ce11" office:value-type="string" calcext:value-type="string">
            <text:p>BENJAMIN</text:p>
          </table:table-cell>
          <table:table-cell table:style-name="ce12" office:value-type="date" office:date-value="1990-03-18" calcext:value-type="date">
            <text:p>18/03/199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4978" calcext:value-type="float">
            <text:p>1497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GEVADAB</text:p>
          </table:table-cell>
          <table:table-cell table:style-name="ce11" office:value-type="string" calcext:value-type="string">
            <text:p>LOIC</text:p>
          </table:table-cell>
          <table:table-cell table:style-name="ce12" office:value-type="date" office:date-value="1954-01-18" calcext:value-type="date">
            <text:p>18/01/195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347" calcext:value-type="float">
            <text:p>1534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ZDELAB</text:p>
          </table:table-cell>
          <table:table-cell table:style-name="ce11" office:value-type="string" calcext:value-type="string">
            <text:p>QUENTIN</text:p>
          </table:table-cell>
          <table:table-cell table:style-name="ce12" office:value-type="date" office:date-value="1993-04-23" calcext:value-type="date">
            <text:p>23/04/199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367" calcext:value-type="float">
            <text:p>1536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PORAB</text:p>
          </table:table-cell>
          <table:table-cell table:style-name="ce11" office:value-type="string" calcext:value-type="string">
            <text:p>FABIENNE</text:p>
          </table:table-cell>
          <table:table-cell table:style-name="ce12" office:value-type="date" office:date-value="1984-08-31" calcext:value-type="date">
            <text:p>31/08/198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416" calcext:value-type="float">
            <text:p>1541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ED'EAB</text:p>
          </table:table-cell>
          <table:table-cell table:style-name="ce11" office:value-type="string" calcext:value-type="string">
            <text:p>PATRIZIA</text:p>
          </table:table-cell>
          <table:table-cell table:style-name="ce12" office:value-type="date" office:date-value="1967-01-23" calcext:value-type="date">
            <text:p>23/01/196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168" calcext:value-type="float">
            <text:p>1616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YGUY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77-06-02" calcext:value-type="date">
            <text:p>02/06/197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177" calcext:value-type="float">
            <text:p>1617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SDOMAB</text:p>
          </table:table-cell>
          <table:table-cell table:style-name="ce11" office:value-type="string" calcext:value-type="string">
            <text:p>JAVIER</text:p>
          </table:table-cell>
          <table:table-cell table:style-name="ce12" office:value-type="date" office:date-value="1964-01-10" calcext:value-type="date">
            <text:p>10/01/196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244" calcext:value-type="float">
            <text:p>1624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ALE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74-01-03" calcext:value-type="date">
            <text:p>03/01/1974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094" calcext:value-type="float">
            <text:p>2009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VIAAB</text:p>
          </table:table-cell>
          <table:table-cell table:style-name="ce11" office:value-type="string" calcext:value-type="string">
            <text:p>JULIE</text:p>
          </table:table-cell>
          <table:table-cell table:style-name="ce12" office:value-type="date" office:date-value="1963-03-20" calcext:value-type="date">
            <text:p>20/03/1963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494" calcext:value-type="float">
            <text:p>3149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NACAB</text:p>
          </table:table-cell>
          <table:table-cell table:style-name="ce11" office:value-type="string" calcext:value-type="string">
            <text:p>MAGALI</text:p>
          </table:table-cell>
          <table:table-cell table:style-name="ce12" office:value-type="date" office:date-value="1946-04-21" calcext:value-type="date">
            <text:p>21/04/194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514" calcext:value-type="float">
            <text:p>3251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TPOUAB</text:p>
          </table:table-cell>
          <table:table-cell table:style-name="ce11" office:value-type="string" calcext:value-type="string">
            <text:p>CELINE</text:p>
          </table:table-cell>
          <table:table-cell table:style-name="ce12" office:value-type="date" office:date-value="1968-07-31" calcext:value-type="date">
            <text:p>31/07/1968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594" calcext:value-type="float">
            <text:p>3259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HAMAT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77-03-02" calcext:value-type="date">
            <text:p>02/03/197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935" calcext:value-type="float">
            <text:p>3293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YVIOAB</text:p>
          </table:table-cell>
          <table:table-cell table:style-name="ce11" office:value-type="string" calcext:value-type="string">
            <text:p>JULIETTE</text:p>
          </table:table-cell>
          <table:table-cell table:style-name="ce12" office:value-type="date" office:date-value="1961-11-13" calcext:value-type="date">
            <text:p>13/11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3014" calcext:value-type="float">
            <text:p>3301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CHAAB</text:p>
          </table:table-cell>
          <table:table-cell table:style-name="ce11" office:value-type="string" calcext:value-type="string">
            <text:p>JEAN YVES</text:p>
          </table:table-cell>
          <table:table-cell table:style-name="ce12" office:value-type="date" office:date-value="1975-02-28" calcext:value-type="date">
            <text:p>28/02/197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3034" calcext:value-type="float">
            <text:p>3303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MOLAB</text:p>
          </table:table-cell>
          <table:table-cell table:style-name="ce11" office:value-type="string" calcext:value-type="string">
            <text:p>PASCALE</text:p>
          </table:table-cell>
          <table:table-cell table:style-name="ce12" office:value-type="date" office:date-value="1962-03-01" calcext:value-type="date">
            <text:p>01/03/196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3095" calcext:value-type="float">
            <text:p>3309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EBARAB</text:p>
          </table:table-cell>
          <table:table-cell table:style-name="ce11" office:value-type="string" calcext:value-type="string">
            <text:p>LUCIE</text:p>
          </table:table-cell>
          <table:table-cell table:style-name="ce12" office:value-type="date" office:date-value="1966-07-07" calcext:value-type="date">
            <text:p>07/07/196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3174" calcext:value-type="float">
            <text:p>3317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GEBRAAB</text:p>
          </table:table-cell>
          <table:table-cell table:style-name="ce11" office:value-type="string" calcext:value-type="string">
            <text:p>MIREILLE</text:p>
          </table:table-cell>
          <table:table-cell table:style-name="ce12" office:value-type="date" office:date-value="1982-02-15" calcext:value-type="date">
            <text:p>15/02/198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3194" calcext:value-type="float">
            <text:p>3319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MAU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72-11-26" calcext:value-type="date">
            <text:p>26/11/197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3254" calcext:value-type="float">
            <text:p>3325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ACAPAB</text:p>
          </table:table-cell>
          <table:table-cell table:style-name="ce11" office:value-type="string" calcext:value-type="string">
            <text:p>SILVIA</text:p>
          </table:table-cell>
          <table:table-cell table:style-name="ce12" office:value-type="date" office:date-value="1987-07-24" calcext:value-type="date">
            <text:p>24/07/1987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3314" calcext:value-type="float">
            <text:p>3331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JOBAB</text:p>
          </table:table-cell>
          <table:table-cell table:style-name="ce11" office:value-type="string" calcext:value-type="string">
            <text:p>CLAUDINE</text:p>
          </table:table-cell>
          <table:table-cell table:style-name="ce12" office:value-type="date" office:date-value="1972-12-21" calcext:value-type="date">
            <text:p>21/12/1972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475" calcext:value-type="float">
            <text:p>4647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PAPAB</text:p>
          </table:table-cell>
          <table:table-cell table:style-name="ce11" office:value-type="string" calcext:value-type="string">
            <text:p>FRANCOISE</text:p>
          </table:table-cell>
          <table:table-cell table:style-name="ce12" office:value-type="date" office:date-value="1980-01-04" calcext:value-type="date">
            <text:p>04/01/1980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495" calcext:value-type="float">
            <text:p>4649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GARAB</text:p>
          </table:table-cell>
          <table:table-cell table:style-name="ce11" office:value-type="string" calcext:value-type="string">
            <text:p>PASCALE</text:p>
          </table:table-cell>
          <table:table-cell table:style-name="ce12" office:value-type="date" office:date-value="1945-02-11" calcext:value-type="date">
            <text:p>11/02/194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496" calcext:value-type="float">
            <text:p>4649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KOBAB</text:p>
          </table:table-cell>
          <table:table-cell table:style-name="ce11" office:value-type="string" calcext:value-type="string">
            <text:p>ANEMONE</text:p>
          </table:table-cell>
          <table:table-cell table:style-name="ce12" office:value-type="date" office:date-value="1991-12-16" calcext:value-type="date">
            <text:p>16/12/199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516" calcext:value-type="float">
            <text:p>4651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ACOHAB</text:p>
          </table:table-cell>
          <table:table-cell table:style-name="ce11" office:value-type="string" calcext:value-type="string">
            <text:p>ALINE</text:p>
          </table:table-cell>
          <table:table-cell table:style-name="ce12" office:value-type="date" office:date-value="1945-04-25" calcext:value-type="date">
            <text:p>25/04/194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527" calcext:value-type="float">
            <text:p>4652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CSEIAB</text:p>
          </table:table-cell>
          <table:table-cell table:style-name="ce11" office:value-type="string" calcext:value-type="string">
            <text:p>ALIX</text:p>
          </table:table-cell>
          <table:table-cell table:style-name="ce12" office:value-type="date" office:date-value="1985-05-07" calcext:value-type="date">
            <text:p>07/05/198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528" calcext:value-type="float">
            <text:p>4652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MAUAB</text:p>
          </table:table-cell>
          <table:table-cell table:style-name="ce11" office:value-type="string" calcext:value-type="string">
            <text:p>AURELIE</text:p>
          </table:table-cell>
          <table:table-cell table:style-name="ce12" office:value-type="date" office:date-value="1956-12-19" calcext:value-type="date">
            <text:p>19/12/1956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611" calcext:value-type="float">
            <text:p>4661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RODAB</text:p>
          </table:table-cell>
          <table:table-cell table:style-name="ce11" office:value-type="string" calcext:value-type="string">
            <text:p>HEIKO</text:p>
          </table:table-cell>
          <table:table-cell table:style-name="ce12" office:value-type="date" office:date-value="1961-04-02" calcext:value-type="date">
            <text:p>02/04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631" calcext:value-type="float">
            <text:p>4663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SHAAAB</text:p>
          </table:table-cell>
          <table:table-cell table:style-name="ce11" office:value-type="string" calcext:value-type="string">
            <text:p>PAULINE</text:p>
          </table:table-cell>
          <table:table-cell table:style-name="ce12" office:value-type="date" office:date-value="1961-09-25" calcext:value-type="date">
            <text:p>25/09/196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637" calcext:value-type="float">
            <text:p>4663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MOR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49-06-29" calcext:value-type="date">
            <text:p>29/06/194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645" calcext:value-type="float">
            <text:p>4664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LMARAB</text:p>
          </table:table-cell>
          <table:table-cell table:style-name="ce11" office:value-type="string" calcext:value-type="string">
            <text:p>ANAIS</text:p>
          </table:table-cell>
          <table:table-cell table:style-name="ce12" office:value-type="date" office:date-value="1965-02-02" calcext:value-type="date">
            <text:p>02/02/1965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646" calcext:value-type="float">
            <text:p>4664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ULOIAB</text:p>
          </table:table-cell>
          <table:table-cell table:style-name="ce11" office:value-type="string" calcext:value-type="string">
            <text:p>SYLVAIN</text:p>
          </table:table-cell>
          <table:table-cell table:style-name="ce12" office:value-type="date" office:date-value="1959-06-04" calcext:value-type="date">
            <text:p>04/06/1959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751" calcext:value-type="float">
            <text:p>4675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HPECAB</text:p>
          </table:table-cell>
          <table:table-cell table:style-name="ce11" office:value-type="string" calcext:value-type="string">
            <text:p>SARAH</text:p>
          </table:table-cell>
          <table:table-cell table:style-name="ce12" office:value-type="date" office:date-value="1951-10-17" calcext:value-type="date">
            <text:p>17/10/1951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11" office:value-type="string" calcext:value-type="string">
            <text:p>902</text:p>
          </table:table-cell>
          <table:table-cell table:style-name="ce11" office:value-type="string" calcext:value-type="string">
            <text:p>UFR LSHS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80" calcext:value-type="float">
            <text:p>38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ADN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85-02-03" calcext:value-type="date">
            <text:p>03/02/198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25" calcext:value-type="float">
            <text:p>42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BREAB</text:p>
          </table:table-cell>
          <table:table-cell table:style-name="ce11" office:value-type="string" calcext:value-type="string">
            <text:p>HELENE</text:p>
          </table:table-cell>
          <table:table-cell table:style-name="ce12" office:value-type="date" office:date-value="1990-10-25" calcext:value-type="date">
            <text:p>25/10/199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26" calcext:value-type="float">
            <text:p>42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BRI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65-10-18" calcext:value-type="date">
            <text:p>18/10/196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67" calcext:value-type="float">
            <text:p>46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CASAB</text:p>
          </table:table-cell>
          <table:table-cell table:style-name="ce11" office:value-type="string" calcext:value-type="string">
            <text:p>DIDIER</text:p>
          </table:table-cell>
          <table:table-cell table:style-name="ce12" office:value-type="date" office:date-value="1988-07-11" calcext:value-type="date">
            <text:p>11/07/198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87" calcext:value-type="float">
            <text:p>48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SD'IAB</text:p>
          </table:table-cell>
          <table:table-cell table:style-name="ce11" office:value-type="string" calcext:value-type="string">
            <text:p>JEAN FRANCOIS</text:p>
          </table:table-cell>
          <table:table-cell table:style-name="ce12" office:value-type="date" office:date-value="1958-10-12" calcext:value-type="date">
            <text:p>12/10/195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495" calcext:value-type="float">
            <text:p>49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EL AB</text:p>
          </table:table-cell>
          <table:table-cell table:style-name="ce11" office:value-type="string" calcext:value-type="string">
            <text:p>DRISS</text:p>
          </table:table-cell>
          <table:table-cell table:style-name="ce12" office:value-type="date" office:date-value="1973-11-22" calcext:value-type="date">
            <text:p>22/11/197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01" calcext:value-type="float">
            <text:p>50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EFER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46-12-10" calcext:value-type="date">
            <text:p>10/12/194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28" calcext:value-type="float">
            <text:p>52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GAGAB</text:p>
          </table:table-cell>
          <table:table-cell table:style-name="ce11" office:value-type="string" calcext:value-type="string">
            <text:p>REMI</text:p>
          </table:table-cell>
          <table:table-cell table:style-name="ce12" office:value-type="date" office:date-value="1950-01-10" calcext:value-type="date">
            <text:p>10/01/195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33" calcext:value-type="float">
            <text:p>53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MIGHOAB</text:p>
          </table:table-cell>
          <table:table-cell table:style-name="ce11" office:value-type="string" calcext:value-type="string">
            <text:p>MAHMOUD</text:p>
          </table:table-cell>
          <table:table-cell table:style-name="ce12" office:value-type="date" office:date-value="1952-10-18" calcext:value-type="date">
            <text:p>18/10/195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49" calcext:value-type="float">
            <text:p>54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LEHANAB</text:p>
          </table:table-cell>
          <table:table-cell table:style-name="ce11" office:value-type="string" calcext:value-type="string">
            <text:p>MARTINE</text:p>
          </table:table-cell>
          <table:table-cell table:style-name="ce12" office:value-type="date" office:date-value="1952-12-07" calcext:value-type="date">
            <text:p>07/12/195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69" calcext:value-type="float">
            <text:p>56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LED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51-01-16" calcext:value-type="date">
            <text:p>16/01/195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86" calcext:value-type="float">
            <text:p>58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ZHANAB</text:p>
          </table:table-cell>
          <table:table-cell table:style-name="ce11" office:value-type="string" calcext:value-type="string">
            <text:p>EDITH</text:p>
          </table:table-cell>
          <table:table-cell table:style-name="ce12" office:value-type="date" office:date-value="1943-09-05" calcext:value-type="date">
            <text:p>05/09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589" calcext:value-type="float">
            <text:p>58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LANAB</text:p>
          </table:table-cell>
          <table:table-cell table:style-name="ce11" office:value-type="string" calcext:value-type="string">
            <text:p>DOROTHEE</text:p>
          </table:table-cell>
          <table:table-cell table:style-name="ce12" office:value-type="date" office:date-value="1995-01-18" calcext:value-type="date">
            <text:p>18/01/199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23" calcext:value-type="float">
            <text:p>62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ROUD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43-09-29" calcext:value-type="date">
            <text:p>29/09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25" calcext:value-type="float">
            <text:p>62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MBPORAB</text:p>
          </table:table-cell>
          <table:table-cell table:style-name="ce11" office:value-type="string" calcext:value-type="string">
            <text:p>HOREA</text:p>
          </table:table-cell>
          <table:table-cell table:style-name="ce12" office:value-type="date" office:date-value="1963-12-03" calcext:value-type="date">
            <text:p>03/12/196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27" calcext:value-type="float">
            <text:p>62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HISFIAB</text:p>
          </table:table-cell>
          <table:table-cell table:style-name="ce11" office:value-type="string" calcext:value-type="string">
            <text:p>HOCINE</text:p>
          </table:table-cell>
          <table:table-cell table:style-name="ce12" office:value-type="date" office:date-value="1984-09-22" calcext:value-type="date">
            <text:p>22/09/198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28" calcext:value-type="float">
            <text:p>62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DASMIAB</text:p>
          </table:table-cell>
          <table:table-cell table:style-name="ce11" office:value-type="string" calcext:value-type="string">
            <text:p>ALI</text:p>
          </table:table-cell>
          <table:table-cell table:style-name="ce12" office:value-type="date" office:date-value="1990-04-06" calcext:value-type="date">
            <text:p>06/04/199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632" calcext:value-type="float">
            <text:p>63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UZHOAB</text:p>
          </table:table-cell>
          <table:table-cell table:style-name="ce11" office:value-type="string" calcext:value-type="string">
            <text:p>BEI WEN</text:p>
          </table:table-cell>
          <table:table-cell table:style-name="ce12" office:value-type="date" office:date-value="1956-07-08" calcext:value-type="date">
            <text:p>08/07/195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702" calcext:value-type="float">
            <text:p>70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IETT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60-12-25" calcext:value-type="date">
            <text:p>25/12/196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861" calcext:value-type="float">
            <text:p>86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FGUEAB</text:p>
          </table:table-cell>
          <table:table-cell table:style-name="ce11" office:value-type="string" calcext:value-type="string">
            <text:p>SAMIRA</text:p>
          </table:table-cell>
          <table:table-cell table:style-name="ce12" office:value-type="date" office:date-value="1993-04-14" calcext:value-type="date">
            <text:p>14/04/199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17" calcext:value-type="float">
            <text:p>111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YLEC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51-03-14" calcext:value-type="date">
            <text:p>14/03/195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18" calcext:value-type="float">
            <text:p>111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MLAD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78-01-31" calcext:value-type="date">
            <text:p>31/01/197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124" calcext:value-type="float">
            <text:p>112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KILUTAB</text:p>
          </table:table-cell>
          <table:table-cell table:style-name="ce11" office:value-type="string" calcext:value-type="string">
            <text:p>DIDIER</text:p>
          </table:table-cell>
          <table:table-cell table:style-name="ce12" office:value-type="date" office:date-value="1959-01-25" calcext:value-type="date">
            <text:p>25/01/195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304" calcext:value-type="float">
            <text:p>130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LZIOAB</text:p>
          </table:table-cell>
          <table:table-cell table:style-name="ce11" office:value-type="string" calcext:value-type="string">
            <text:p>MARIANNE</text:p>
          </table:table-cell>
          <table:table-cell table:style-name="ce12" office:value-type="date" office:date-value="1944-09-29" calcext:value-type="date">
            <text:p>29/09/1944</text:p>
          </table:table-cell>
          <table:table-cell table:style-name="ce11" office:value-type="string" calcext:value-type="string">
            <text:p>906A</text:p>
          </table:table-cell>
          <table:table-cell table:style-name="ce11" office:value-type="string" calcext:value-type="string">
            <text:p>ADM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15" calcext:value-type="float">
            <text:p>151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SBESAB</text:p>
          </table:table-cell>
          <table:table-cell table:style-name="ce11" office:value-type="string" calcext:value-type="string">
            <text:p>NATACHA</text:p>
          </table:table-cell>
          <table:table-cell table:style-name="ce12" office:value-type="date" office:date-value="1946-12-26" calcext:value-type="date">
            <text:p>26/12/194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584" calcext:value-type="float">
            <text:p>158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HLE AB</text:p>
          </table:table-cell>
          <table:table-cell table:style-name="ce11" office:value-type="string" calcext:value-type="string">
            <text:p>VALERIE</text:p>
          </table:table-cell>
          <table:table-cell table:style-name="ce12" office:value-type="date" office:date-value="1992-03-09" calcext:value-type="date">
            <text:p>09/03/199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689" calcext:value-type="float">
            <text:p>168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FMARAB</text:p>
          </table:table-cell>
          <table:table-cell table:style-name="ce11" office:value-type="string" calcext:value-type="string">
            <text:p>CAROLE</text:p>
          </table:table-cell>
          <table:table-cell table:style-name="ce12" office:value-type="date" office:date-value="1970-10-03" calcext:value-type="date">
            <text:p>03/10/197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11" calcext:value-type="float">
            <text:p>171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CQUEAB</text:p>
          </table:table-cell>
          <table:table-cell table:style-name="ce11" office:value-type="string" calcext:value-type="string">
            <text:p>ERWAN</text:p>
          </table:table-cell>
          <table:table-cell table:style-name="ce12" office:value-type="date" office:date-value="1977-05-15" calcext:value-type="date">
            <text:p>15/05/197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51" calcext:value-type="float">
            <text:p>175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BOIAB</text:p>
          </table:table-cell>
          <table:table-cell table:style-name="ce11" office:value-type="string" calcext:value-type="string">
            <text:p>M. CHRISTOPHE</text:p>
          </table:table-cell>
          <table:table-cell table:style-name="ce12" office:value-type="date" office:date-value="1967-07-05" calcext:value-type="date">
            <text:p>05/07/196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53" calcext:value-type="float">
            <text:p>175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BRAAB</text:p>
          </table:table-cell>
          <table:table-cell table:style-name="ce11" office:value-type="string" calcext:value-type="string">
            <text:p>MICHEL</text:p>
          </table:table-cell>
          <table:table-cell table:style-name="ce12" office:value-type="date" office:date-value="1972-07-03" calcext:value-type="date">
            <text:p>03/07/197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59" calcext:value-type="float">
            <text:p>175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BLA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90-03-02" calcext:value-type="date">
            <text:p>02/03/199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61" calcext:value-type="float">
            <text:p>176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PERAB</text:p>
          </table:table-cell>
          <table:table-cell table:style-name="ce11" office:value-type="string" calcext:value-type="string">
            <text:p>GERARD</text:p>
          </table:table-cell>
          <table:table-cell table:style-name="ce12" office:value-type="date" office:date-value="1986-07-15" calcext:value-type="date">
            <text:p>15/07/198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64" calcext:value-type="float">
            <text:p>176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FRAAB</text:p>
          </table:table-cell>
          <table:table-cell table:style-name="ce11" office:value-type="string" calcext:value-type="string">
            <text:p>BRUNO</text:p>
          </table:table-cell>
          <table:table-cell table:style-name="ce12" office:value-type="date" office:date-value="1974-07-22" calcext:value-type="date">
            <text:p>22/07/197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68" calcext:value-type="float">
            <text:p>176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NSALAB</text:p>
          </table:table-cell>
          <table:table-cell table:style-name="ce11" office:value-type="string" calcext:value-type="string">
            <text:p>JEAN LOUP</text:p>
          </table:table-cell>
          <table:table-cell table:style-name="ce12" office:value-type="date" office:date-value="1982-05-06" calcext:value-type="date">
            <text:p>06/05/198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70" calcext:value-type="float">
            <text:p>177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SEL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73-06-20" calcext:value-type="date">
            <text:p>20/06/197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772" calcext:value-type="float">
            <text:p>177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HUGAB</text:p>
          </table:table-cell>
          <table:table-cell table:style-name="ce11" office:value-type="string" calcext:value-type="string">
            <text:p>JEAN NOEL</text:p>
          </table:table-cell>
          <table:table-cell table:style-name="ce12" office:value-type="date" office:date-value="1991-02-22" calcext:value-type="date">
            <text:p>22/02/199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68" calcext:value-type="float">
            <text:p>186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SDUMAB</text:p>
          </table:table-cell>
          <table:table-cell table:style-name="ce11" office:value-type="string" calcext:value-type="string">
            <text:p>JEAN LUC</text:p>
          </table:table-cell>
          <table:table-cell table:style-name="ce12" office:value-type="date" office:date-value="1942-04-07" calcext:value-type="date">
            <text:p>07/04/194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71" calcext:value-type="float">
            <text:p>187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FAI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92-04-16" calcext:value-type="date">
            <text:p>16/04/199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IROCAB</text:p>
          </table:table-cell>
          <table:table-cell table:style-name="ce11" office:value-type="string" calcext:value-type="string">
            <text:p>JEAN-MARIE</text:p>
          </table:table-cell>
          <table:table-cell table:style-name="ce12" office:value-type="date" office:date-value="1982-05-09" calcext:value-type="date">
            <text:p>09/05/198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MARAB</text:p>
          </table:table-cell>
          <table:table-cell table:style-name="ce11" office:value-type="string" calcext:value-type="string">
            <text:p>ANTOINE</text:p>
          </table:table-cell>
          <table:table-cell table:style-name="ce12" office:value-type="date" office:date-value="1956-11-16" calcext:value-type="date">
            <text:p>16/11/195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75" calcext:value-type="float">
            <text:p>187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TVEXAB</text:p>
          </table:table-cell>
          <table:table-cell table:style-name="ce11" office:value-type="string" calcext:value-type="string">
            <text:p>MARTINE</text:p>
          </table:table-cell>
          <table:table-cell table:style-name="ce12" office:value-type="date" office:date-value="1985-08-24" calcext:value-type="date">
            <text:p>24/08/198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NWEI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62-06-16" calcext:value-type="date">
            <text:p>16/06/196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91" calcext:value-type="float">
            <text:p>189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NCOHAB</text:p>
          </table:table-cell>
          <table:table-cell table:style-name="ce11" office:value-type="string" calcext:value-type="string">
            <text:p>MICHELE</text:p>
          </table:table-cell>
          <table:table-cell table:style-name="ce12" office:value-type="date" office:date-value="1956-01-17" calcext:value-type="date">
            <text:p>17/01/195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MASAB</text:p>
          </table:table-cell>
          <table:table-cell table:style-name="ce11" office:value-type="string" calcext:value-type="string">
            <text:p>ALAIN CHARLES</text:p>
          </table:table-cell>
          <table:table-cell table:style-name="ce12" office:value-type="date" office:date-value="1942-05-30" calcext:value-type="date">
            <text:p>30/05/194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YTANAB</text:p>
          </table:table-cell>
          <table:table-cell table:style-name="ce11" office:value-type="string" calcext:value-type="string">
            <text:p>CHRISTINE</text:p>
          </table:table-cell>
          <table:table-cell table:style-name="ce12" office:value-type="date" office:date-value="1960-07-17" calcext:value-type="date">
            <text:p>17/07/196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61" calcext:value-type="float">
            <text:p>196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COHAB</text:p>
          </table:table-cell>
          <table:table-cell table:style-name="ce11" office:value-type="string" calcext:value-type="string">
            <text:p>YVES</text:p>
          </table:table-cell>
          <table:table-cell table:style-name="ce12" office:value-type="date" office:date-value="1953-12-05" calcext:value-type="date">
            <text:p>05/12/195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62" calcext:value-type="float">
            <text:p>196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SCAS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94-11-16" calcext:value-type="date">
            <text:p>16/11/199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63" calcext:value-type="float">
            <text:p>196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VAL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76-02-11" calcext:value-type="date">
            <text:p>11/02/197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64" calcext:value-type="float">
            <text:p>196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TRIAB</text:p>
          </table:table-cell>
          <table:table-cell table:style-name="ce11" office:value-type="string" calcext:value-type="string">
            <text:p>JEAN CLAUDE</text:p>
          </table:table-cell>
          <table:table-cell table:style-name="ce12" office:value-type="date" office:date-value="1973-03-06" calcext:value-type="date">
            <text:p>06/03/197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67" calcext:value-type="float">
            <text:p>196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HELARAB</text:p>
          </table:table-cell>
          <table:table-cell table:style-name="ce11" office:value-type="string" calcext:value-type="string">
            <text:p>LILIANE</text:p>
          </table:table-cell>
          <table:table-cell table:style-name="ce12" office:value-type="date" office:date-value="1992-06-10" calcext:value-type="date">
            <text:p>10/06/199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68" calcext:value-type="float">
            <text:p>196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SGAUAB</text:p>
          </table:table-cell>
          <table:table-cell table:style-name="ce11" office:value-type="string" calcext:value-type="string">
            <text:p>JOEL</text:p>
          </table:table-cell>
          <table:table-cell table:style-name="ce12" office:value-type="date" office:date-value="1949-03-10" calcext:value-type="date">
            <text:p>10/03/194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70" calcext:value-type="float">
            <text:p>197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AZOAB</text:p>
          </table:table-cell>
          <table:table-cell table:style-name="ce11" office:value-type="string" calcext:value-type="string">
            <text:p>JACQUES</text:p>
          </table:table-cell>
          <table:table-cell table:style-name="ce12" office:value-type="date" office:date-value="1972-03-06" calcext:value-type="date">
            <text:p>06/03/197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71" calcext:value-type="float">
            <text:p>197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TCHAAB</text:p>
          </table:table-cell>
          <table:table-cell table:style-name="ce11" office:value-type="string" calcext:value-type="string">
            <text:p>GERARD</text:p>
          </table:table-cell>
          <table:table-cell table:style-name="ce12" office:value-type="date" office:date-value="1967-06-14" calcext:value-type="date">
            <text:p>14/06/196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72" calcext:value-type="float">
            <text:p>197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GRAAB</text:p>
          </table:table-cell>
          <table:table-cell table:style-name="ce11" office:value-type="string" calcext:value-type="string">
            <text:p>CHRISTINE</text:p>
          </table:table-cell>
          <table:table-cell table:style-name="ce12" office:value-type="date" office:date-value="1975-11-12" calcext:value-type="date">
            <text:p>12/11/197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73" calcext:value-type="float">
            <text:p>197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UARTAB</text:p>
          </table:table-cell>
          <table:table-cell table:style-name="ce11" office:value-type="string" calcext:value-type="string">
            <text:p>JEAN YVES</text:p>
          </table:table-cell>
          <table:table-cell table:style-name="ce12" office:value-type="date" office:date-value="1947-10-19" calcext:value-type="date">
            <text:p>19/10/194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76" calcext:value-type="float">
            <text:p>197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GBENAB</text:p>
          </table:table-cell>
          <table:table-cell table:style-name="ce11" office:value-type="string" calcext:value-type="string">
            <text:p>ROBERT</text:p>
          </table:table-cell>
          <table:table-cell table:style-name="ce12" office:value-type="date" office:date-value="1983-06-29" calcext:value-type="date">
            <text:p>29/06/1983</text:p>
          </table:table-cell>
          <table:table-cell table:style-name="ce11" office:value-type="string" calcext:value-type="string">
            <text:p>906A</text:p>
          </table:table-cell>
          <table:table-cell table:style-name="ce11" office:value-type="string" calcext:value-type="string">
            <text:p>ADM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77" calcext:value-type="float">
            <text:p>197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ZBOUAB</text:p>
          </table:table-cell>
          <table:table-cell table:style-name="ce11" office:value-type="string" calcext:value-type="string">
            <text:p>ANNICK</text:p>
          </table:table-cell>
          <table:table-cell table:style-name="ce12" office:value-type="date" office:date-value="1985-07-17" calcext:value-type="date">
            <text:p>17/07/198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79" calcext:value-type="float">
            <text:p>197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TCOUAB</text:p>
          </table:table-cell>
          <table:table-cell table:style-name="ce11" office:value-type="string" calcext:value-type="string">
            <text:p>MARIE FRANCE</text:p>
          </table:table-cell>
          <table:table-cell table:style-name="ce12" office:value-type="date" office:date-value="1993-08-29" calcext:value-type="date">
            <text:p>29/08/199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81" calcext:value-type="float">
            <text:p>198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FAGAB</text:p>
          </table:table-cell>
          <table:table-cell table:style-name="ce11" office:value-type="string" calcext:value-type="string">
            <text:p>REMY</text:p>
          </table:table-cell>
          <table:table-cell table:style-name="ce12" office:value-type="date" office:date-value="1964-02-13" calcext:value-type="date">
            <text:p>13/02/196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85" calcext:value-type="float">
            <text:p>198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IIZRAB</text:p>
          </table:table-cell>
          <table:table-cell table:style-name="ce11" office:value-type="string" calcext:value-type="string">
            <text:p>MOHAND</text:p>
          </table:table-cell>
          <table:table-cell table:style-name="ce12" office:value-type="date" office:date-value="1943-10-04" calcext:value-type="date">
            <text:p>04/10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86" calcext:value-type="float">
            <text:p>198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YDENAB</text:p>
          </table:table-cell>
          <table:table-cell table:style-name="ce11" office:value-type="string" calcext:value-type="string">
            <text:p>PAUL</text:p>
          </table:table-cell>
          <table:table-cell table:style-name="ce12" office:value-type="date" office:date-value="1992-07-01" calcext:value-type="date">
            <text:p>01/07/199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87" calcext:value-type="float">
            <text:p>198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NGLUAB</text:p>
          </table:table-cell>
          <table:table-cell table:style-name="ce11" office:value-type="string" calcext:value-type="string">
            <text:p>LILIANE</text:p>
          </table:table-cell>
          <table:table-cell table:style-name="ce12" office:value-type="date" office:date-value="1961-04-12" calcext:value-type="date">
            <text:p>12/04/196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91" calcext:value-type="float">
            <text:p>199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MORAB</text:p>
          </table:table-cell>
          <table:table-cell table:style-name="ce11" office:value-type="string" calcext:value-type="string">
            <text:p>JEAN FRANCOIS</text:p>
          </table:table-cell>
          <table:table-cell table:style-name="ce12" office:value-type="date" office:date-value="1988-02-05" calcext:value-type="date">
            <text:p>05/02/198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94" calcext:value-type="float">
            <text:p>199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SNIC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63-08-13" calcext:value-type="date">
            <text:p>13/08/196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95" calcext:value-type="float">
            <text:p>199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UPILAB</text:p>
          </table:table-cell>
          <table:table-cell table:style-name="ce11" office:value-type="string" calcext:value-type="string">
            <text:p>PAUL</text:p>
          </table:table-cell>
          <table:table-cell table:style-name="ce12" office:value-type="date" office:date-value="1941-07-16" calcext:value-type="date">
            <text:p>16/07/194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1999" calcext:value-type="float">
            <text:p>199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RICAB</text:p>
          </table:table-cell>
          <table:table-cell table:style-name="ce11" office:value-type="string" calcext:value-type="string">
            <text:p>JEAN PAUL</text:p>
          </table:table-cell>
          <table:table-cell table:style-name="ce12" office:value-type="date" office:date-value="1941-10-15" calcext:value-type="date">
            <text:p>15/10/194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01" calcext:value-type="float">
            <text:p>200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GPHAAB</text:p>
          </table:table-cell>
          <table:table-cell table:style-name="ce11" office:value-type="string" calcext:value-type="string">
            <text:p>ISABELLE</text:p>
          </table:table-cell>
          <table:table-cell table:style-name="ce12" office:value-type="date" office:date-value="1959-03-20" calcext:value-type="date">
            <text:p>20/03/195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03" calcext:value-type="float">
            <text:p>200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SIVALAB</text:p>
          </table:table-cell>
          <table:table-cell table:style-name="ce11" office:value-type="string" calcext:value-type="string">
            <text:p>PAUL</text:p>
          </table:table-cell>
          <table:table-cell table:style-name="ce12" office:value-type="date" office:date-value="1972-03-13" calcext:value-type="date">
            <text:p>13/03/197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46" calcext:value-type="float">
            <text:p>204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NOUAAB</text:p>
          </table:table-cell>
          <table:table-cell table:style-name="ce11" office:value-type="string" calcext:value-type="string">
            <text:p>MICHEL</text:p>
          </table:table-cell>
          <table:table-cell table:style-name="ce12" office:value-type="date" office:date-value="1986-03-02" calcext:value-type="date">
            <text:p>02/03/198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49" calcext:value-type="float">
            <text:p>204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CDUCAB</text:p>
          </table:table-cell>
          <table:table-cell table:style-name="ce11" office:value-type="string" calcext:value-type="string">
            <text:p>FLORENT</text:p>
          </table:table-cell>
          <table:table-cell table:style-name="ce12" office:value-type="date" office:date-value="1950-08-14" calcext:value-type="date">
            <text:p>14/08/195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069" calcext:value-type="float">
            <text:p>206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DWIN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95-03-09" calcext:value-type="date">
            <text:p>09/03/199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104" calcext:value-type="float">
            <text:p>210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DMAR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60-04-12" calcext:value-type="date">
            <text:p>12/04/196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181" calcext:value-type="float">
            <text:p>218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NOTAB</text:p>
          </table:table-cell>
          <table:table-cell table:style-name="ce11" office:value-type="string" calcext:value-type="string">
            <text:p>DENIS</text:p>
          </table:table-cell>
          <table:table-cell table:style-name="ce12" office:value-type="date" office:date-value="1964-12-15" calcext:value-type="date">
            <text:p>15/12/196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182" calcext:value-type="float">
            <text:p>218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OFROAB</text:p>
          </table:table-cell>
          <table:table-cell table:style-name="ce11" office:value-type="string" calcext:value-type="string">
            <text:p>JEAN CHRISTOPHE</text:p>
          </table:table-cell>
          <table:table-cell table:style-name="ce12" office:value-type="date" office:date-value="1992-09-27" calcext:value-type="date">
            <text:p>27/09/199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206" calcext:value-type="float">
            <text:p>220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NOEAB</text:p>
          </table:table-cell>
          <table:table-cell table:style-name="ce11" office:value-type="string" calcext:value-type="string">
            <text:p>ELISABETH</text:p>
          </table:table-cell>
          <table:table-cell table:style-name="ce12" office:value-type="date" office:date-value="1961-09-06" calcext:value-type="date">
            <text:p>06/09/196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297" calcext:value-type="float">
            <text:p>229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PS SAAB</text:p>
          </table:table-cell>
          <table:table-cell table:style-name="ce11" office:value-type="string" calcext:value-type="string">
            <text:p>MILENA</text:p>
          </table:table-cell>
          <table:table-cell table:style-name="ce12" office:value-type="date" office:date-value="1942-08-15" calcext:value-type="date">
            <text:p>15/08/194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23" calcext:value-type="float">
            <text:p>232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ZMAE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71-01-31" calcext:value-type="date">
            <text:p>31/01/197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24" calcext:value-type="float">
            <text:p>232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ZWALAB</text:p>
          </table:table-cell>
          <table:table-cell table:style-name="ce11" office:value-type="string" calcext:value-type="string">
            <text:p>ARNAUD</text:p>
          </table:table-cell>
          <table:table-cell table:style-name="ce12" office:value-type="date" office:date-value="1984-12-29" calcext:value-type="date">
            <text:p>29/12/198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54" calcext:value-type="float">
            <text:p>235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CHAAB</text:p>
          </table:table-cell>
          <table:table-cell table:style-name="ce11" office:value-type="string" calcext:value-type="string">
            <text:p>DIDIER</text:p>
          </table:table-cell>
          <table:table-cell table:style-name="ce12" office:value-type="date" office:date-value="1961-07-19" calcext:value-type="date">
            <text:p>19/07/196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68" calcext:value-type="float">
            <text:p>236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ZPHAAB</text:p>
          </table:table-cell>
          <table:table-cell table:style-name="ce11" office:value-type="string" calcext:value-type="string">
            <text:p>FREDERIQUE</text:p>
          </table:table-cell>
          <table:table-cell table:style-name="ce12" office:value-type="date" office:date-value="1963-02-17" calcext:value-type="date">
            <text:p>17/02/196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86" calcext:value-type="float">
            <text:p>238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DMARAB</text:p>
          </table:table-cell>
          <table:table-cell table:style-name="ce11" office:value-type="string" calcext:value-type="string">
            <text:p>CLAIRE</text:p>
          </table:table-cell>
          <table:table-cell table:style-name="ce12" office:value-type="date" office:date-value="1963-03-27" calcext:value-type="date">
            <text:p>27/03/196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390" calcext:value-type="float">
            <text:p>239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MARAB</text:p>
          </table:table-cell>
          <table:table-cell table:style-name="ce11" office:value-type="string" calcext:value-type="string">
            <text:p>CAROLE</text:p>
          </table:table-cell>
          <table:table-cell table:style-name="ce12" office:value-type="date" office:date-value="1942-12-14" calcext:value-type="date">
            <text:p>14/12/194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405" calcext:value-type="float">
            <text:p>240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CHAAB</text:p>
          </table:table-cell>
          <table:table-cell table:style-name="ce11" office:value-type="string" calcext:value-type="string">
            <text:p>GILLES</text:p>
          </table:table-cell>
          <table:table-cell table:style-name="ce12" office:value-type="date" office:date-value="1976-10-16" calcext:value-type="date">
            <text:p>16/10/197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415" calcext:value-type="float">
            <text:p>241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KUGAB</text:p>
          </table:table-cell>
          <table:table-cell table:style-name="ce11" office:value-type="string" calcext:value-type="string">
            <text:p>MARC HENRI</text:p>
          </table:table-cell>
          <table:table-cell table:style-name="ce12" office:value-type="date" office:date-value="1961-11-14" calcext:value-type="date">
            <text:p>14/11/196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461" calcext:value-type="float">
            <text:p>246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SQDELAB</text:p>
          </table:table-cell>
          <table:table-cell table:style-name="ce11" office:value-type="string" calcext:value-type="string">
            <text:p>SEVERINE</text:p>
          </table:table-cell>
          <table:table-cell table:style-name="ce12" office:value-type="date" office:date-value="1977-10-25" calcext:value-type="date">
            <text:p>25/10/197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16" calcext:value-type="float">
            <text:p>251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ELAGAB</text:p>
          </table:table-cell>
          <table:table-cell table:style-name="ce11" office:value-type="string" calcext:value-type="string">
            <text:p>CHRISTINE</text:p>
          </table:table-cell>
          <table:table-cell table:style-name="ce12" office:value-type="date" office:date-value="1946-01-18" calcext:value-type="date">
            <text:p>18/01/194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586" calcext:value-type="float">
            <text:p>258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GUIAB</text:p>
          </table:table-cell>
          <table:table-cell table:style-name="ce11" office:value-type="string" calcext:value-type="string">
            <text:p>FRANCOIS</text:p>
          </table:table-cell>
          <table:table-cell table:style-name="ce12" office:value-type="date" office:date-value="1991-12-04" calcext:value-type="date">
            <text:p>04/12/199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00" calcext:value-type="float">
            <text:p>260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CHREAAB</text:p>
          </table:table-cell>
          <table:table-cell table:style-name="ce11" office:value-type="string" calcext:value-type="string">
            <text:p>GERARD</text:p>
          </table:table-cell>
          <table:table-cell table:style-name="ce12" office:value-type="date" office:date-value="1986-05-27" calcext:value-type="date">
            <text:p>27/05/198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02" calcext:value-type="float">
            <text:p>260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TROU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53-09-04" calcext:value-type="date">
            <text:p>04/09/195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14" calcext:value-type="float">
            <text:p>261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ILANAB</text:p>
          </table:table-cell>
          <table:table-cell table:style-name="ce11" office:value-type="string" calcext:value-type="string">
            <text:p>CORINNE</text:p>
          </table:table-cell>
          <table:table-cell table:style-name="ce12" office:value-type="date" office:date-value="1960-05-12" calcext:value-type="date">
            <text:p>12/05/196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56" calcext:value-type="float">
            <text:p>265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FALAB</text:p>
          </table:table-cell>
          <table:table-cell table:style-name="ce11" office:value-type="string" calcext:value-type="string">
            <text:p>GERALDINE</text:p>
          </table:table-cell>
          <table:table-cell table:style-name="ce12" office:value-type="date" office:date-value="1965-08-06" calcext:value-type="date">
            <text:p>06/08/196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61" calcext:value-type="float">
            <text:p>266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KBARAB</text:p>
          </table:table-cell>
          <table:table-cell table:style-name="ce11" office:value-type="string" calcext:value-type="string">
            <text:p>FANNY</text:p>
          </table:table-cell>
          <table:table-cell table:style-name="ce12" office:value-type="date" office:date-value="1973-10-26" calcext:value-type="date">
            <text:p>26/10/197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73" calcext:value-type="float">
            <text:p>267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YJAUAB</text:p>
          </table:table-cell>
          <table:table-cell table:style-name="ce11" office:value-type="string" calcext:value-type="string">
            <text:p>FRANCOISE</text:p>
          </table:table-cell>
          <table:table-cell table:style-name="ce12" office:value-type="date" office:date-value="1975-12-19" calcext:value-type="date">
            <text:p>19/12/197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94" calcext:value-type="float">
            <text:p>269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IDURAB</text:p>
          </table:table-cell>
          <table:table-cell table:style-name="ce11" office:value-type="string" calcext:value-type="string">
            <text:p>SERGE</text:p>
          </table:table-cell>
          <table:table-cell table:style-name="ce12" office:value-type="date" office:date-value="1970-06-17" calcext:value-type="date">
            <text:p>17/06/197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698" calcext:value-type="float">
            <text:p>269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SMATAB</text:p>
          </table:table-cell>
          <table:table-cell table:style-name="ce11" office:value-type="string" calcext:value-type="string">
            <text:p>VERONIQUE</text:p>
          </table:table-cell>
          <table:table-cell table:style-name="ce12" office:value-type="date" office:date-value="1948-06-02" calcext:value-type="date">
            <text:p>02/06/194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700" calcext:value-type="float">
            <text:p>270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NROLAB</text:p>
          </table:table-cell>
          <table:table-cell table:style-name="ce11" office:value-type="string" calcext:value-type="string">
            <text:p>HUGUES</text:p>
          </table:table-cell>
          <table:table-cell table:style-name="ce12" office:value-type="date" office:date-value="1983-09-23" calcext:value-type="date">
            <text:p>23/09/198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705" calcext:value-type="float">
            <text:p>270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NJEAAB</text:p>
          </table:table-cell>
          <table:table-cell table:style-name="ce11" office:value-type="string" calcext:value-type="string">
            <text:p>PASCALE</text:p>
          </table:table-cell>
          <table:table-cell table:style-name="ce12" office:value-type="date" office:date-value="1991-10-24" calcext:value-type="date">
            <text:p>24/10/199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729" calcext:value-type="float">
            <text:p>272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RICAB</text:p>
          </table:table-cell>
          <table:table-cell table:style-name="ce11" office:value-type="string" calcext:value-type="string">
            <text:p>BENJAMIN</text:p>
          </table:table-cell>
          <table:table-cell table:style-name="ce12" office:value-type="date" office:date-value="1961-05-27" calcext:value-type="date">
            <text:p>27/05/196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21" calcext:value-type="float">
            <text:p>282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VEN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94-04-08" calcext:value-type="date">
            <text:p>08/04/199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23" calcext:value-type="float">
            <text:p>282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CARAB</text:p>
          </table:table-cell>
          <table:table-cell table:style-name="ce11" office:value-type="string" calcext:value-type="string">
            <text:p>LIONEL</text:p>
          </table:table-cell>
          <table:table-cell table:style-name="ce12" office:value-type="date" office:date-value="1949-08-24" calcext:value-type="date">
            <text:p>24/08/194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42" calcext:value-type="float">
            <text:p>284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CHA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69-11-30" calcext:value-type="date">
            <text:p>30/11/196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72" calcext:value-type="float">
            <text:p>287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GUEAB</text:p>
          </table:table-cell>
          <table:table-cell table:style-name="ce11" office:value-type="string" calcext:value-type="string">
            <text:p>ERWANN</text:p>
          </table:table-cell>
          <table:table-cell table:style-name="ce12" office:value-type="date" office:date-value="1943-12-15" calcext:value-type="date">
            <text:p>15/12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79" calcext:value-type="float">
            <text:p>287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FEN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54-01-21" calcext:value-type="date">
            <text:p>21/01/195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84" calcext:value-type="float">
            <text:p>288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TVALAB</text:p>
          </table:table-cell>
          <table:table-cell table:style-name="ce11" office:value-type="string" calcext:value-type="string">
            <text:p>CECILE</text:p>
          </table:table-cell>
          <table:table-cell table:style-name="ce12" office:value-type="date" office:date-value="1994-06-18" calcext:value-type="date">
            <text:p>18/06/199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892" calcext:value-type="float">
            <text:p>289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ULETAB</text:p>
          </table:table-cell>
          <table:table-cell table:style-name="ce11" office:value-type="string" calcext:value-type="string">
            <text:p>REMI</text:p>
          </table:table-cell>
          <table:table-cell table:style-name="ce12" office:value-type="date" office:date-value="1951-01-22" calcext:value-type="date">
            <text:p>22/01/195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906" calcext:value-type="float">
            <text:p>290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LDE AB</text:p>
          </table:table-cell>
          <table:table-cell table:style-name="ce11" office:value-type="string" calcext:value-type="string">
            <text:p>LOIC</text:p>
          </table:table-cell>
          <table:table-cell table:style-name="ce12" office:value-type="date" office:date-value="1983-11-02" calcext:value-type="date">
            <text:p>02/11/198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2982" calcext:value-type="float">
            <text:p>298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SDUC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91-10-04" calcext:value-type="date">
            <text:p>04/10/199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071" calcext:value-type="float">
            <text:p>307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FFSCHAB</text:p>
          </table:table-cell>
          <table:table-cell table:style-name="ce11" office:value-type="string" calcext:value-type="string">
            <text:p>PIERRE OLIVIER</text:p>
          </table:table-cell>
          <table:table-cell table:style-name="ce12" office:value-type="date" office:date-value="1946-02-20" calcext:value-type="date">
            <text:p>20/02/194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01" calcext:value-type="float">
            <text:p>310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GELESAB</text:p>
          </table:table-cell>
          <table:table-cell table:style-name="ce11" office:value-type="string" calcext:value-type="string">
            <text:p>DENIS</text:p>
          </table:table-cell>
          <table:table-cell table:style-name="ce12" office:value-type="date" office:date-value="1968-02-19" calcext:value-type="date">
            <text:p>19/02/196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33" calcext:value-type="float">
            <text:p>313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DUVAB</text:p>
          </table:table-cell>
          <table:table-cell table:style-name="ce11" office:value-type="string" calcext:value-type="string">
            <text:p>ALAIN</text:p>
          </table:table-cell>
          <table:table-cell table:style-name="ce12" office:value-type="date" office:date-value="1941-02-01" calcext:value-type="date">
            <text:p>01/02/194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52" calcext:value-type="float">
            <text:p>315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TBAR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58-03-02" calcext:value-type="date">
            <text:p>02/03/195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53" calcext:value-type="float">
            <text:p>315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MAJCAB</text:p>
          </table:table-cell>
          <table:table-cell table:style-name="ce11" office:value-type="string" calcext:value-type="string">
            <text:p>FLORENCE</text:p>
          </table:table-cell>
          <table:table-cell table:style-name="ce12" office:value-type="date" office:date-value="1985-11-01" calcext:value-type="date">
            <text:p>01/11/198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63" calcext:value-type="float">
            <text:p>316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DAFADAB</text:p>
          </table:table-cell>
          <table:table-cell table:style-name="ce11" office:value-type="string" calcext:value-type="string">
            <text:p>GIULIA</text:p>
          </table:table-cell>
          <table:table-cell table:style-name="ce12" office:value-type="date" office:date-value="1968-03-29" calcext:value-type="date">
            <text:p>29/03/196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182" calcext:value-type="float">
            <text:p>3182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UMIGAB</text:p>
          </table:table-cell>
          <table:table-cell table:style-name="ce11" office:value-type="string" calcext:value-type="string">
            <text:p>EVELYNE</text:p>
          </table:table-cell>
          <table:table-cell table:style-name="ce12" office:value-type="date" office:date-value="1982-03-02" calcext:value-type="date">
            <text:p>02/03/198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15" calcext:value-type="float">
            <text:p>321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AHANAB</text:p>
          </table:table-cell>
          <table:table-cell table:style-name="ce11" office:value-type="string" calcext:value-type="string">
            <text:p>ADRIANA</text:p>
          </table:table-cell>
          <table:table-cell table:style-name="ce12" office:value-type="date" office:date-value="1955-03-19" calcext:value-type="date">
            <text:p>19/03/195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21" calcext:value-type="float">
            <text:p>322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NAH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62-07-16" calcext:value-type="date">
            <text:p>16/07/196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37" calcext:value-type="float">
            <text:p>323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SUTAB</text:p>
          </table:table-cell>
          <table:table-cell table:style-name="ce11" office:value-type="string" calcext:value-type="string">
            <text:p>ANGELA</text:p>
          </table:table-cell>
          <table:table-cell table:style-name="ce12" office:value-type="date" office:date-value="1985-05-31" calcext:value-type="date">
            <text:p>31/05/198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39" calcext:value-type="float">
            <text:p>323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DABAAB</text:p>
          </table:table-cell>
          <table:table-cell table:style-name="ce11" office:value-type="string" calcext:value-type="string">
            <text:p>SEBASTIEN</text:p>
          </table:table-cell>
          <table:table-cell table:style-name="ce12" office:value-type="date" office:date-value="1983-09-02" calcext:value-type="date">
            <text:p>02/09/198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41" calcext:value-type="float">
            <text:p>3241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NBIHAB</text:p>
          </table:table-cell>
          <table:table-cell table:style-name="ce11" office:value-type="string" calcext:value-type="string">
            <text:p>HELENE</text:p>
          </table:table-cell>
          <table:table-cell table:style-name="ce12" office:value-type="date" office:date-value="1952-11-23" calcext:value-type="date">
            <text:p>23/11/195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42" calcext:value-type="float">
            <text:p>324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BRIAB</text:p>
          </table:table-cell>
          <table:table-cell table:style-name="ce11" office:value-type="string" calcext:value-type="string">
            <text:p>PIERRE YVES</text:p>
          </table:table-cell>
          <table:table-cell table:style-name="ce12" office:value-type="date" office:date-value="1959-08-06" calcext:value-type="date">
            <text:p>06/08/195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48" calcext:value-type="float">
            <text:p>324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LMONAB</text:p>
          </table:table-cell>
          <table:table-cell table:style-name="ce11" office:value-type="string" calcext:value-type="string">
            <text:p>MAELLE</text:p>
          </table:table-cell>
          <table:table-cell table:style-name="ce12" office:value-type="date" office:date-value="1972-04-26" calcext:value-type="date">
            <text:p>26/04/197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54" calcext:value-type="float">
            <text:p>325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PON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52-10-14" calcext:value-type="date">
            <text:p>14/10/195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276" calcext:value-type="float">
            <text:p>327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MAZAB</text:p>
          </table:table-cell>
          <table:table-cell table:style-name="ce11" office:value-type="string" calcext:value-type="string">
            <text:p>CHRISTIAN</text:p>
          </table:table-cell>
          <table:table-cell table:style-name="ce12" office:value-type="date" office:date-value="1980-07-07" calcext:value-type="date">
            <text:p>07/07/198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304" calcext:value-type="float">
            <text:p>330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LAVRAB</text:p>
          </table:table-cell>
          <table:table-cell table:style-name="ce11" office:value-type="string" calcext:value-type="string">
            <text:p>CHRISTELLE</text:p>
          </table:table-cell>
          <table:table-cell table:style-name="ce12" office:value-type="date" office:date-value="1973-10-04" calcext:value-type="date">
            <text:p>04/10/197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56" calcext:value-type="float">
            <text:p>345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SYVASAB</text:p>
          </table:table-cell>
          <table:table-cell table:style-name="ce11" office:value-type="string" calcext:value-type="string">
            <text:p>CARINE</text:p>
          </table:table-cell>
          <table:table-cell table:style-name="ce12" office:value-type="date" office:date-value="1961-10-04" calcext:value-type="date">
            <text:p>04/10/196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78" calcext:value-type="float">
            <text:p>347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BATRIAB</text:p>
          </table:table-cell>
          <table:table-cell table:style-name="ce11" office:value-type="string" calcext:value-type="string">
            <text:p>MOHAMED</text:p>
          </table:table-cell>
          <table:table-cell table:style-name="ce12" office:value-type="date" office:date-value="1957-12-14" calcext:value-type="date">
            <text:p>14/12/195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88" calcext:value-type="float">
            <text:p>348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EDHOAB</text:p>
          </table:table-cell>
          <table:table-cell table:style-name="ce11" office:value-type="string" calcext:value-type="string">
            <text:p>ROBIN</text:p>
          </table:table-cell>
          <table:table-cell table:style-name="ce12" office:value-type="date" office:date-value="1977-11-07" calcext:value-type="date">
            <text:p>07/11/197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89" calcext:value-type="float">
            <text:p>348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DGUEAB</text:p>
          </table:table-cell>
          <table:table-cell table:style-name="ce11" office:value-type="string" calcext:value-type="string">
            <text:p>KARIMA</text:p>
          </table:table-cell>
          <table:table-cell table:style-name="ce12" office:value-type="date" office:date-value="1955-01-07" calcext:value-type="date">
            <text:p>07/01/195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12"/>
          <table:table-cell table:style-name="ce9" table:number-columns-repeated="1000"/>
        </table:table-row>
        <table:table-row table:style-name="ro3">
          <table:table-cell table:style-name="ce7" office:value-type="float" office:value="3492" calcext:value-type="float">
            <text:p>349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PICAB</text:p>
          </table:table-cell>
          <table:table-cell table:style-name="ce11" office:value-type="string" calcext:value-type="string">
            <text:p>BERTRAND</text:p>
          </table:table-cell>
          <table:table-cell table:style-name="ce12" office:value-type="date" office:date-value="1943-01-05" calcext:value-type="date">
            <text:p>05/01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3495" calcext:value-type="float">
            <text:p>349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DBOU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50-11-27" calcext:value-type="date">
            <text:p>27/11/195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3497" calcext:value-type="float">
            <text:p>349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DMOUAB</text:p>
          </table:table-cell>
          <table:table-cell table:style-name="ce11" office:value-type="string" calcext:value-type="string">
            <text:p>JEAN-JACQUES</text:p>
          </table:table-cell>
          <table:table-cell table:style-name="ce12" office:value-type="date" office:date-value="1947-03-21" calcext:value-type="date">
            <text:p>21/03/194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3513" calcext:value-type="float">
            <text:p>3513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KNAPAB</text:p>
          </table:table-cell>
          <table:table-cell table:style-name="ce11" office:value-type="string" calcext:value-type="string">
            <text:p>MICHELE</text:p>
          </table:table-cell>
          <table:table-cell table:style-name="ce12" office:value-type="date" office:date-value="1988-11-07" calcext:value-type="date">
            <text:p>07/11/198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3558" calcext:value-type="float">
            <text:p>355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DDURAB</text:p>
          </table:table-cell>
          <table:table-cell table:style-name="ce11" office:value-type="string" calcext:value-type="string">
            <text:p>REMY</text:p>
          </table:table-cell>
          <table:table-cell table:style-name="ce12" office:value-type="date" office:date-value="1967-04-21" calcext:value-type="date">
            <text:p>21/04/196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3582" calcext:value-type="float">
            <text:p>358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PICAB</text:p>
          </table:table-cell>
          <table:table-cell table:style-name="ce11" office:value-type="string" calcext:value-type="string">
            <text:p>AURELIEN</text:p>
          </table:table-cell>
          <table:table-cell table:style-name="ce12" office:value-type="date" office:date-value="1974-03-06" calcext:value-type="date">
            <text:p>06/03/197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3588" calcext:value-type="float">
            <text:p>358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NGORAB</text:p>
          </table:table-cell>
          <table:table-cell table:style-name="ce11" office:value-type="string" calcext:value-type="string">
            <text:p>EMMNANUEL</text:p>
          </table:table-cell>
          <table:table-cell table:style-name="ce12" office:value-type="date" office:date-value="1953-08-22" calcext:value-type="date">
            <text:p>22/08/195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3607" calcext:value-type="float">
            <text:p>360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YSDENAB</text:p>
          </table:table-cell>
          <table:table-cell table:style-name="ce11" office:value-type="string" calcext:value-type="string">
            <text:p>ANNE</text:p>
          </table:table-cell>
          <table:table-cell table:style-name="ce12" office:value-type="date" office:date-value="1988-09-27" calcext:value-type="date">
            <text:p>27/09/198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3725" calcext:value-type="float">
            <text:p>372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SNUNAB</text:p>
          </table:table-cell>
          <table:table-cell table:style-name="ce11" office:value-type="string" calcext:value-type="string">
            <text:p>HILARIO</text:p>
          </table:table-cell>
          <table:table-cell table:style-name="ce12" office:value-type="date" office:date-value="1992-04-27" calcext:value-type="date">
            <text:p>27/04/199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3726" calcext:value-type="float">
            <text:p>372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SPIPAB</text:p>
          </table:table-cell>
          <table:table-cell table:style-name="ce11" office:value-type="string" calcext:value-type="string">
            <text:p>EVA</text:p>
          </table:table-cell>
          <table:table-cell table:style-name="ce12" office:value-type="date" office:date-value="1947-09-23" calcext:value-type="date">
            <text:p>23/09/194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3736" calcext:value-type="float">
            <text:p>373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EMOTAB</text:p>
          </table:table-cell>
          <table:table-cell table:style-name="ce11" office:value-type="string" calcext:value-type="string">
            <text:p>LAURENCE</text:p>
          </table:table-cell>
          <table:table-cell table:style-name="ce12" office:value-type="date" office:date-value="1950-03-27" calcext:value-type="date">
            <text:p>27/03/195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3741" calcext:value-type="float">
            <text:p>374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TCHAAB</text:p>
          </table:table-cell>
          <table:table-cell table:style-name="ce11" office:value-type="string" calcext:value-type="string">
            <text:p>PATRICK</text:p>
          </table:table-cell>
          <table:table-cell table:style-name="ce12" office:value-type="date" office:date-value="1970-01-07" calcext:value-type="date">
            <text:p>07/01/197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3782" calcext:value-type="float">
            <text:p>378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CROAB</text:p>
          </table:table-cell>
          <table:table-cell table:style-name="ce11" office:value-type="string" calcext:value-type="string">
            <text:p>CYRIL</text:p>
          </table:table-cell>
          <table:table-cell table:style-name="ce12" office:value-type="date" office:date-value="1983-11-17" calcext:value-type="date">
            <text:p>17/11/198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3885" calcext:value-type="float">
            <text:p>3885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TVURAB</text:p>
          </table:table-cell>
          <table:table-cell table:style-name="ce11" office:value-type="string" calcext:value-type="string">
            <text:p>BRIGITTE</text:p>
          </table:table-cell>
          <table:table-cell table:style-name="ce12" office:value-type="date" office:date-value="1943-10-14" calcext:value-type="date">
            <text:p>14/10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3886" calcext:value-type="float">
            <text:p>388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RDHOAB</text:p>
          </table:table-cell>
          <table:table-cell table:style-name="ce11" office:value-type="string" calcext:value-type="string">
            <text:p>GILLES</text:p>
          </table:table-cell>
          <table:table-cell table:style-name="ce12" office:value-type="date" office:date-value="1967-08-27" calcext:value-type="date">
            <text:p>27/08/196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3943" calcext:value-type="float">
            <text:p>394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GHERAB</text:p>
          </table:table-cell>
          <table:table-cell table:style-name="ce11" office:value-type="string" calcext:value-type="string">
            <text:p>SERGE</text:p>
          </table:table-cell>
          <table:table-cell table:style-name="ce12" office:value-type="date" office:date-value="1982-05-17" calcext:value-type="date">
            <text:p>17/05/198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4088" calcext:value-type="float">
            <text:p>408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AHERAB</text:p>
          </table:table-cell>
          <table:table-cell table:style-name="ce11" office:value-type="string" calcext:value-type="string">
            <text:p>MARIA BELEN</text:p>
          </table:table-cell>
          <table:table-cell table:style-name="ce12" office:value-type="date" office:date-value="1970-05-07" calcext:value-type="date">
            <text:p>07/05/197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4099" calcext:value-type="float">
            <text:p>409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ASSAB</text:p>
          </table:table-cell>
          <table:table-cell table:style-name="ce11" office:value-type="string" calcext:value-type="string">
            <text:p>ERIC</text:p>
          </table:table-cell>
          <table:table-cell table:style-name="ce12" office:value-type="date" office:date-value="1973-06-11" calcext:value-type="date">
            <text:p>11/06/197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/>
          <table:table-cell table:number-columns-repeated="9"/>
          <table:table-cell table:style-name="ce9" table:number-columns-repeated="1000"/>
        </table:table-row>
        <table:table-row table:style-name="ro3">
          <table:table-cell table:style-name="ce7" office:value-type="float" office:value="4187" calcext:value-type="float">
            <text:p>418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NPULAB</text:p>
          </table:table-cell>
          <table:table-cell table:style-name="ce11" office:value-type="string" calcext:value-type="string">
            <text:p>BERTRAND</text:p>
          </table:table-cell>
          <table:table-cell table:style-name="ce12" office:value-type="date" office:date-value="1981-03-01" calcext:value-type="date">
            <text:p>01/03/198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4266" calcext:value-type="float">
            <text:p>426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LCOUAB</text:p>
          </table:table-cell>
          <table:table-cell table:style-name="ce11" office:value-type="string" calcext:value-type="string">
            <text:p>CHRISTEL</text:p>
          </table:table-cell>
          <table:table-cell table:style-name="ce12" office:value-type="date" office:date-value="1988-07-13" calcext:value-type="date">
            <text:p>13/07/198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4397" calcext:value-type="float">
            <text:p>439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LBLOAB</text:p>
          </table:table-cell>
          <table:table-cell table:style-name="ce11" office:value-type="string" calcext:value-type="string">
            <text:p>VERONIQUE</text:p>
          </table:table-cell>
          <table:table-cell table:style-name="ce12" office:value-type="date" office:date-value="1967-12-13" calcext:value-type="date">
            <text:p>13/12/196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4538" calcext:value-type="float">
            <text:p>453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COPICAB</text:p>
          </table:table-cell>
          <table:table-cell table:style-name="ce11" office:value-type="string" calcext:value-type="string">
            <text:p>ANNE-GABRIELLE</text:p>
          </table:table-cell>
          <table:table-cell table:style-name="ce12" office:value-type="date" office:date-value="1974-05-19" calcext:value-type="date">
            <text:p>19/05/197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4579" calcext:value-type="float">
            <text:p>457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YEDELAB</text:p>
          </table:table-cell>
          <table:table-cell table:style-name="ce11" office:value-type="string" calcext:value-type="string">
            <text:p>ANDREE</text:p>
          </table:table-cell>
          <table:table-cell table:style-name="ce12" office:value-type="date" office:date-value="1989-07-24" calcext:value-type="date">
            <text:p>24/07/198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4625" calcext:value-type="float">
            <text:p>462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NELALAB</text:p>
          </table:table-cell>
          <table:table-cell table:style-name="ce11" office:value-type="string" calcext:value-type="string">
            <text:p>YOANN</text:p>
          </table:table-cell>
          <table:table-cell table:style-name="ce12" office:value-type="date" office:date-value="1984-05-31" calcext:value-type="date">
            <text:p>31/05/198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4709" calcext:value-type="float">
            <text:p>470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CAUAB</text:p>
          </table:table-cell>
          <table:table-cell table:style-name="ce11" office:value-type="string" calcext:value-type="string">
            <text:p>FREDERIC</text:p>
          </table:table-cell>
          <table:table-cell table:style-name="ce12" office:value-type="date" office:date-value="1976-03-20" calcext:value-type="date">
            <text:p>20/03/197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4747" calcext:value-type="float">
            <text:p>4747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GREZAB</text:p>
          </table:table-cell>
          <table:table-cell table:style-name="ce11" office:value-type="string" calcext:value-type="string">
            <text:p>DALILA</text:p>
          </table:table-cell>
          <table:table-cell table:style-name="ce12" office:value-type="date" office:date-value="1956-12-21" calcext:value-type="date">
            <text:p>21/12/1956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4816" calcext:value-type="float">
            <text:p>481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COSAB</text:p>
          </table:table-cell>
          <table:table-cell table:style-name="ce11" office:value-type="string" calcext:value-type="string">
            <text:p>EMMANUEL</text:p>
          </table:table-cell>
          <table:table-cell table:style-name="ce12" office:value-type="date" office:date-value="1977-12-11" calcext:value-type="date">
            <text:p>11/12/197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4860" calcext:value-type="float">
            <text:p>486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SDESAB</text:p>
          </table:table-cell>
          <table:table-cell table:style-name="ce11" office:value-type="string" calcext:value-type="string">
            <text:p>SYLVIE</text:p>
          </table:table-cell>
          <table:table-cell table:style-name="ce12" office:value-type="date" office:date-value="1964-02-06" calcext:value-type="date">
            <text:p>06/02/196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4928" calcext:value-type="float">
            <text:p>492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MYLAMAB</text:p>
          </table:table-cell>
          <table:table-cell table:style-name="ce11" office:value-type="string" calcext:value-type="string">
            <text:p>JEAN-BAPTISTE</text:p>
          </table:table-cell>
          <table:table-cell table:style-name="ce12" office:value-type="date" office:date-value="1983-04-27" calcext:value-type="date">
            <text:p>27/04/198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5190" calcext:value-type="float">
            <text:p>519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TYHLAAB</text:p>
          </table:table-cell>
          <table:table-cell table:style-name="ce11" office:value-type="string" calcext:value-type="string">
            <text:p>HANNA</text:p>
          </table:table-cell>
          <table:table-cell table:style-name="ce12" office:value-type="date" office:date-value="1974-02-03" calcext:value-type="date">
            <text:p>03/02/197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5216" calcext:value-type="float">
            <text:p>521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ELAM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43-08-31" calcext:value-type="date">
            <text:p>31/08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6380" calcext:value-type="float">
            <text:p>638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YAMOYAB</text:p>
          </table:table-cell>
          <table:table-cell table:style-name="ce11" office:value-type="string" calcext:value-type="string">
            <text:p>ESTELLE</text:p>
          </table:table-cell>
          <table:table-cell table:style-name="ce12" office:value-type="date" office:date-value="1941-05-18" calcext:value-type="date">
            <text:p>18/05/194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6999" calcext:value-type="float">
            <text:p>699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REFABAB</text:p>
          </table:table-cell>
          <table:table-cell table:style-name="ce11" office:value-type="string" calcext:value-type="string">
            <text:p>EMMANNUELLE</text:p>
          </table:table-cell>
          <table:table-cell table:style-name="ce12" office:value-type="date" office:date-value="1963-07-14" calcext:value-type="date">
            <text:p>14/07/196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7451" calcext:value-type="float">
            <text:p>745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MARAB</text:p>
          </table:table-cell>
          <table:table-cell table:style-name="ce11" office:value-type="string" calcext:value-type="string">
            <text:p>DOMINIQUE</text:p>
          </table:table-cell>
          <table:table-cell table:style-name="ce12" office:value-type="date" office:date-value="1977-04-11" calcext:value-type="date">
            <text:p>11/04/197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7629" calcext:value-type="float">
            <text:p>762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ZILAB</text:p>
          </table:table-cell>
          <table:table-cell table:style-name="ce11" office:value-type="string" calcext:value-type="string">
            <text:p>YVES</text:p>
          </table:table-cell>
          <table:table-cell table:style-name="ce12" office:value-type="date" office:date-value="1995-08-19" calcext:value-type="date">
            <text:p>19/08/199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7692" calcext:value-type="float">
            <text:p>769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KZEL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44-12-09" calcext:value-type="date">
            <text:p>09/12/194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7860" calcext:value-type="float">
            <text:p>786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GROSAB</text:p>
          </table:table-cell>
          <table:table-cell table:style-name="ce11" office:value-type="string" calcext:value-type="string">
            <text:p>RACHEL</text:p>
          </table:table-cell>
          <table:table-cell table:style-name="ce12" office:value-type="date" office:date-value="1985-10-21" calcext:value-type="date">
            <text:p>21/10/198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9318" calcext:value-type="float">
            <text:p>9318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CHEAB</text:p>
          </table:table-cell>
          <table:table-cell table:style-name="ce11" office:value-type="string" calcext:value-type="string">
            <text:p>MARC</text:p>
          </table:table-cell>
          <table:table-cell table:style-name="ce12" office:value-type="date" office:date-value="1972-11-04" calcext:value-type="date">
            <text:p>04/11/197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9395" calcext:value-type="float">
            <text:p>939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TYEL-AB</text:p>
          </table:table-cell>
          <table:table-cell table:style-name="ce11" office:value-type="string" calcext:value-type="string">
            <text:p>CHARLES</text:p>
          </table:table-cell>
          <table:table-cell table:style-name="ce12" office:value-type="date" office:date-value="1993-05-14" calcext:value-type="date">
            <text:p>14/05/199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9529" calcext:value-type="float">
            <text:p>952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GROAB</text:p>
          </table:table-cell>
          <table:table-cell table:style-name="ce11" office:value-type="string" calcext:value-type="string">
            <text:p>JEAN-FRANCOIS</text:p>
          </table:table-cell>
          <table:table-cell table:style-name="ce12" office:value-type="date" office:date-value="1941-06-09" calcext:value-type="date">
            <text:p>09/06/194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9918" calcext:value-type="float">
            <text:p>9918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SVERAB</text:p>
          </table:table-cell>
          <table:table-cell table:style-name="ce11" office:value-type="string" calcext:value-type="string">
            <text:p>NOELLE</text:p>
          </table:table-cell>
          <table:table-cell table:style-name="ce12" office:value-type="date" office:date-value="1957-07-18" calcext:value-type="date">
            <text:p>18/07/195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10319" calcext:value-type="float">
            <text:p>1031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TVANAB</text:p>
          </table:table-cell>
          <table:table-cell table:style-name="ce11" office:value-type="string" calcext:value-type="string">
            <text:p>ARNAUD</text:p>
          </table:table-cell>
          <table:table-cell table:style-name="ce12" office:value-type="date" office:date-value="1980-01-21" calcext:value-type="date">
            <text:p>21/01/198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10583" calcext:value-type="float">
            <text:p>10583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VYLEVAB</text:p>
          </table:table-cell>
          <table:table-cell table:style-name="ce11" office:value-type="string" calcext:value-type="string">
            <text:p>VINCENT</text:p>
          </table:table-cell>
          <table:table-cell table:style-name="ce12" office:value-type="date" office:date-value="1947-07-07" calcext:value-type="date">
            <text:p>07/07/194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10696" calcext:value-type="float">
            <text:p>1069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FBELAB</text:p>
          </table:table-cell>
          <table:table-cell table:style-name="ce11" office:value-type="string" calcext:value-type="string">
            <text:p>SADEK</text:p>
          </table:table-cell>
          <table:table-cell table:style-name="ce12" office:value-type="date" office:date-value="1952-07-30" calcext:value-type="date">
            <text:p>30/07/195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13880" calcext:value-type="float">
            <text:p>13880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XTHOAB</text:p>
          </table:table-cell>
          <table:table-cell table:style-name="ce11" office:value-type="string" calcext:value-type="string">
            <text:p>PATRICIA</text:p>
          </table:table-cell>
          <table:table-cell table:style-name="ce12" office:value-type="date" office:date-value="1984-01-22" calcext:value-type="date">
            <text:p>22/01/198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13897" calcext:value-type="float">
            <text:p>13897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LEVANAB</text:p>
          </table:table-cell>
          <table:table-cell table:style-name="ce11" office:value-type="string" calcext:value-type="string">
            <text:p>HENRY</text:p>
          </table:table-cell>
          <table:table-cell table:style-name="ce12" office:value-type="date" office:date-value="1959-10-17" calcext:value-type="date">
            <text:p>17/10/195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14899" calcext:value-type="float">
            <text:p>1489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UXMOYAB</text:p>
          </table:table-cell>
          <table:table-cell table:style-name="ce11" office:value-type="string" calcext:value-type="string">
            <text:p>ALBAN</text:p>
          </table:table-cell>
          <table:table-cell table:style-name="ce12" office:value-type="date" office:date-value="1994-05-12" calcext:value-type="date">
            <text:p>12/05/199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14919" calcext:value-type="float">
            <text:p>1491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AUPENAB</text:p>
          </table:table-cell>
          <table:table-cell table:style-name="ce11" office:value-type="string" calcext:value-type="string">
            <text:p>SANDRINE</text:p>
          </table:table-cell>
          <table:table-cell table:style-name="ce12" office:value-type="date" office:date-value="1964-11-12" calcext:value-type="date">
            <text:p>12/11/196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15082" calcext:value-type="float">
            <text:p>1508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TGUIAB</text:p>
          </table:table-cell>
          <table:table-cell table:style-name="ce11" office:value-type="string" calcext:value-type="string">
            <text:p>LIONEL</text:p>
          </table:table-cell>
          <table:table-cell table:style-name="ce12" office:value-type="date" office:date-value="1983-04-12" calcext:value-type="date">
            <text:p>12/04/198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16031" calcext:value-type="float">
            <text:p>16031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OAPAAB</text:p>
          </table:table-cell>
          <table:table-cell table:style-name="ce11" office:value-type="string" calcext:value-type="string">
            <text:p>THOMAS</text:p>
          </table:table-cell>
          <table:table-cell table:style-name="ce12" office:value-type="date" office:date-value="1965-06-30" calcext:value-type="date">
            <text:p>30/06/196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16049" calcext:value-type="float">
            <text:p>16049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BAIAB</text:p>
          </table:table-cell>
          <table:table-cell table:style-name="ce11" office:value-type="string" calcext:value-type="string">
            <text:p>CHRISTOPHE</text:p>
          </table:table-cell>
          <table:table-cell table:style-name="ce12" office:value-type="date" office:date-value="1987-04-21" calcext:value-type="date">
            <text:p>21/04/1987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16125" calcext:value-type="float">
            <text:p>1612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CARAB</text:p>
          </table:table-cell>
          <table:table-cell table:style-name="ce11" office:value-type="string" calcext:value-type="string">
            <text:p>ANTOINE</text:p>
          </table:table-cell>
          <table:table-cell table:style-name="ce12" office:value-type="date" office:date-value="1952-01-13" calcext:value-type="date">
            <text:p>13/01/195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16146" calcext:value-type="float">
            <text:p>1614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RSERAB</text:p>
          </table:table-cell>
          <table:table-cell table:style-name="ce11" office:value-type="string" calcext:value-type="string">
            <text:p>OLIVIER</text:p>
          </table:table-cell>
          <table:table-cell table:style-name="ce12" office:value-type="date" office:date-value="1974-06-19" calcext:value-type="date">
            <text:p>19/06/197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16706" calcext:value-type="float">
            <text:p>16706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LAGAB</text:p>
          </table:table-cell>
          <table:table-cell table:style-name="ce11" office:value-type="string" calcext:value-type="string">
            <text:p>CHRISTELLE</text:p>
          </table:table-cell>
          <table:table-cell table:style-name="ce12" office:value-type="date" office:date-value="1968-12-24" calcext:value-type="date">
            <text:p>24/12/196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16869" calcext:value-type="float">
            <text:p>16869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SPLAAB</text:p>
          </table:table-cell>
          <table:table-cell table:style-name="ce11" office:value-type="string" calcext:value-type="string">
            <text:p>CAROLE</text:p>
          </table:table-cell>
          <table:table-cell table:style-name="ce12" office:value-type="date" office:date-value="1983-04-26" calcext:value-type="date">
            <text:p>26/04/198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19834" calcext:value-type="float">
            <text:p>1983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TBAUAB</text:p>
          </table:table-cell>
          <table:table-cell table:style-name="ce11" office:value-type="string" calcext:value-type="string">
            <text:p>THIERRY</text:p>
          </table:table-cell>
          <table:table-cell table:style-name="ce12" office:value-type="date" office:date-value="1993-06-29" calcext:value-type="date">
            <text:p>29/06/199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21774" calcext:value-type="float">
            <text:p>2177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EFEZAB</text:p>
          </table:table-cell>
          <table:table-cell table:style-name="ce11" office:value-type="string" calcext:value-type="string">
            <text:p>LEOPOLD LEDOUX</text:p>
          </table:table-cell>
          <table:table-cell table:style-name="ce12" office:value-type="date" office:date-value="1954-03-28" calcext:value-type="date">
            <text:p>28/03/195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26054" calcext:value-type="float">
            <text:p>2605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ANLAUAB</text:p>
          </table:table-cell>
          <table:table-cell table:style-name="ce11" office:value-type="string" calcext:value-type="string">
            <text:p>YVES</text:p>
          </table:table-cell>
          <table:table-cell table:style-name="ce12" office:value-type="date" office:date-value="1990-11-11" calcext:value-type="date">
            <text:p>11/11/199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28174" calcext:value-type="float">
            <text:p>2817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AAHLAB</text:p>
          </table:table-cell>
          <table:table-cell table:style-name="ce11" office:value-type="string" calcext:value-type="string">
            <text:p>NAMANJEET</text:p>
          </table:table-cell>
          <table:table-cell table:style-name="ce12" office:value-type="date" office:date-value="1994-10-22" calcext:value-type="date">
            <text:p>22/10/199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28775" calcext:value-type="float">
            <text:p>2877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EDORAB</text:p>
          </table:table-cell>
          <table:table-cell table:style-name="ce11" office:value-type="string" calcext:value-type="string">
            <text:p>MICHEL</text:p>
          </table:table-cell>
          <table:table-cell table:style-name="ce12" office:value-type="date" office:date-value="1979-09-26" calcext:value-type="date">
            <text:p>26/09/1979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2" calcext:value-type="float">
            <text:p>2</text:p>
          </table:table-cell>
          <table:table-cell table:style-name="ce9"/>
          <table:table-cell table:number-columns-repeated="2"/>
          <table:table-cell table:style-name="ce9" table:number-columns-repeated="1010"/>
        </table:table-row>
        <table:table-row table:style-name="ro3">
          <table:table-cell table:style-name="ce7" office:value-type="float" office:value="28794" calcext:value-type="float">
            <text:p>2879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EPEYAB</text:p>
          </table:table-cell>
          <table:table-cell table:style-name="ce11" office:value-type="string" calcext:value-type="string">
            <text:p>CECILE</text:p>
          </table:table-cell>
          <table:table-cell table:style-name="ce12" office:value-type="date" office:date-value="1985-05-02" calcext:value-type="date">
            <text:p>02/05/198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30394" calcext:value-type="float">
            <text:p>3039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ISQUAB</text:p>
          </table:table-cell>
          <table:table-cell table:style-name="ce11" office:value-type="string" calcext:value-type="string">
            <text:p>CATHERINE</text:p>
          </table:table-cell>
          <table:table-cell table:style-name="ce12" office:value-type="date" office:date-value="1953-11-08" calcext:value-type="date">
            <text:p>08/11/195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30414" calcext:value-type="float">
            <text:p>3041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NSVONAB</text:p>
          </table:table-cell>
          <table:table-cell table:style-name="ce11" office:value-type="string" calcext:value-type="string">
            <text:p>CORINNE</text:p>
          </table:table-cell>
          <table:table-cell table:style-name="ce12" office:value-type="date" office:date-value="1961-11-02" calcext:value-type="date">
            <text:p>02/11/196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31114" calcext:value-type="float">
            <text:p>3111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DAR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43-12-23" calcext:value-type="date">
            <text:p>23/12/194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31134" calcext:value-type="float">
            <text:p>3113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ONJAIAB</text:p>
          </table:table-cell>
          <table:table-cell table:style-name="ce11" office:value-type="string" calcext:value-type="string">
            <text:p>MARIE</text:p>
          </table:table-cell>
          <table:table-cell table:style-name="ce12" office:value-type="date" office:date-value="1973-06-25" calcext:value-type="date">
            <text:p>25/06/197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31154" calcext:value-type="float">
            <text:p>3115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ERDJAAB</text:p>
          </table:table-cell>
          <table:table-cell table:style-name="ce11" office:value-type="string" calcext:value-type="string">
            <text:p>NADIA</text:p>
          </table:table-cell>
          <table:table-cell table:style-name="ce12" office:value-type="date" office:date-value="1963-06-04" calcext:value-type="date">
            <text:p>04/06/1963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31174" calcext:value-type="float">
            <text:p>3117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RDECAB</text:p>
          </table:table-cell>
          <table:table-cell table:style-name="ce11" office:value-type="string" calcext:value-type="string">
            <text:p>PATRICE</text:p>
          </table:table-cell>
          <table:table-cell table:style-name="ce12" office:value-type="date" office:date-value="1944-02-09" calcext:value-type="date">
            <text:p>09/02/194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36994" calcext:value-type="float">
            <text:p>3699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UNBRUAB</text:p>
          </table:table-cell>
          <table:table-cell table:style-name="ce11" office:value-type="string" calcext:value-type="string">
            <text:p>SOPHIE</text:p>
          </table:table-cell>
          <table:table-cell table:style-name="ce12" office:value-type="date" office:date-value="1944-11-18" calcext:value-type="date">
            <text:p>18/11/1944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39096" calcext:value-type="float">
            <text:p>39096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ONVOIAB</text:p>
          </table:table-cell>
          <table:table-cell table:style-name="ce11" office:value-type="string" calcext:value-type="string">
            <text:p>NICOLAS</text:p>
          </table:table-cell>
          <table:table-cell table:style-name="ce12" office:value-type="date" office:date-value="1970-04-06" calcext:value-type="date">
            <text:p>06/04/197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46652" calcext:value-type="float">
            <text:p>4665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ABADAB</text:p>
          </table:table-cell>
          <table:table-cell table:style-name="ce11" office:value-type="string" calcext:value-type="string">
            <text:p>FADI</text:p>
          </table:table-cell>
          <table:table-cell table:style-name="ce12" office:value-type="date" office:date-value="1995-08-27" calcext:value-type="date">
            <text:p>27/08/1995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46694" calcext:value-type="float">
            <text:p>46694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NSAVAB</text:p>
          </table:table-cell>
          <table:table-cell table:style-name="ce11" office:value-type="string" calcext:value-type="string">
            <text:p>PHILIPPE</text:p>
          </table:table-cell>
          <table:table-cell table:style-name="ce12" office:value-type="date" office:date-value="1992-08-13" calcext:value-type="date">
            <text:p>13/08/199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46774" calcext:value-type="float">
            <text:p>4677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MPDESAB</text:p>
          </table:table-cell>
          <table:table-cell table:style-name="ce11" office:value-type="string" calcext:value-type="string">
            <text:p>JULIA</text:p>
          </table:table-cell>
          <table:table-cell table:style-name="ce12" office:value-type="date" office:date-value="1978-12-06" calcext:value-type="date">
            <text:p>06/12/197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46934" calcext:value-type="float">
            <text:p>4693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YELEVAB</text:p>
          </table:table-cell>
          <table:table-cell table:style-name="ce11" office:value-type="string" calcext:value-type="string">
            <text:p>ANGELIQUE</text:p>
          </table:table-cell>
          <table:table-cell table:style-name="ce12" office:value-type="date" office:date-value="1978-09-25" calcext:value-type="date">
            <text:p>25/09/197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47774" calcext:value-type="float">
            <text:p>47774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IECARAB</text:p>
          </table:table-cell>
          <table:table-cell table:style-name="ce11" office:value-type="string" calcext:value-type="string">
            <text:p>NATHALIE</text:p>
          </table:table-cell>
          <table:table-cell table:style-name="ce12" office:value-type="date" office:date-value="1972-07-27" calcext:value-type="date">
            <text:p>27/07/1972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6" calcext:value-type="float">
            <text:p>6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47775" calcext:value-type="float">
            <text:p>47775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RDDOUAB</text:p>
          </table:table-cell>
          <table:table-cell table:style-name="ce11" office:value-type="string" calcext:value-type="string">
            <text:p>RICHARD</text:p>
          </table:table-cell>
          <table:table-cell table:style-name="ce12" office:value-type="date" office:date-value="1981-07-24" calcext:value-type="date">
            <text:p>24/07/1981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47920" calcext:value-type="float">
            <text:p>47920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ELVASAB</text:p>
          </table:table-cell>
          <table:table-cell table:style-name="ce11" office:value-type="string" calcext:value-type="string">
            <text:p>LAURENT</text:p>
          </table:table-cell>
          <table:table-cell table:style-name="ce12" office:value-type="date" office:date-value="1970-02-11" calcext:value-type="date">
            <text:p>11/02/1970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7" calcext:value-type="float">
            <text:p>7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3">
          <table:table-cell table:style-name="ce7" office:value-type="float" office:value="47922" calcext:value-type="float">
            <text:p>47922</text:p>
          </table:table-cell>
          <table:table-cell table:style-name="ce14" office:value-type="string" calcext:value-type="string">
            <text:p>M</text:p>
          </table:table-cell>
          <table:table-cell table:number-columns-repeated="2" table:style-name="ce11" office:value-type="string" calcext:value-type="string">
            <text:p>ILLOMAB</text:p>
          </table:table-cell>
          <table:table-cell table:style-name="ce11" office:value-type="string" calcext:value-type="string">
            <text:p>PIERRE</text:p>
          </table:table-cell>
          <table:table-cell table:style-name="ce12" office:value-type="date" office:date-value="1988-06-21" calcext:value-type="date">
            <text:p>21/06/1988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11" office:value-type="string" calcext:value-type="string">
            <text:p>906</text:p>
          </table:table-cell>
          <table:table-cell table:style-name="ce11" office:value-type="string" calcext:value-type="string">
            <text:p>UFR SMBH</text:p>
          </table:table-cell>
          <table:table-cell table:style-name="ce7" office:value-type="float" office:value="5" calcext:value-type="float">
            <text:p>5</text:p>
          </table:table-cell>
          <table:table-cell table:style-name="ce9"/>
          <table:table-cell table:number-columns-repeated="3"/>
          <table:table-cell table:style-name="ce9" table:number-columns-repeated="1009"/>
        </table:table-row>
        <table:table-row table:style-name="ro4">
          <table:table-cell table:style-name="ce9"/>
          <table:table-cell table:style-name="ce15"/>
          <table:table-cell table:style-name="ce9" table:number-columns-repeated="10"/>
          <table:table-cell table:number-columns-repeated="3"/>
          <table:table-cell table:style-name="ce9" table:number-columns-repeated="1009"/>
        </table:table-row>
        <table:table-row table:style-name="ro5" table:number-rows-repeated="3">
          <table:table-cell table:number-columns-repeated="24"/>
          <table:table-cell table:style-name="ce9" table:number-columns-repeated="1000"/>
        </table:table-row>
        <table:table-row table:style-name="ro5" table:number-rows-repeated="104763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Rapport_1.A4:Rapport_1.K935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num-format="1" style:print-orientation="portrait" fo:margin-top="1.295cm" fo:margin-bottom="1.295cm" fo:margin-left="1.991cm" fo:margin-right="1.991cm" style:print-page-order="ttb" style:first-page-number="continue" style:scale-to="100%" style:print="charts drawings objects"/>
      <style:header-style>
        <style:header-footer-properties fo:min-height="1.194cm" fo:margin-left="0cm" fo:margin-right="0cm" fo:margin-bottom="0cm"/>
      </style:header-style>
      <style:footer-style>
        <style:header-footer-properties fo:min-height="1.194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it</meta:initial-creator>
    <meta:creation-date>2012-03-20T10:24:15Z</meta:creation-date>
    <dc:date>2023-09-11T12:40:08.924904159</dc:date>
    <meta:editing-duration>PT3M7S</meta:editing-duration>
    <meta:editing-cycles>2</meta:editing-cycles>
    <meta:document-statistic meta:table-count="1" meta:cell-count="10286" meta:object-count="0"/>
  </office:meta>
</office:document-meta>
</file>